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editors</text:p>
          </table:table-cell>
          <table:table-cell office:value-type="string" calcext:value-type="string">
            <text:p>Editors &gt;5</text:p>
          </table:table-cell>
          <table:table-cell office:value-type="string" calcext:value-type="string">
            <text:p>Editors &gt;100</text:p>
          </table:table-cell>
          <table:table-cell office:value-type="string" calcext:value-type="string">
            <text:p>Num articles</text:p>
          </table:table-cell>
          <table:table-cell office:value-type="string" calcext:value-type="string">
            <text:p>New per day</text:p>
          </table:table-cell>
          <table:table-cell office:value-type="string" calcext:value-type="string">
            <text:p>Mean edits</text:p>
          </table:table-cell>
          <table:table-cell office:value-type="string" calcext:value-type="string">
            <text:p>Edits</text:p>
          </table:table-cell>
          <table:table-cell office:value-type="string" calcext:value-type="string">
            <text:p>Redirects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float" office:value="4510" calcext:value-type="float">
            <text:p>4510</text:p>
          </table:table-cell>
          <table:table-cell office:value-type="float" office:value="29111" calcext:value-type="float">
            <text:p>29111</text:p>
          </table:table-cell>
          <table:table-cell office:value-type="float" office:value="3316" calcext:value-type="float">
            <text:p>3316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641" calcext:value-type="float">
            <text:p>641</text:p>
          </table:table-cell>
          <table:table-cell office:value-type="float" office:value="96.3" calcext:value-type="float">
            <text:p>96,3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float" office:value="5393" calcext:value-type="float">
            <text:p>5393</text:p>
          </table:table-cell>
          <table:table-cell office:value-type="float" office:value="30125" calcext:value-type="float">
            <text:p>30125</text:p>
          </table:table-cell>
          <table:table-cell office:value-type="float" office:value="3487" calcext:value-type="float">
            <text:p>3487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7900000" calcext:value-type="float">
            <text:p>7900000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5381" calcext:value-type="float">
            <text:p>5381</text:p>
          </table:table-cell>
          <table:table-cell office:value-type="float" office:value="30026" calcext:value-type="float">
            <text:p>30026</text:p>
          </table:table-cell>
          <table:table-cell office:value-type="float" office:value="3503" calcext:value-type="float">
            <text:p>3503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677" calcext:value-type="float">
            <text:p>677</text:p>
          </table:table-cell>
          <table:table-cell office:value-type="float" office:value="95.8" calcext:value-type="float">
            <text:p>95,8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7900000" calcext:value-type="float">
            <text:p>7900000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float" office:value="5202" calcext:value-type="float">
            <text:p>5202</text:p>
          </table:table-cell>
          <table:table-cell office:value-type="float" office:value="29458" calcext:value-type="float">
            <text:p>29458</text:p>
          </table:table-cell>
          <table:table-cell office:value-type="float" office:value="3428" calcext:value-type="float">
            <text:p>3428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659" calcext:value-type="float">
            <text:p>659</text:p>
          </table:table-cell>
          <table:table-cell office:value-type="float" office:value="95.5" calcext:value-type="float">
            <text:p>95,5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7800000" calcext:value-type="float">
            <text:p>7800000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6052" calcext:value-type="float">
            <text:p>6052</text:p>
          </table:table-cell>
          <table:table-cell office:value-type="float" office:value="31881" calcext:value-type="float">
            <text:p>31881</text:p>
          </table:table-cell>
          <table:table-cell office:value-type="float" office:value="3536" calcext:value-type="float">
            <text:p>3536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667" calcext:value-type="float">
            <text:p>667</text:p>
          </table:table-cell>
          <table:table-cell office:value-type="float" office:value="95.2" calcext:value-type="float">
            <text:p>95,2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7800000" calcext:value-type="float">
            <text:p>7800000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6351" calcext:value-type="float">
            <text:p>6351</text:p>
          </table:table-cell>
          <table:table-cell office:value-type="float" office:value="32117" calcext:value-type="float">
            <text:p>32117</text:p>
          </table:table-cell>
          <table:table-cell office:value-type="float" office:value="3521" calcext:value-type="float">
            <text:p>352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746" calcext:value-type="float">
            <text:p>746</text:p>
          </table:table-cell>
          <table:table-cell office:value-type="float" office:value="94.9" calcext:value-type="float">
            <text:p>94,9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7800000" calcext:value-type="float">
            <text:p>7800000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7062" calcext:value-type="float">
            <text:p>7062</text:p>
          </table:table-cell>
          <table:table-cell office:value-type="float" office:value="34087" calcext:value-type="float">
            <text:p>34087</text:p>
          </table:table-cell>
          <table:table-cell office:value-type="float" office:value="3584" calcext:value-type="float">
            <text:p>3584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880" calcext:value-type="float">
            <text:p>880</text:p>
          </table:table-cell>
          <table:table-cell office:value-type="float" office:value="94.7" calcext:value-type="float">
            <text:p>94,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7700000" calcext:value-type="float">
            <text:p>7700000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5841" calcext:value-type="float">
            <text:p>5841</text:p>
          </table:table-cell>
          <table:table-cell office:value-type="float" office:value="30577" calcext:value-type="float">
            <text:p>30577</text:p>
          </table:table-cell>
          <table:table-cell office:value-type="float" office:value="3371" calcext:value-type="float">
            <text:p>3371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754" calcext:value-type="float">
            <text:p>754</text:p>
          </table:table-cell>
          <table:table-cell office:value-type="float" office:value="94.5" calcext:value-type="float">
            <text:p>94,5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7700000" calcext:value-type="float">
            <text:p>7700000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6054" calcext:value-type="float">
            <text:p>6054</text:p>
          </table:table-cell>
          <table:table-cell office:value-type="float" office:value="32120" calcext:value-type="float">
            <text:p>32120</text:p>
          </table:table-cell>
          <table:table-cell office:value-type="float" office:value="3730" calcext:value-type="float">
            <text:p>3730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800" calcext:value-type="float">
            <text:p>800</text:p>
          </table:table-cell>
          <table:table-cell office:value-type="float" office:value="94.2" calcext:value-type="float">
            <text:p>94,2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7600000" calcext:value-type="float">
            <text:p>7600000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5868" calcext:value-type="float">
            <text:p>5868</text:p>
          </table:table-cell>
          <table:table-cell office:value-type="float" office:value="30507" calcext:value-type="float">
            <text:p>30507</text:p>
          </table:table-cell>
          <table:table-cell office:value-type="float" office:value="3395" calcext:value-type="float">
            <text:p>3395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819" calcext:value-type="float">
            <text:p>819</text:p>
          </table:table-cell>
          <table:table-cell office:value-type="float" office:value="94" calcext:value-type="float">
            <text:p>94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7600000" calcext:value-type="float">
            <text:p>760000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6041" calcext:value-type="float">
            <text:p>6041</text:p>
          </table:table-cell>
          <table:table-cell office:value-type="float" office:value="30505" calcext:value-type="float">
            <text:p>30505</text:p>
          </table:table-cell>
          <table:table-cell office:value-type="float" office:value="3285" calcext:value-type="float">
            <text:p>3285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718" calcext:value-type="float">
            <text:p>718</text:p>
          </table:table-cell>
          <table:table-cell office:value-type="float" office:value="93.8" calcext:value-type="float">
            <text:p>93,8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7600000" calcext:value-type="float">
            <text:p>7600000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5723" calcext:value-type="float">
            <text:p>5723</text:p>
          </table:table-cell>
          <table:table-cell office:value-type="float" office:value="29780" calcext:value-type="float">
            <text:p>29780</text:p>
          </table:table-cell>
          <table:table-cell office:value-type="float" office:value="3398" calcext:value-type="float">
            <text:p>3398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728" calcext:value-type="float">
            <text:p>728</text:p>
          </table:table-cell>
          <table:table-cell office:value-type="float" office:value="93.5" calcext:value-type="float">
            <text:p>93,5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7500000" calcext:value-type="float">
            <text:p>7500000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5392" calcext:value-type="float">
            <text:p>5392</text:p>
          </table:table-cell>
          <table:table-cell office:value-type="float" office:value="29254" calcext:value-type="float">
            <text:p>29254</text:p>
          </table:table-cell>
          <table:table-cell office:value-type="float" office:value="3342" calcext:value-type="float">
            <text:p>3342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834" calcext:value-type="float">
            <text:p>834</text:p>
          </table:table-cell>
          <table:table-cell office:value-type="float" office:value="93.2" calcext:value-type="float">
            <text:p>93,2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7500000" calcext:value-type="float">
            <text:p>7500000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574" calcext:value-type="float">
            <text:p>5574</text:p>
          </table:table-cell>
          <table:table-cell office:value-type="float" office:value="29602" calcext:value-type="float">
            <text:p>29602</text:p>
          </table:table-cell>
          <table:table-cell office:value-type="float" office:value="3446" calcext:value-type="float">
            <text:p>3446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760" calcext:value-type="float">
            <text:p>760</text:p>
          </table:table-cell>
          <table:table-cell office:value-type="float" office:value="93" calcext:value-type="float">
            <text:p>93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7500000" calcext:value-type="float">
            <text:p>7500000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432" calcext:value-type="float">
            <text:p>5432</text:p>
          </table:table-cell>
          <table:table-cell office:value-type="float" office:value="29224" calcext:value-type="float">
            <text:p>29224</text:p>
          </table:table-cell>
          <table:table-cell office:value-type="float" office:value="3327" calcext:value-type="float">
            <text:p>3327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734" calcext:value-type="float">
            <text:p>734</text:p>
          </table:table-cell>
          <table:table-cell office:value-type="float" office:value="92.8" calcext:value-type="float">
            <text:p>92,8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7400000" calcext:value-type="float">
            <text:p>740000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5462" calcext:value-type="float">
            <text:p>5462</text:p>
          </table:table-cell>
          <table:table-cell office:value-type="float" office:value="29126" calcext:value-type="float">
            <text:p>29126</text:p>
          </table:table-cell>
          <table:table-cell office:value-type="float" office:value="3244" calcext:value-type="float">
            <text:p>3244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699" calcext:value-type="float">
            <text:p>699</text:p>
          </table:table-cell>
          <table:table-cell office:value-type="float" office:value="92.6" calcext:value-type="float">
            <text:p>92,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7400000" calcext:value-type="float">
            <text:p>7400000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171" calcext:value-type="float">
            <text:p>6171</text:p>
          </table:table-cell>
          <table:table-cell office:value-type="float" office:value="30853" calcext:value-type="float">
            <text:p>30853</text:p>
          </table:table-cell>
          <table:table-cell office:value-type="float" office:value="3423" calcext:value-type="float">
            <text:p>3423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844" calcext:value-type="float">
            <text:p>844</text:p>
          </table:table-cell>
          <table:table-cell office:value-type="float" office:value="92.3" calcext:value-type="float">
            <text:p>92,3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7300000" calcext:value-type="float">
            <text:p>7300000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6150" calcext:value-type="float">
            <text:p>6150</text:p>
          </table:table-cell>
          <table:table-cell office:value-type="float" office:value="30872" calcext:value-type="float">
            <text:p>30872</text:p>
          </table:table-cell>
          <table:table-cell office:value-type="float" office:value="3373" calcext:value-type="float">
            <text:p>3373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769" calcext:value-type="float">
            <text:p>769</text:p>
          </table:table-cell>
          <table:table-cell office:value-type="float" office:value="92.1" calcext:value-type="float">
            <text:p>92,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7300000" calcext:value-type="float">
            <text:p>7300000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6352" calcext:value-type="float">
            <text:p>6352</text:p>
          </table:table-cell>
          <table:table-cell office:value-type="float" office:value="31788" calcext:value-type="float">
            <text:p>31788</text:p>
          </table:table-cell>
          <table:table-cell office:value-type="float" office:value="3518" calcext:value-type="float">
            <text:p>3518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788" calcext:value-type="float">
            <text:p>788</text:p>
          </table:table-cell>
          <table:table-cell office:value-type="float" office:value="91.8" calcext:value-type="float">
            <text:p>91,8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7200000" calcext:value-type="float">
            <text:p>720000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5776" calcext:value-type="float">
            <text:p>5776</text:p>
          </table:table-cell>
          <table:table-cell office:value-type="float" office:value="29876" calcext:value-type="float">
            <text:p>29876</text:p>
          </table:table-cell>
          <table:table-cell office:value-type="float" office:value="3280" calcext:value-type="float">
            <text:p>3280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821" calcext:value-type="float">
            <text:p>821</text:p>
          </table:table-cell>
          <table:table-cell office:value-type="float" office:value="91.6" calcext:value-type="float">
            <text:p>91,6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7100000" calcext:value-type="float">
            <text:p>710000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5857" calcext:value-type="float">
            <text:p>5857</text:p>
          </table:table-cell>
          <table:table-cell office:value-type="float" office:value="31103" calcext:value-type="float">
            <text:p>31103</text:p>
          </table:table-cell>
          <table:table-cell office:value-type="float" office:value="3548" calcext:value-type="float">
            <text:p>35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20" calcext:value-type="float">
            <text:p>820</text:p>
          </table:table-cell>
          <table:table-cell office:value-type="float" office:value="91.3" calcext:value-type="float">
            <text:p>91,3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7100000" calcext:value-type="float">
            <text:p>710000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560" calcext:value-type="float">
            <text:p>5560</text:p>
          </table:table-cell>
          <table:table-cell office:value-type="float" office:value="29446" calcext:value-type="float">
            <text:p>29446</text:p>
          </table:table-cell>
          <table:table-cell office:value-type="float" office:value="3334" calcext:value-type="float">
            <text:p>33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48" calcext:value-type="float">
            <text:p>748</text:p>
          </table:table-cell>
          <table:table-cell office:value-type="float" office:value="91.1" calcext:value-type="float">
            <text:p>91,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000000" calcext:value-type="float">
            <text:p>7000000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169" calcext:value-type="float">
            <text:p>6169</text:p>
          </table:table-cell>
          <table:table-cell office:value-type="float" office:value="30615" calcext:value-type="float">
            <text:p>30615</text:p>
          </table:table-cell>
          <table:table-cell office:value-type="float" office:value="3376" calcext:value-type="float">
            <text:p>33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81" calcext:value-type="float">
            <text:p>781</text:p>
          </table:table-cell>
          <table:table-cell office:value-type="float" office:value="90.9" calcext:value-type="float">
            <text:p>90,9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7000000" calcext:value-type="float">
            <text:p>7000000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037" calcext:value-type="float">
            <text:p>6037</text:p>
          </table:table-cell>
          <table:table-cell office:value-type="float" office:value="30625" calcext:value-type="float">
            <text:p>30625</text:p>
          </table:table-cell>
          <table:table-cell office:value-type="float" office:value="3425" calcext:value-type="float">
            <text:p>34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68" calcext:value-type="float">
            <text:p>768</text:p>
          </table:table-cell>
          <table:table-cell office:value-type="float" office:value="90.7" calcext:value-type="float">
            <text:p>90,7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7000000" calcext:value-type="float">
            <text:p>7000000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744" calcext:value-type="float">
            <text:p>5744</text:p>
          </table:table-cell>
          <table:table-cell office:value-type="float" office:value="29568" calcext:value-type="float">
            <text:p>29568</text:p>
          </table:table-cell>
          <table:table-cell office:value-type="float" office:value="3401" calcext:value-type="float">
            <text:p>3401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712" calcext:value-type="float">
            <text:p>712</text:p>
          </table:table-cell>
          <table:table-cell office:value-type="float" office:value="90.5" calcext:value-type="float">
            <text:p>90,5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6900000" calcext:value-type="float">
            <text:p>6900000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342" calcext:value-type="float">
            <text:p>6342</text:p>
          </table:table-cell>
          <table:table-cell office:value-type="float" office:value="30782" calcext:value-type="float">
            <text:p>30782</text:p>
          </table:table-cell>
          <table:table-cell office:value-type="float" office:value="3515" calcext:value-type="float">
            <text:p>3515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836" calcext:value-type="float">
            <text:p>836</text:p>
          </table:table-cell>
          <table:table-cell office:value-type="float" office:value="90.3" calcext:value-type="float">
            <text:p>90,3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6900000" calcext:value-type="float">
            <text:p>6900000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643" calcext:value-type="float">
            <text:p>6643</text:p>
          </table:table-cell>
          <table:table-cell office:value-type="float" office:value="31229" calcext:value-type="float">
            <text:p>31229</text:p>
          </table:table-cell>
          <table:table-cell office:value-type="float" office:value="3455" calcext:value-type="float">
            <text:p>3455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878" calcext:value-type="float">
            <text:p>878</text:p>
          </table:table-cell>
          <table:table-cell office:value-type="float" office:value="90.1" calcext:value-type="float">
            <text:p>90,1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6900000" calcext:value-type="float">
            <text:p>6900000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492" calcext:value-type="float">
            <text:p>6492</text:p>
          </table:table-cell>
          <table:table-cell office:value-type="float" office:value="30693" calcext:value-type="float">
            <text:p>30693</text:p>
          </table:table-cell>
          <table:table-cell office:value-type="float" office:value="3304" calcext:value-type="float">
            <text:p>3304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801" calcext:value-type="float">
            <text:p>801</text:p>
          </table:table-cell>
          <table:table-cell office:value-type="float" office:value="89.9" calcext:value-type="float">
            <text:p>89,9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6800000" calcext:value-type="float">
            <text:p>680000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676" calcext:value-type="float">
            <text:p>6676</text:p>
          </table:table-cell>
          <table:table-cell office:value-type="float" office:value="31693" calcext:value-type="float">
            <text:p>31693</text:p>
          </table:table-cell>
          <table:table-cell office:value-type="float" office:value="3285" calcext:value-type="float">
            <text:p>328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758" calcext:value-type="float">
            <text:p>758</text:p>
          </table:table-cell>
          <table:table-cell office:value-type="float" office:value="89.7" calcext:value-type="float">
            <text:p>89,7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6800000" calcext:value-type="float">
            <text:p>6800000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20" calcext:value-type="float">
            <text:p>7020</text:p>
          </table:table-cell>
          <table:table-cell office:value-type="float" office:value="32109" calcext:value-type="float">
            <text:p>32109</text:p>
          </table:table-cell>
          <table:table-cell office:value-type="float" office:value="3229" calcext:value-type="float">
            <text:p>3229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801" calcext:value-type="float">
            <text:p>801</text:p>
          </table:table-cell>
          <table:table-cell office:value-type="float" office:value="89.5" calcext:value-type="float">
            <text:p>89,5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6700000" calcext:value-type="float">
            <text:p>6700000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55" calcext:value-type="float">
            <text:p>7655</text:p>
          </table:table-cell>
          <table:table-cell office:value-type="float" office:value="34375" calcext:value-type="float">
            <text:p>34375</text:p>
          </table:table-cell>
          <table:table-cell office:value-type="float" office:value="3367" calcext:value-type="float">
            <text:p>336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830" calcext:value-type="float">
            <text:p>830</text:p>
          </table:table-cell>
          <table:table-cell office:value-type="float" office:value="89.3" calcext:value-type="float">
            <text:p>89,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6700000" calcext:value-type="float">
            <text:p>6700000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700" calcext:value-type="float">
            <text:p>6700</text:p>
          </table:table-cell>
          <table:table-cell office:value-type="float" office:value="31276" calcext:value-type="float">
            <text:p>31276</text:p>
          </table:table-cell>
          <table:table-cell office:value-type="float" office:value="3114" calcext:value-type="float">
            <text:p>3114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861" calcext:value-type="float">
            <text:p>861</text:p>
          </table:table-cell>
          <table:table-cell office:value-type="float" office:value="89.1" calcext:value-type="float">
            <text:p>89,1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700000" calcext:value-type="float">
            <text:p>6700000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717" calcext:value-type="float">
            <text:p>6717</text:p>
          </table:table-cell>
          <table:table-cell office:value-type="float" office:value="32571" calcext:value-type="float">
            <text:p>32571</text:p>
          </table:table-cell>
          <table:table-cell office:value-type="float" office:value="3374" calcext:value-type="float">
            <text:p>3374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894" calcext:value-type="float">
            <text:p>894</text:p>
          </table:table-cell>
          <table:table-cell office:value-type="float" office:value="89" calcext:value-type="float">
            <text:p>89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604" calcext:value-type="float">
            <text:p>6604</text:p>
          </table:table-cell>
          <table:table-cell office:value-type="float" office:value="30923" calcext:value-type="float">
            <text:p>30923</text:p>
          </table:table-cell>
          <table:table-cell office:value-type="float" office:value="3108" calcext:value-type="float">
            <text:p>3108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761" calcext:value-type="float">
            <text:p>761</text:p>
          </table:table-cell>
          <table:table-cell office:value-type="float" office:value="88.8" calcext:value-type="float">
            <text:p>88,8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6652" calcext:value-type="float">
            <text:p>6652</text:p>
          </table:table-cell>
          <table:table-cell office:value-type="float" office:value="30943" calcext:value-type="float">
            <text:p>30943</text:p>
          </table:table-cell>
          <table:table-cell office:value-type="float" office:value="2974" calcext:value-type="float">
            <text:p>2974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884" calcext:value-type="float">
            <text:p>884</text:p>
          </table:table-cell>
          <table:table-cell office:value-type="float" office:value="88.7" calcext:value-type="float">
            <text:p>88,7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500000" calcext:value-type="float">
            <text:p>6500000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754" calcext:value-type="float">
            <text:p>6754</text:p>
          </table:table-cell>
          <table:table-cell office:value-type="float" office:value="31331" calcext:value-type="float">
            <text:p>31331</text:p>
          </table:table-cell>
          <table:table-cell office:value-type="float" office:value="3049" calcext:value-type="float">
            <text:p>3049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875" calcext:value-type="float">
            <text:p>875</text:p>
          </table:table-cell>
          <table:table-cell office:value-type="float" office:value="88.6" calcext:value-type="float">
            <text:p>88,6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500000" calcext:value-type="float">
            <text:p>650000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916" calcext:value-type="float">
            <text:p>5916</text:p>
          </table:table-cell>
          <table:table-cell office:value-type="float" office:value="29330" calcext:value-type="float">
            <text:p>29330</text:p>
          </table:table-cell>
          <table:table-cell office:value-type="float" office:value="2968" calcext:value-type="float">
            <text:p>2968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785" calcext:value-type="float">
            <text:p>785</text:p>
          </table:table-cell>
          <table:table-cell office:value-type="float" office:value="88.5" calcext:value-type="float">
            <text:p>88,5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500000" calcext:value-type="float">
            <text:p>6500000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719" calcext:value-type="float">
            <text:p>6719</text:p>
          </table:table-cell>
          <table:table-cell office:value-type="float" office:value="31731" calcext:value-type="float">
            <text:p>31731</text:p>
          </table:table-cell>
          <table:table-cell office:value-type="float" office:value="3167" calcext:value-type="float">
            <text:p>3167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814" calcext:value-type="float">
            <text:p>814</text:p>
          </table:table-cell>
          <table:table-cell office:value-type="float" office:value="88.4" calcext:value-type="float">
            <text:p>88,4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6400000" calcext:value-type="float">
            <text:p>6400000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6927" calcext:value-type="float">
            <text:p>6927</text:p>
          </table:table-cell>
          <table:table-cell office:value-type="float" office:value="31986" calcext:value-type="float">
            <text:p>31986</text:p>
          </table:table-cell>
          <table:table-cell office:value-type="float" office:value="3103" calcext:value-type="float">
            <text:p>3103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912" calcext:value-type="float">
            <text:p>912</text:p>
          </table:table-cell>
          <table:table-cell office:value-type="float" office:value="88.2" calcext:value-type="float">
            <text:p>88,2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400000" calcext:value-type="float">
            <text:p>6400000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351" calcext:value-type="float">
            <text:p>6351</text:p>
          </table:table-cell>
          <table:table-cell office:value-type="float" office:value="30100" calcext:value-type="float">
            <text:p>30100</text:p>
          </table:table-cell>
          <table:table-cell office:value-type="float" office:value="3052" calcext:value-type="float">
            <text:p>3052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786" calcext:value-type="float">
            <text:p>786</text:p>
          </table:table-cell>
          <table:table-cell office:value-type="float" office:value="88.1" calcext:value-type="float">
            <text:p>88,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6300000" calcext:value-type="float">
            <text:p>6300000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869" calcext:value-type="float">
            <text:p>6869</text:p>
          </table:table-cell>
          <table:table-cell office:value-type="float" office:value="32023" calcext:value-type="float">
            <text:p>32023</text:p>
          </table:table-cell>
          <table:table-cell office:value-type="float" office:value="3118" calcext:value-type="float">
            <text:p>3118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784" calcext:value-type="float">
            <text:p>784</text:p>
          </table:table-cell>
          <table:table-cell office:value-type="float" office:value="88" calcext:value-type="float">
            <text:p>88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300000" calcext:value-type="float">
            <text:p>630000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6429" calcext:value-type="float">
            <text:p>6429</text:p>
          </table:table-cell>
          <table:table-cell office:value-type="float" office:value="30424" calcext:value-type="float">
            <text:p>30424</text:p>
          </table:table-cell>
          <table:table-cell office:value-type="float" office:value="3057" calcext:value-type="float">
            <text:p>3057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788" calcext:value-type="float">
            <text:p>788</text:p>
          </table:table-cell>
          <table:table-cell office:value-type="float" office:value="87.8" calcext:value-type="float">
            <text:p>87,8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6300000" calcext:value-type="float">
            <text:p>630000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6701" calcext:value-type="float">
            <text:p>6701</text:p>
          </table:table-cell>
          <table:table-cell office:value-type="float" office:value="31581" calcext:value-type="float">
            <text:p>31581</text:p>
          </table:table-cell>
          <table:table-cell office:value-type="float" office:value="3201" calcext:value-type="float">
            <text:p>320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809" calcext:value-type="float">
            <text:p>809</text:p>
          </table:table-cell>
          <table:table-cell office:value-type="float" office:value="87.6" calcext:value-type="float">
            <text:p>87,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200000" calcext:value-type="float">
            <text:p>6200000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284" calcext:value-type="float">
            <text:p>6284</text:p>
          </table:table-cell>
          <table:table-cell office:value-type="float" office:value="29638" calcext:value-type="float">
            <text:p>29638</text:p>
          </table:table-cell>
          <table:table-cell office:value-type="float" office:value="3031" calcext:value-type="float">
            <text:p>303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966" calcext:value-type="float">
            <text:p>966</text:p>
          </table:table-cell>
          <table:table-cell office:value-type="float" office:value="87.4" calcext:value-type="float">
            <text:p>87,4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200000" calcext:value-type="float">
            <text:p>6200000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439" calcext:value-type="float">
            <text:p>6439</text:p>
          </table:table-cell>
          <table:table-cell office:value-type="float" office:value="31462" calcext:value-type="float">
            <text:p>31462</text:p>
          </table:table-cell>
          <table:table-cell office:value-type="float" office:value="3289" calcext:value-type="float">
            <text:p>3289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922" calcext:value-type="float">
            <text:p>922</text:p>
          </table:table-cell>
          <table:table-cell office:value-type="float" office:value="87.3" calcext:value-type="float">
            <text:p>87,3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200000" calcext:value-type="float">
            <text:p>6200000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275" calcext:value-type="float">
            <text:p>6275</text:p>
          </table:table-cell>
          <table:table-cell office:value-type="float" office:value="29912" calcext:value-type="float">
            <text:p>29912</text:p>
          </table:table-cell>
          <table:table-cell office:value-type="float" office:value="3163" calcext:value-type="float">
            <text:p>3163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826" calcext:value-type="float">
            <text:p>826</text:p>
          </table:table-cell>
          <table:table-cell office:value-type="float" office:value="87.2" calcext:value-type="float">
            <text:p>87,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100000" calcext:value-type="float">
            <text:p>6100000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506" calcext:value-type="float">
            <text:p>6506</text:p>
          </table:table-cell>
          <table:table-cell office:value-type="float" office:value="30121" calcext:value-type="float">
            <text:p>30121</text:p>
          </table:table-cell>
          <table:table-cell office:value-type="float" office:value="2979" calcext:value-type="float">
            <text:p>2979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914" calcext:value-type="float">
            <text:p>914</text:p>
          </table:table-cell>
          <table:table-cell office:value-type="float" office:value="87" calcext:value-type="float">
            <text:p>87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6100000" calcext:value-type="float">
            <text:p>610000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623" calcext:value-type="float">
            <text:p>6623</text:p>
          </table:table-cell>
          <table:table-cell office:value-type="float" office:value="30612" calcext:value-type="float">
            <text:p>30612</text:p>
          </table:table-cell>
          <table:table-cell office:value-type="float" office:value="3044" calcext:value-type="float">
            <text:p>3044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912" calcext:value-type="float">
            <text:p>912</text:p>
          </table:table-cell>
          <table:table-cell office:value-type="float" office:value="86.9" calcext:value-type="float">
            <text:p>86,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5465" calcext:value-type="float">
            <text:p>5465</text:p>
          </table:table-cell>
          <table:table-cell office:value-type="float" office:value="28393" calcext:value-type="float">
            <text:p>28393</text:p>
          </table:table-cell>
          <table:table-cell office:value-type="float" office:value="2917" calcext:value-type="float">
            <text:p>2917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787" calcext:value-type="float">
            <text:p>787</text:p>
          </table:table-cell>
          <table:table-cell office:value-type="float" office:value="86.7" calcext:value-type="float">
            <text:p>86,7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542" calcext:value-type="float">
            <text:p>6542</text:p>
          </table:table-cell>
          <table:table-cell office:value-type="float" office:value="30619" calcext:value-type="float">
            <text:p>30619</text:p>
          </table:table-cell>
          <table:table-cell office:value-type="float" office:value="3206" calcext:value-type="float">
            <text:p>3206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854" calcext:value-type="float">
            <text:p>854</text:p>
          </table:table-cell>
          <table:table-cell office:value-type="float" office:value="86.6" calcext:value-type="float">
            <text:p>86,6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337" calcext:value-type="float">
            <text:p>6337</text:p>
          </table:table-cell>
          <table:table-cell office:value-type="float" office:value="30630" calcext:value-type="float">
            <text:p>30630</text:p>
          </table:table-cell>
          <table:table-cell office:value-type="float" office:value="3208" calcext:value-type="float">
            <text:p>3208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847" calcext:value-type="float">
            <text:p>847</text:p>
          </table:table-cell>
          <table:table-cell office:value-type="float" office:value="86.4" calcext:value-type="float">
            <text:p>86,4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5900000" calcext:value-type="float">
            <text:p>5900000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097" calcext:value-type="float">
            <text:p>6097</text:p>
          </table:table-cell>
          <table:table-cell office:value-type="float" office:value="30561" calcext:value-type="float">
            <text:p>30561</text:p>
          </table:table-cell>
          <table:table-cell office:value-type="float" office:value="3292" calcext:value-type="float">
            <text:p>3292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884" calcext:value-type="float">
            <text:p>884</text:p>
          </table:table-cell>
          <table:table-cell office:value-type="float" office:value="86.3" calcext:value-type="float">
            <text:p>86,3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5900000" calcext:value-type="float">
            <text:p>5900000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906" calcext:value-type="float">
            <text:p>6906</text:p>
          </table:table-cell>
          <table:table-cell office:value-type="float" office:value="32891" calcext:value-type="float">
            <text:p>32891</text:p>
          </table:table-cell>
          <table:table-cell office:value-type="float" office:value="3383" calcext:value-type="float">
            <text:p>3383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833" calcext:value-type="float">
            <text:p>833</text:p>
          </table:table-cell>
          <table:table-cell office:value-type="float" office:value="86.1" calcext:value-type="float">
            <text:p>86,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5900000" calcext:value-type="float">
            <text:p>5900000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316" calcext:value-type="float">
            <text:p>7316</text:p>
          </table:table-cell>
          <table:table-cell office:value-type="float" office:value="33193" calcext:value-type="float">
            <text:p>33193</text:p>
          </table:table-cell>
          <table:table-cell office:value-type="float" office:value="3364" calcext:value-type="float">
            <text:p>3364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877" calcext:value-type="float">
            <text:p>877</text:p>
          </table:table-cell>
          <table:table-cell office:value-type="float" office:value="85.9" calcext:value-type="float">
            <text:p>85,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5800000" calcext:value-type="float">
            <text:p>5800000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857" calcext:value-type="float">
            <text:p>6857</text:p>
          </table:table-cell>
          <table:table-cell office:value-type="float" office:value="33026" calcext:value-type="float">
            <text:p>33026</text:p>
          </table:table-cell>
          <table:table-cell office:value-type="float" office:value="3400" calcext:value-type="float">
            <text:p>3400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842" calcext:value-type="float">
            <text:p>842</text:p>
          </table:table-cell>
          <table:table-cell office:value-type="float" office:value="85.6" calcext:value-type="float">
            <text:p>85,6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5800000" calcext:value-type="float">
            <text:p>5800000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395" calcext:value-type="float">
            <text:p>6395</text:p>
          </table:table-cell>
          <table:table-cell office:value-type="float" office:value="31115" calcext:value-type="float">
            <text:p>31115</text:p>
          </table:table-cell>
          <table:table-cell office:value-type="float" office:value="3137" calcext:value-type="float">
            <text:p>3137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825" calcext:value-type="float">
            <text:p>825</text:p>
          </table:table-cell>
          <table:table-cell office:value-type="float" office:value="85" calcext:value-type="float">
            <text:p>85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5700000" calcext:value-type="float">
            <text:p>5700000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629" calcext:value-type="float">
            <text:p>6629</text:p>
          </table:table-cell>
          <table:table-cell office:value-type="float" office:value="33126" calcext:value-type="float">
            <text:p>33126</text:p>
          </table:table-cell>
          <table:table-cell office:value-type="float" office:value="3467" calcext:value-type="float">
            <text:p>3467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846" calcext:value-type="float">
            <text:p>846</text:p>
          </table:table-cell>
          <table:table-cell office:value-type="float" office:value="84.6" calcext:value-type="float">
            <text:p>84,6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5700000" calcext:value-type="float">
            <text:p>570000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6257" calcext:value-type="float">
            <text:p>6257</text:p>
          </table:table-cell>
          <table:table-cell office:value-type="float" office:value="31400" calcext:value-type="float">
            <text:p>31400</text:p>
          </table:table-cell>
          <table:table-cell office:value-type="float" office:value="3257" calcext:value-type="float">
            <text:p>3257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874" calcext:value-type="float">
            <text:p>874</text:p>
          </table:table-cell>
          <table:table-cell office:value-type="float" office:value="84.2" calcext:value-type="float">
            <text:p>84,2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5600000" calcext:value-type="float">
            <text:p>5600000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645" calcext:value-type="float">
            <text:p>6645</text:p>
          </table:table-cell>
          <table:table-cell office:value-type="float" office:value="32110" calcext:value-type="float">
            <text:p>32110</text:p>
          </table:table-cell>
          <table:table-cell office:value-type="float" office:value="3196" calcext:value-type="float">
            <text:p>3196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805" calcext:value-type="float">
            <text:p>805</text:p>
          </table:table-cell>
          <table:table-cell office:value-type="float" office:value="84" calcext:value-type="float">
            <text:p>84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600000" calcext:value-type="float">
            <text:p>5600000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718" calcext:value-type="float">
            <text:p>6718</text:p>
          </table:table-cell>
          <table:table-cell office:value-type="float" office:value="32374" calcext:value-type="float">
            <text:p>32374</text:p>
          </table:table-cell>
          <table:table-cell office:value-type="float" office:value="3293" calcext:value-type="float">
            <text:p>32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36" calcext:value-type="float">
            <text:p>836</text:p>
          </table:table-cell>
          <table:table-cell office:value-type="float" office:value="83.6" calcext:value-type="float">
            <text:p>83,6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600000" calcext:value-type="float">
            <text:p>560000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6105" calcext:value-type="float">
            <text:p>6105</text:p>
          </table:table-cell>
          <table:table-cell office:value-type="float" office:value="31051" calcext:value-type="float">
            <text:p>31051</text:p>
          </table:table-cell>
          <table:table-cell office:value-type="float" office:value="3229" calcext:value-type="float">
            <text:p>32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59" calcext:value-type="float">
            <text:p>859</text:p>
          </table:table-cell>
          <table:table-cell office:value-type="float" office:value="83.3" calcext:value-type="float">
            <text:p>83,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57" calcext:value-type="float">
            <text:p>6657</text:p>
          </table:table-cell>
          <table:table-cell office:value-type="float" office:value="33002" calcext:value-type="float">
            <text:p>33002</text:p>
          </table:table-cell>
          <table:table-cell office:value-type="float" office:value="3517" calcext:value-type="float">
            <text:p>35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933" calcext:value-type="float">
            <text:p>933</text:p>
          </table:table-cell>
          <table:table-cell office:value-type="float" office:value="83.1" calcext:value-type="float">
            <text:p>83,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950" calcext:value-type="float">
            <text:p>6950</text:p>
          </table:table-cell>
          <table:table-cell office:value-type="float" office:value="33345" calcext:value-type="float">
            <text:p>33345</text:p>
          </table:table-cell>
          <table:table-cell office:value-type="float" office:value="3463" calcext:value-type="float">
            <text:p>3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034" calcext:value-type="float">
            <text:p>1034</text:p>
          </table:table-cell>
          <table:table-cell office:value-type="float" office:value="82.8" calcext:value-type="float">
            <text:p>82,8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400000" calcext:value-type="float">
            <text:p>5400000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6674" calcext:value-type="float">
            <text:p>6674</text:p>
          </table:table-cell>
          <table:table-cell office:value-type="float" office:value="32489" calcext:value-type="float">
            <text:p>32489</text:p>
          </table:table-cell>
          <table:table-cell office:value-type="float" office:value="3311" calcext:value-type="float">
            <text:p>3311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021" calcext:value-type="float">
            <text:p>1021</text:p>
          </table:table-cell>
          <table:table-cell office:value-type="float" office:value="82.6" calcext:value-type="float">
            <text:p>82,6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5400000" calcext:value-type="float">
            <text:p>5400000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028" calcext:value-type="float">
            <text:p>7028</text:p>
          </table:table-cell>
          <table:table-cell office:value-type="float" office:value="33836" calcext:value-type="float">
            <text:p>33836</text:p>
          </table:table-cell>
          <table:table-cell office:value-type="float" office:value="3432" calcext:value-type="float">
            <text:p>3432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068" calcext:value-type="float">
            <text:p>1068</text:p>
          </table:table-cell>
          <table:table-cell office:value-type="float" office:value="82.4" calcext:value-type="float">
            <text:p>82,4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5300000" calcext:value-type="float">
            <text:p>5300000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257" calcext:value-type="float">
            <text:p>7257</text:p>
          </table:table-cell>
          <table:table-cell office:value-type="float" office:value="33374" calcext:value-type="float">
            <text:p>33374</text:p>
          </table:table-cell>
          <table:table-cell office:value-type="float" office:value="3434" calcext:value-type="float">
            <text:p>3434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958" calcext:value-type="float">
            <text:p>958</text:p>
          </table:table-cell>
          <table:table-cell office:value-type="float" office:value="82.2" calcext:value-type="float">
            <text:p>82,2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5300000" calcext:value-type="float">
            <text:p>5300000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400" calcext:value-type="float">
            <text:p>7400</text:p>
          </table:table-cell>
          <table:table-cell office:value-type="float" office:value="34013" calcext:value-type="float">
            <text:p>34013</text:p>
          </table:table-cell>
          <table:table-cell office:value-type="float" office:value="3399" calcext:value-type="float">
            <text:p>3399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857" calcext:value-type="float">
            <text:p>857</text:p>
          </table:table-cell>
          <table:table-cell office:value-type="float" office:value="82" calcext:value-type="float">
            <text:p>82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5200000" calcext:value-type="float">
            <text:p>520000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6948" calcext:value-type="float">
            <text:p>6948</text:p>
          </table:table-cell>
          <table:table-cell office:value-type="float" office:value="33561" calcext:value-type="float">
            <text:p>33561</text:p>
          </table:table-cell>
          <table:table-cell office:value-type="float" office:value="3314" calcext:value-type="float">
            <text:p>3314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924" calcext:value-type="float">
            <text:p>924</text:p>
          </table:table-cell>
          <table:table-cell office:value-type="float" office:value="81.6" calcext:value-type="float">
            <text:p>81,6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200000" calcext:value-type="float">
            <text:p>5200000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141" calcext:value-type="float">
            <text:p>7141</text:p>
          </table:table-cell>
          <table:table-cell office:value-type="float" office:value="34461" calcext:value-type="float">
            <text:p>34461</text:p>
          </table:table-cell>
          <table:table-cell office:value-type="float" office:value="3526" calcext:value-type="float">
            <text:p>3526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912" calcext:value-type="float">
            <text:p>912</text:p>
          </table:table-cell>
          <table:table-cell office:value-type="float" office:value="81.3" calcext:value-type="float">
            <text:p>81,3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5100000" calcext:value-type="float">
            <text:p>5100000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095" calcext:value-type="float">
            <text:p>7095</text:p>
          </table:table-cell>
          <table:table-cell office:value-type="float" office:value="33522" calcext:value-type="float">
            <text:p>33522</text:p>
          </table:table-cell>
          <table:table-cell office:value-type="float" office:value="3454" calcext:value-type="float">
            <text:p>3454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841" calcext:value-type="float">
            <text:p>841</text:p>
          </table:table-cell>
          <table:table-cell office:value-type="float" office:value="81" calcext:value-type="float">
            <text:p>81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5100000" calcext:value-type="float">
            <text:p>5100000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344" calcext:value-type="float">
            <text:p>7344</text:p>
          </table:table-cell>
          <table:table-cell office:value-type="float" office:value="33860" calcext:value-type="float">
            <text:p>33860</text:p>
          </table:table-cell>
          <table:table-cell office:value-type="float" office:value="3327" calcext:value-type="float">
            <text:p>332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900" calcext:value-type="float">
            <text:p>900</text:p>
          </table:table-cell>
          <table:table-cell office:value-type="float" office:value="80.6" calcext:value-type="float">
            <text:p>80,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533" calcext:value-type="float">
            <text:p>7533</text:p>
          </table:table-cell>
          <table:table-cell office:value-type="float" office:value="34456" calcext:value-type="float">
            <text:p>34456</text:p>
          </table:table-cell>
          <table:table-cell office:value-type="float" office:value="3407" calcext:value-type="float">
            <text:p>340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957" calcext:value-type="float">
            <text:p>957</text:p>
          </table:table-cell>
          <table:table-cell office:value-type="float" office:value="80.3" calcext:value-type="float">
            <text:p>80,3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159" calcext:value-type="float">
            <text:p>7159</text:p>
          </table:table-cell>
          <table:table-cell office:value-type="float" office:value="34208" calcext:value-type="float">
            <text:p>34208</text:p>
          </table:table-cell>
          <table:table-cell office:value-type="float" office:value="3317" calcext:value-type="float">
            <text:p>331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032" calcext:value-type="float">
            <text:p>1032</text:p>
          </table:table-cell>
          <table:table-cell office:value-type="float" office:value="80.1" calcext:value-type="float">
            <text:p>80,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698" calcext:value-type="float">
            <text:p>7698</text:p>
          </table:table-cell>
          <table:table-cell office:value-type="float" office:value="35021" calcext:value-type="float">
            <text:p>35021</text:p>
          </table:table-cell>
          <table:table-cell office:value-type="float" office:value="3501" calcext:value-type="float">
            <text:p>350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982" calcext:value-type="float">
            <text:p>982</text:p>
          </table:table-cell>
          <table:table-cell office:value-type="float" office:value="79.8" calcext:value-type="float">
            <text:p>79,8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4900000" calcext:value-type="float">
            <text:p>4900000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700" calcext:value-type="float">
            <text:p>7700</text:p>
          </table:table-cell>
          <table:table-cell office:value-type="float" office:value="34865" calcext:value-type="float">
            <text:p>34865</text:p>
          </table:table-cell>
          <table:table-cell office:value-type="float" office:value="3476" calcext:value-type="float">
            <text:p>3476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863" calcext:value-type="float">
            <text:p>863</text:p>
          </table:table-cell>
          <table:table-cell office:value-type="float" office:value="79.6" calcext:value-type="float">
            <text:p>79,6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4900000" calcext:value-type="float">
            <text:p>4900000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7824" calcext:value-type="float">
            <text:p>7824</text:p>
          </table:table-cell>
          <table:table-cell office:value-type="float" office:value="35092" calcext:value-type="float">
            <text:p>35092</text:p>
          </table:table-cell>
          <table:table-cell office:value-type="float" office:value="3387" calcext:value-type="float">
            <text:p>3387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856" calcext:value-type="float">
            <text:p>856</text:p>
          </table:table-cell>
          <table:table-cell office:value-type="float" office:value="79.2" calcext:value-type="float">
            <text:p>79,2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4800000" calcext:value-type="float">
            <text:p>4800000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7958" calcext:value-type="float">
            <text:p>7958</text:p>
          </table:table-cell>
          <table:table-cell office:value-type="float" office:value="36279" calcext:value-type="float">
            <text:p>36279</text:p>
          </table:table-cell>
          <table:table-cell office:value-type="float" office:value="3475" calcext:value-type="float">
            <text:p>3475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845" calcext:value-type="float">
            <text:p>845</text:p>
          </table:table-cell>
          <table:table-cell office:value-type="float" office:value="78.7" calcext:value-type="float">
            <text:p>78,7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4800000" calcext:value-type="float">
            <text:p>4800000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414" calcext:value-type="float">
            <text:p>8414</text:p>
          </table:table-cell>
          <table:table-cell office:value-type="float" office:value="36707" calcext:value-type="float">
            <text:p>36707</text:p>
          </table:table-cell>
          <table:table-cell office:value-type="float" office:value="3459" calcext:value-type="float">
            <text:p>3459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889" calcext:value-type="float">
            <text:p>889</text:p>
          </table:table-cell>
          <table:table-cell office:value-type="float" office:value="78.3" calcext:value-type="float">
            <text:p>78,3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8836" calcext:value-type="float">
            <text:p>8836</text:p>
          </table:table-cell>
          <table:table-cell office:value-type="float" office:value="37982" calcext:value-type="float">
            <text:p>37982</text:p>
          </table:table-cell>
          <table:table-cell office:value-type="float" office:value="3591" calcext:value-type="float">
            <text:p>3591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908" calcext:value-type="float">
            <text:p>908</text:p>
          </table:table-cell>
          <table:table-cell office:value-type="float" office:value="77.9" calcext:value-type="float">
            <text:p>77,9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8104" calcext:value-type="float">
            <text:p>8104</text:p>
          </table:table-cell>
          <table:table-cell office:value-type="float" office:value="36059" calcext:value-type="float">
            <text:p>36059</text:p>
          </table:table-cell>
          <table:table-cell office:value-type="float" office:value="3447" calcext:value-type="float">
            <text:p>3447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952" calcext:value-type="float">
            <text:p>952</text:p>
          </table:table-cell>
          <table:table-cell office:value-type="float" office:value="77.5" calcext:value-type="float">
            <text:p>77,5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8110" calcext:value-type="float">
            <text:p>8110</text:p>
          </table:table-cell>
          <table:table-cell office:value-type="float" office:value="37113" calcext:value-type="float">
            <text:p>37113</text:p>
          </table:table-cell>
          <table:table-cell office:value-type="float" office:value="3761" calcext:value-type="float">
            <text:p>3761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012" calcext:value-type="float">
            <text:p>1012</text:p>
          </table:table-cell>
          <table:table-cell office:value-type="float" office:value="77.1" calcext:value-type="float">
            <text:p>77,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600000" calcext:value-type="float">
            <text:p>4600000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7202" calcext:value-type="float">
            <text:p>7202</text:p>
          </table:table-cell>
          <table:table-cell office:value-type="float" office:value="33582" calcext:value-type="float">
            <text:p>33582</text:p>
          </table:table-cell>
          <table:table-cell office:value-type="float" office:value="3466" calcext:value-type="float">
            <text:p>3466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969" calcext:value-type="float">
            <text:p>969</text:p>
          </table:table-cell>
          <table:table-cell office:value-type="float" office:value="76.7" calcext:value-type="float">
            <text:p>76,7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4600000" calcext:value-type="float">
            <text:p>4600000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7290" calcext:value-type="float">
            <text:p>7290</text:p>
          </table:table-cell>
          <table:table-cell office:value-type="float" office:value="34265" calcext:value-type="float">
            <text:p>34265</text:p>
          </table:table-cell>
          <table:table-cell office:value-type="float" office:value="3447" calcext:value-type="float">
            <text:p>3447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126" calcext:value-type="float">
            <text:p>1126</text:p>
          </table:table-cell>
          <table:table-cell office:value-type="float" office:value="76.3" calcext:value-type="float">
            <text:p>76,3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4500000" calcext:value-type="float">
            <text:p>4500000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510" calcext:value-type="float">
            <text:p>7510</text:p>
          </table:table-cell>
          <table:table-cell office:value-type="float" office:value="34932" calcext:value-type="float">
            <text:p>34932</text:p>
          </table:table-cell>
          <table:table-cell office:value-type="float" office:value="3644" calcext:value-type="float">
            <text:p>3644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978" calcext:value-type="float">
            <text:p>978</text:p>
          </table:table-cell>
          <table:table-cell office:value-type="float" office:value="75.9" calcext:value-type="float">
            <text:p>75,9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4400000" calcext:value-type="float">
            <text:p>4400000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179" calcext:value-type="float">
            <text:p>7179</text:p>
          </table:table-cell>
          <table:table-cell office:value-type="float" office:value="34370" calcext:value-type="float">
            <text:p>34370</text:p>
          </table:table-cell>
          <table:table-cell office:value-type="float" office:value="3596" calcext:value-type="float">
            <text:p>359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82" calcext:value-type="float">
            <text:p>1082</text:p>
          </table:table-cell>
          <table:table-cell office:value-type="float" office:value="75.4" calcext:value-type="float">
            <text:p>75,4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4400000" calcext:value-type="float">
            <text:p>4400000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884" calcext:value-type="float">
            <text:p>7884</text:p>
          </table:table-cell>
          <table:table-cell office:value-type="float" office:value="35877" calcext:value-type="float">
            <text:p>35877</text:p>
          </table:table-cell>
          <table:table-cell office:value-type="float" office:value="3818" calcext:value-type="float">
            <text:p>3818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162" calcext:value-type="float">
            <text:p>1162</text:p>
          </table:table-cell>
          <table:table-cell office:value-type="float" office:value="74.9" calcext:value-type="float">
            <text:p>74,9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4300000" calcext:value-type="float">
            <text:p>4300000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7637" calcext:value-type="float">
            <text:p>7637</text:p>
          </table:table-cell>
          <table:table-cell office:value-type="float" office:value="35285" calcext:value-type="float">
            <text:p>35285</text:p>
          </table:table-cell>
          <table:table-cell office:value-type="float" office:value="3626" calcext:value-type="float">
            <text:p>362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984" calcext:value-type="float">
            <text:p>984</text:p>
          </table:table-cell>
          <table:table-cell office:value-type="float" office:value="74.6" calcext:value-type="float">
            <text:p>74,6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7617" calcext:value-type="float">
            <text:p>7617</text:p>
          </table:table-cell>
          <table:table-cell office:value-type="float" office:value="35741" calcext:value-type="float">
            <text:p>35741</text:p>
          </table:table-cell>
          <table:table-cell office:value-type="float" office:value="3602" calcext:value-type="float">
            <text:p>3602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996" calcext:value-type="float">
            <text:p>996</text:p>
          </table:table-cell>
          <table:table-cell office:value-type="float" office:value="74.2" calcext:value-type="float">
            <text:p>74,2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8636" calcext:value-type="float">
            <text:p>8636</text:p>
          </table:table-cell>
          <table:table-cell office:value-type="float" office:value="38766" calcext:value-type="float">
            <text:p>38766</text:p>
          </table:table-cell>
          <table:table-cell office:value-type="float" office:value="3743" calcext:value-type="float">
            <text:p>3743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059" calcext:value-type="float">
            <text:p>1059</text:p>
          </table:table-cell>
          <table:table-cell office:value-type="float" office:value="73.7" calcext:value-type="float">
            <text:p>73,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100000" calcext:value-type="float">
            <text:p>4100000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8641" calcext:value-type="float">
            <text:p>8641</text:p>
          </table:table-cell>
          <table:table-cell office:value-type="float" office:value="38460" calcext:value-type="float">
            <text:p>38460</text:p>
          </table:table-cell>
          <table:table-cell office:value-type="float" office:value="3839" calcext:value-type="float">
            <text:p>3839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302" calcext:value-type="float">
            <text:p>1302</text:p>
          </table:table-cell>
          <table:table-cell office:value-type="float" office:value="73.1" calcext:value-type="float">
            <text:p>73,1</text:p>
          </table:table-cell>
          <table:table-cell table:number-columns-repeated="2" office:value-type="float" office:value="4000000" calcext:value-type="float">
            <text:p>4000000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9050" calcext:value-type="float">
            <text:p>9050</text:p>
          </table:table-cell>
          <table:table-cell office:value-type="float" office:value="39742" calcext:value-type="float">
            <text:p>39742</text:p>
          </table:table-cell>
          <table:table-cell office:value-type="float" office:value="3924" calcext:value-type="float">
            <text:p>3924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1018" calcext:value-type="float">
            <text:p>1018</text:p>
          </table:table-cell>
          <table:table-cell office:value-type="float" office:value="72.8" calcext:value-type="float">
            <text:p>72,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8401" calcext:value-type="float">
            <text:p>8401</text:p>
          </table:table-cell>
          <table:table-cell office:value-type="float" office:value="37816" calcext:value-type="float">
            <text:p>37816</text:p>
          </table:table-cell>
          <table:table-cell office:value-type="float" office:value="3810" calcext:value-type="float">
            <text:p>3810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1083" calcext:value-type="float">
            <text:p>1083</text:p>
          </table:table-cell>
          <table:table-cell office:value-type="float" office:value="72.2" calcext:value-type="float">
            <text:p>72,2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900000" calcext:value-type="float">
            <text:p>3900000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8736" calcext:value-type="float">
            <text:p>8736</text:p>
          </table:table-cell>
          <table:table-cell office:value-type="float" office:value="39403" calcext:value-type="float">
            <text:p>39403</text:p>
          </table:table-cell>
          <table:table-cell office:value-type="float" office:value="4035" calcext:value-type="float">
            <text:p>4035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1166" calcext:value-type="float">
            <text:p>1166</text:p>
          </table:table-cell>
          <table:table-cell office:value-type="float" office:value="71.7" calcext:value-type="float">
            <text:p>71,7</text:p>
          </table:table-cell>
          <table:table-cell table:number-columns-repeated="2" office:value-type="float" office:value="3900000" calcext:value-type="float">
            <text:p>3900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114" calcext:value-type="float">
            <text:p>8114</text:p>
          </table:table-cell>
          <table:table-cell office:value-type="float" office:value="37409" calcext:value-type="float">
            <text:p>37409</text:p>
          </table:table-cell>
          <table:table-cell office:value-type="float" office:value="3693" calcext:value-type="float">
            <text:p>3693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102" calcext:value-type="float">
            <text:p>1102</text:p>
          </table:table-cell>
          <table:table-cell office:value-type="float" office:value="71.2" calcext:value-type="float">
            <text:p>71,2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3800000" calcext:value-type="float">
            <text:p>3800000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604" calcext:value-type="float">
            <text:p>8604</text:p>
          </table:table-cell>
          <table:table-cell office:value-type="float" office:value="38715" calcext:value-type="float">
            <text:p>38715</text:p>
          </table:table-cell>
          <table:table-cell office:value-type="float" office:value="3704" calcext:value-type="float">
            <text:p>3704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31" calcext:value-type="float">
            <text:p>1031</text:p>
          </table:table-cell>
          <table:table-cell office:value-type="float" office:value="70.6" calcext:value-type="float">
            <text:p>70,6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800000" calcext:value-type="float">
            <text:p>3800000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8956" calcext:value-type="float">
            <text:p>8956</text:p>
          </table:table-cell>
          <table:table-cell office:value-type="float" office:value="39234" calcext:value-type="float">
            <text:p>39234</text:p>
          </table:table-cell>
          <table:table-cell office:value-type="float" office:value="3914" calcext:value-type="float">
            <text:p>3914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79" calcext:value-type="float">
            <text:p>1079</text:p>
          </table:table-cell>
          <table:table-cell office:value-type="float" office:value="70" calcext:value-type="float">
            <text:p>70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700000" calcext:value-type="float">
            <text:p>3700000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8371" calcext:value-type="float">
            <text:p>8371</text:p>
          </table:table-cell>
          <table:table-cell office:value-type="float" office:value="38003" calcext:value-type="float">
            <text:p>38003</text:p>
          </table:table-cell>
          <table:table-cell office:value-type="float" office:value="3938" calcext:value-type="float">
            <text:p>3938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042" calcext:value-type="float">
            <text:p>1042</text:p>
          </table:table-cell>
          <table:table-cell office:value-type="float" office:value="69.5" calcext:value-type="float">
            <text:p>69,5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700000" calcext:value-type="float">
            <text:p>3700000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8888" calcext:value-type="float">
            <text:p>8888</text:p>
          </table:table-cell>
          <table:table-cell office:value-type="float" office:value="39391" calcext:value-type="float">
            <text:p>39391</text:p>
          </table:table-cell>
          <table:table-cell office:value-type="float" office:value="4048" calcext:value-type="float">
            <text:p>4048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444" calcext:value-type="float">
            <text:p>1444</text:p>
          </table:table-cell>
          <table:table-cell office:value-type="float" office:value="68.9" calcext:value-type="float">
            <text:p>68,9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700000" calcext:value-type="float">
            <text:p>370000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210" calcext:value-type="float">
            <text:p>9210</text:p>
          </table:table-cell>
          <table:table-cell office:value-type="float" office:value="39723" calcext:value-type="float">
            <text:p>39723</text:p>
          </table:table-cell>
          <table:table-cell office:value-type="float" office:value="3940" calcext:value-type="float">
            <text:p>3940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438" calcext:value-type="float">
            <text:p>1438</text:p>
          </table:table-cell>
          <table:table-cell office:value-type="float" office:value="68.6" calcext:value-type="float">
            <text:p>68,6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600000" calcext:value-type="float">
            <text:p>360000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024" calcext:value-type="float">
            <text:p>9024</text:p>
          </table:table-cell>
          <table:table-cell office:value-type="float" office:value="40092" calcext:value-type="float">
            <text:p>40092</text:p>
          </table:table-cell>
          <table:table-cell office:value-type="float" office:value="3984" calcext:value-type="float">
            <text:p>3984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153" calcext:value-type="float">
            <text:p>1153</text:p>
          </table:table-cell>
          <table:table-cell office:value-type="float" office:value="68.4" calcext:value-type="float">
            <text:p>68,4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9452" calcext:value-type="float">
            <text:p>9452</text:p>
          </table:table-cell>
          <table:table-cell office:value-type="float" office:value="41204" calcext:value-type="float">
            <text:p>41204</text:p>
          </table:table-cell>
          <table:table-cell office:value-type="float" office:value="4190" calcext:value-type="float">
            <text:p>419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194" calcext:value-type="float">
            <text:p>1194</text:p>
          </table:table-cell>
          <table:table-cell office:value-type="float" office:value="67.8" calcext:value-type="float">
            <text:p>67,8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230" calcext:value-type="float">
            <text:p>9230</text:p>
          </table:table-cell>
          <table:table-cell office:value-type="float" office:value="40382" calcext:value-type="float">
            <text:p>40382</text:p>
          </table:table-cell>
          <table:table-cell office:value-type="float" office:value="4051" calcext:value-type="float">
            <text:p>405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1370" calcext:value-type="float">
            <text:p>1370</text:p>
          </table:table-cell>
          <table:table-cell office:value-type="float" office:value="67.2" calcext:value-type="float">
            <text:p>67,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400000" calcext:value-type="float">
            <text:p>3400000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907" calcext:value-type="float">
            <text:p>9907</text:p>
          </table:table-cell>
          <table:table-cell office:value-type="float" office:value="42765" calcext:value-type="float">
            <text:p>42765</text:p>
          </table:table-cell>
          <table:table-cell office:value-type="float" office:value="4248" calcext:value-type="float">
            <text:p>4248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1645" calcext:value-type="float">
            <text:p>1645</text:p>
          </table:table-cell>
          <table:table-cell office:value-type="float" office:value="66.7" calcext:value-type="float">
            <text:p>66,7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338" calcext:value-type="float">
            <text:p>9338</text:p>
          </table:table-cell>
          <table:table-cell office:value-type="float" office:value="40413" calcext:value-type="float">
            <text:p>40413</text:p>
          </table:table-cell>
          <table:table-cell office:value-type="float" office:value="3945" calcext:value-type="float">
            <text:p>3945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475" calcext:value-type="float">
            <text:p>1475</text:p>
          </table:table-cell>
          <table:table-cell office:value-type="float" office:value="66.4" calcext:value-type="float">
            <text:p>66,4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9530" calcext:value-type="float">
            <text:p>9530</text:p>
          </table:table-cell>
          <table:table-cell office:value-type="float" office:value="42127" calcext:value-type="float">
            <text:p>42127</text:p>
          </table:table-cell>
          <table:table-cell office:value-type="float" office:value="4313" calcext:value-type="float">
            <text:p>431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403" calcext:value-type="float">
            <text:p>1403</text:p>
          </table:table-cell>
          <table:table-cell office:value-type="float" office:value="65.8" calcext:value-type="float">
            <text:p>65,8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8864" calcext:value-type="float">
            <text:p>8864</text:p>
          </table:table-cell>
          <table:table-cell office:value-type="float" office:value="39505" calcext:value-type="float">
            <text:p>39505</text:p>
          </table:table-cell>
          <table:table-cell office:value-type="float" office:value="3941" calcext:value-type="float">
            <text:p>3941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218" calcext:value-type="float">
            <text:p>1218</text:p>
          </table:table-cell>
          <table:table-cell office:value-type="float" office:value="65.3" calcext:value-type="float">
            <text:p>65,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8962" calcext:value-type="float">
            <text:p>8962</text:p>
          </table:table-cell>
          <table:table-cell office:value-type="float" office:value="39989" calcext:value-type="float">
            <text:p>39989</text:p>
          </table:table-cell>
          <table:table-cell office:value-type="float" office:value="3953" calcext:value-type="float">
            <text:p>3953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143" calcext:value-type="float">
            <text:p>1143</text:p>
          </table:table-cell>
          <table:table-cell office:value-type="float" office:value="64.7" calcext:value-type="float">
            <text:p>64,7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3100000" calcext:value-type="float">
            <text:p>3100000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9645" calcext:value-type="float">
            <text:p>9645</text:p>
          </table:table-cell>
          <table:table-cell office:value-type="float" office:value="41523" calcext:value-type="float">
            <text:p>41523</text:p>
          </table:table-cell>
          <table:table-cell office:value-type="float" office:value="4202" calcext:value-type="float">
            <text:p>4202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378" calcext:value-type="float">
            <text:p>1378</text:p>
          </table:table-cell>
          <table:table-cell office:value-type="float" office:value="63.9" calcext:value-type="float">
            <text:p>63,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100000" calcext:value-type="float">
            <text:p>3100000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8880" calcext:value-type="float">
            <text:p>8880</text:p>
          </table:table-cell>
          <table:table-cell office:value-type="float" office:value="39982" calcext:value-type="float">
            <text:p>39982</text:p>
          </table:table-cell>
          <table:table-cell office:value-type="float" office:value="4032" calcext:value-type="float">
            <text:p>4032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125" calcext:value-type="float">
            <text:p>1125</text:p>
          </table:table-cell>
          <table:table-cell office:value-type="float" office:value="63.2" calcext:value-type="float">
            <text:p>63,2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360" calcext:value-type="float">
            <text:p>9360</text:p>
          </table:table-cell>
          <table:table-cell office:value-type="float" office:value="41218" calcext:value-type="float">
            <text:p>41218</text:p>
          </table:table-cell>
          <table:table-cell office:value-type="float" office:value="4288" calcext:value-type="float">
            <text:p>4288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817" calcext:value-type="float">
            <text:p>1817</text:p>
          </table:table-cell>
          <table:table-cell office:value-type="float" office:value="62.3" calcext:value-type="float">
            <text:p>62,3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2900000" calcext:value-type="float">
            <text:p>2900000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797" calcext:value-type="float">
            <text:p>9797</text:p>
          </table:table-cell>
          <table:table-cell office:value-type="float" office:value="42025" calcext:value-type="float">
            <text:p>42025</text:p>
          </table:table-cell>
          <table:table-cell office:value-type="float" office:value="4311" calcext:value-type="float">
            <text:p>4311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640" calcext:value-type="float">
            <text:p>1640</text:p>
          </table:table-cell>
          <table:table-cell office:value-type="float" office:value="62" calcext:value-type="float">
            <text:p>62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2900000" calcext:value-type="float">
            <text:p>2900000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735" calcext:value-type="float">
            <text:p>9735</text:p>
          </table:table-cell>
          <table:table-cell office:value-type="float" office:value="41429" calcext:value-type="float">
            <text:p>41429</text:p>
          </table:table-cell>
          <table:table-cell office:value-type="float" office:value="4176" calcext:value-type="float">
            <text:p>4176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336" calcext:value-type="float">
            <text:p>1336</text:p>
          </table:table-cell>
          <table:table-cell office:value-type="float" office:value="61.6" calcext:value-type="float">
            <text:p>61,6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0625" calcext:value-type="float">
            <text:p>10625</text:p>
          </table:table-cell>
          <table:table-cell office:value-type="float" office:value="44534" calcext:value-type="float">
            <text:p>44534</text:p>
          </table:table-cell>
          <table:table-cell office:value-type="float" office:value="4349" calcext:value-type="float">
            <text:p>4349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332" calcext:value-type="float">
            <text:p>1332</text:p>
          </table:table-cell>
          <table:table-cell office:value-type="float" office:value="60.9" calcext:value-type="float">
            <text:p>60,9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0872" calcext:value-type="float">
            <text:p>10872</text:p>
          </table:table-cell>
          <table:table-cell office:value-type="float" office:value="45414" calcext:value-type="float">
            <text:p>45414</text:p>
          </table:table-cell>
          <table:table-cell office:value-type="float" office:value="4430" calcext:value-type="float">
            <text:p>443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392" calcext:value-type="float">
            <text:p>1392</text:p>
          </table:table-cell>
          <table:table-cell office:value-type="float" office:value="60.1" calcext:value-type="float">
            <text:p>60,1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2700000" calcext:value-type="float">
            <text:p>2700000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229" calcext:value-type="float">
            <text:p>11229</text:p>
          </table:table-cell>
          <table:table-cell office:value-type="float" office:value="46539" calcext:value-type="float">
            <text:p>46539</text:p>
          </table:table-cell>
          <table:table-cell office:value-type="float" office:value="4687" calcext:value-type="float">
            <text:p>4687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475" calcext:value-type="float">
            <text:p>1475</text:p>
          </table:table-cell>
          <table:table-cell office:value-type="float" office:value="59.3" calcext:value-type="float">
            <text:p>59,3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2600000" calcext:value-type="float">
            <text:p>2600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599" calcext:value-type="float">
            <text:p>10599</text:p>
          </table:table-cell>
          <table:table-cell office:value-type="float" office:value="44203" calcext:value-type="float">
            <text:p>44203</text:p>
          </table:table-cell>
          <table:table-cell office:value-type="float" office:value="4316" calcext:value-type="float">
            <text:p>4316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972" calcext:value-type="float">
            <text:p>1972</text:p>
          </table:table-cell>
          <table:table-cell office:value-type="float" office:value="58.3" calcext:value-type="float">
            <text:p>58,3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472" calcext:value-type="float">
            <text:p>10472</text:p>
          </table:table-cell>
          <table:table-cell office:value-type="float" office:value="44443" calcext:value-type="float">
            <text:p>44443</text:p>
          </table:table-cell>
          <table:table-cell office:value-type="float" office:value="4509" calcext:value-type="float">
            <text:p>4509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681" calcext:value-type="float">
            <text:p>1681</text:p>
          </table:table-cell>
          <table:table-cell office:value-type="float" office:value="57.9" calcext:value-type="float">
            <text:p>57,9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2400000" calcext:value-type="float">
            <text:p>2400000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9361" calcext:value-type="float">
            <text:p>9361</text:p>
          </table:table-cell>
          <table:table-cell office:value-type="float" office:value="41105" calcext:value-type="float">
            <text:p>41105</text:p>
          </table:table-cell>
          <table:table-cell office:value-type="float" office:value="4144" calcext:value-type="float">
            <text:p>414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12" calcext:value-type="float">
            <text:p>1512</text:p>
          </table:table-cell>
          <table:table-cell office:value-type="float" office:value="57.3" calcext:value-type="float">
            <text:p>57,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0292" calcext:value-type="float">
            <text:p>10292</text:p>
          </table:table-cell>
          <table:table-cell office:value-type="float" office:value="43686" calcext:value-type="float">
            <text:p>43686</text:p>
          </table:table-cell>
          <table:table-cell office:value-type="float" office:value="4283" calcext:value-type="float">
            <text:p>428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82" calcext:value-type="float">
            <text:p>1382</text:p>
          </table:table-cell>
          <table:table-cell office:value-type="float" office:value="56.6" calcext:value-type="float">
            <text:p>56,6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1122" calcext:value-type="float">
            <text:p>11122</text:p>
          </table:table-cell>
          <table:table-cell office:value-type="float" office:value="46169" calcext:value-type="float">
            <text:p>46169</text:p>
          </table:table-cell>
          <table:table-cell office:value-type="float" office:value="4462" calcext:value-type="float">
            <text:p>4462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394" calcext:value-type="float">
            <text:p>1394</text:p>
          </table:table-cell>
          <table:table-cell office:value-type="float" office:value="55.7" calcext:value-type="float">
            <text:p>55,7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0474" calcext:value-type="float">
            <text:p>10474</text:p>
          </table:table-cell>
          <table:table-cell office:value-type="float" office:value="44285" calcext:value-type="float">
            <text:p>44285</text:p>
          </table:table-cell>
          <table:table-cell office:value-type="float" office:value="4412" calcext:value-type="float">
            <text:p>4412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72" calcext:value-type="float">
            <text:p>1572</text:p>
          </table:table-cell>
          <table:table-cell office:value-type="float" office:value="54.6" calcext:value-type="float">
            <text:p>54,6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0889" calcext:value-type="float">
            <text:p>10889</text:p>
          </table:table-cell>
          <table:table-cell office:value-type="float" office:value="45331" calcext:value-type="float">
            <text:p>45331</text:p>
          </table:table-cell>
          <table:table-cell office:value-type="float" office:value="4604" calcext:value-type="float">
            <text:p>460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932" calcext:value-type="float">
            <text:p>1932</text:p>
          </table:table-cell>
          <table:table-cell office:value-type="float" office:value="53.8" calcext:value-type="float">
            <text:p>53,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1616" calcext:value-type="float">
            <text:p>11616</text:p>
          </table:table-cell>
          <table:table-cell office:value-type="float" office:value="46959" calcext:value-type="float">
            <text:p>46959</text:p>
          </table:table-cell>
          <table:table-cell office:value-type="float" office:value="4713" calcext:value-type="float">
            <text:p>4713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113" calcext:value-type="float">
            <text:p>2113</text:p>
          </table:table-cell>
          <table:table-cell office:value-type="float" office:value="53.3" calcext:value-type="float">
            <text:p>53,3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168" calcext:value-type="float">
            <text:p>11168</text:p>
          </table:table-cell>
          <table:table-cell office:value-type="float" office:value="46009" calcext:value-type="float">
            <text:p>46009</text:p>
          </table:table-cell>
          <table:table-cell office:value-type="float" office:value="4662" calcext:value-type="float">
            <text:p>466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620" calcext:value-type="float">
            <text:p>1620</text:p>
          </table:table-cell>
          <table:table-cell office:value-type="float" office:value="52.9" calcext:value-type="float">
            <text:p>52,9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3104" calcext:value-type="float">
            <text:p>13104</text:p>
          </table:table-cell>
          <table:table-cell office:value-type="float" office:value="51473" calcext:value-type="float">
            <text:p>51473</text:p>
          </table:table-cell>
          <table:table-cell office:value-type="float" office:value="5030" calcext:value-type="float">
            <text:p>503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539" calcext:value-type="float">
            <text:p>1539</text:p>
          </table:table-cell>
          <table:table-cell office:value-type="float" office:value="52" calcext:value-type="float">
            <text:p>52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1800000" calcext:value-type="float">
            <text:p>1800000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3787" calcext:value-type="float">
            <text:p>13787</text:p>
          </table:table-cell>
          <table:table-cell office:value-type="float" office:value="52572" calcext:value-type="float">
            <text:p>52572</text:p>
          </table:table-cell>
          <table:table-cell office:value-type="float" office:value="5105" calcext:value-type="float">
            <text:p>5105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64" calcext:value-type="float">
            <text:p>1564</text:p>
          </table:table-cell>
          <table:table-cell office:value-type="float" office:value="50.6" calcext:value-type="float">
            <text:p>50,6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1800000" calcext:value-type="float">
            <text:p>1800000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500" calcext:value-type="float">
            <text:p>14500</text:p>
          </table:table-cell>
          <table:table-cell office:value-type="float" office:value="53630" calcext:value-type="float">
            <text:p>53630</text:p>
          </table:table-cell>
          <table:table-cell office:value-type="float" office:value="5161" calcext:value-type="float">
            <text:p>516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83" calcext:value-type="float">
            <text:p>1583</text:p>
          </table:table-cell>
          <table:table-cell office:value-type="float" office:value="49.1" calcext:value-type="float">
            <text:p>49,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700000" calcext:value-type="float">
            <text:p>1700000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3657" calcext:value-type="float">
            <text:p>13657</text:p>
          </table:table-cell>
          <table:table-cell office:value-type="float" office:value="50533" calcext:value-type="float">
            <text:p>50533</text:p>
          </table:table-cell>
          <table:table-cell office:value-type="float" office:value="4881" calcext:value-type="float">
            <text:p>488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680" calcext:value-type="float">
            <text:p>1680</text:p>
          </table:table-cell>
          <table:table-cell office:value-type="float" office:value="47.6" calcext:value-type="float">
            <text:p>47,6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31" calcext:value-type="float">
            <text:p>13731</text:p>
          </table:table-cell>
          <table:table-cell office:value-type="float" office:value="50729" calcext:value-type="float">
            <text:p>50729</text:p>
          </table:table-cell>
          <table:table-cell office:value-type="float" office:value="5071" calcext:value-type="float">
            <text:p>507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80" calcext:value-type="float">
            <text:p>1580</text:p>
          </table:table-cell>
          <table:table-cell office:value-type="float" office:value="46.1" calcext:value-type="float">
            <text:p>46,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2307" calcext:value-type="float">
            <text:p>12307</text:p>
          </table:table-cell>
          <table:table-cell office:value-type="float" office:value="46580" calcext:value-type="float">
            <text:p>46580</text:p>
          </table:table-cell>
          <table:table-cell office:value-type="float" office:value="4663" calcext:value-type="float">
            <text:p>466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506" calcext:value-type="float">
            <text:p>1506</text:p>
          </table:table-cell>
          <table:table-cell office:value-type="float" office:value="44.6" calcext:value-type="float">
            <text:p>44,6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2268" calcext:value-type="float">
            <text:p>12268</text:p>
          </table:table-cell>
          <table:table-cell office:value-type="float" office:value="45852" calcext:value-type="float">
            <text:p>45852</text:p>
          </table:table-cell>
          <table:table-cell office:value-type="float" office:value="4532" calcext:value-type="float">
            <text:p>453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603" calcext:value-type="float">
            <text:p>1603</text:p>
          </table:table-cell>
          <table:table-cell office:value-type="float" office:value="43.1" calcext:value-type="float">
            <text:p>43,1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400000" calcext:value-type="float">
            <text:p>1400000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1680" calcext:value-type="float">
            <text:p>11680</text:p>
          </table:table-cell>
          <table:table-cell office:value-type="float" office:value="43174" calcext:value-type="float">
            <text:p>43174</text:p>
          </table:table-cell>
          <table:table-cell office:value-type="float" office:value="4406" calcext:value-type="float">
            <text:p>440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45" calcext:value-type="float">
            <text:p>1545</text:p>
          </table:table-cell>
          <table:table-cell office:value-type="float" office:value="41.6" calcext:value-type="float">
            <text:p>41,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00000" calcext:value-type="float">
            <text:p>1400000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0975" calcext:value-type="float">
            <text:p>10975</text:p>
          </table:table-cell>
          <table:table-cell office:value-type="float" office:value="41128" calcext:value-type="float">
            <text:p>41128</text:p>
          </table:table-cell>
          <table:table-cell office:value-type="float" office:value="4256" calcext:value-type="float">
            <text:p>425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72" calcext:value-type="float">
            <text:p>1672</text:p>
          </table:table-cell>
          <table:table-cell office:value-type="float" office:value="40.1" calcext:value-type="float">
            <text:p>40,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259" calcext:value-type="float">
            <text:p>12259</text:p>
          </table:table-cell>
          <table:table-cell office:value-type="float" office:value="42397" calcext:value-type="float">
            <text:p>42397</text:p>
          </table:table-cell>
          <table:table-cell office:value-type="float" office:value="4597" calcext:value-type="float">
            <text:p>459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977" calcext:value-type="float">
            <text:p>1977</text:p>
          </table:table-cell>
          <table:table-cell office:value-type="float" office:value="38.8" calcext:value-type="float">
            <text:p>38,8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072" calcext:value-type="float">
            <text:p>11072</text:p>
          </table:table-cell>
          <table:table-cell office:value-type="float" office:value="38356" calcext:value-type="float">
            <text:p>38356</text:p>
          </table:table-cell>
          <table:table-cell office:value-type="float" office:value="4354" calcext:value-type="float">
            <text:p>435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918" calcext:value-type="float">
            <text:p>1918</text:p>
          </table:table-cell>
          <table:table-cell office:value-type="float" office:value="37.6" calcext:value-type="float">
            <text:p>37,6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0180" calcext:value-type="float">
            <text:p>10180</text:p>
          </table:table-cell>
          <table:table-cell office:value-type="float" office:value="36069" calcext:value-type="float">
            <text:p>36069</text:p>
          </table:table-cell>
          <table:table-cell office:value-type="float" office:value="4126" calcext:value-type="float">
            <text:p>4126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706" calcext:value-type="float">
            <text:p>1706</text:p>
          </table:table-cell>
          <table:table-cell office:value-type="float" office:value="36.5" calcext:value-type="float">
            <text:p>36,5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9877" calcext:value-type="float">
            <text:p>9877</text:p>
          </table:table-cell>
          <table:table-cell office:value-type="float" office:value="34651" calcext:value-type="float">
            <text:p>34651</text:p>
          </table:table-cell>
          <table:table-cell office:value-type="float" office:value="3973" calcext:value-type="float">
            <text:p>3973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588" calcext:value-type="float">
            <text:p>1588</text:p>
          </table:table-cell>
          <table:table-cell office:value-type="float" office:value="35.1" calcext:value-type="float">
            <text:p>35,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8907" calcext:value-type="float">
            <text:p>8907</text:p>
          </table:table-cell>
          <table:table-cell office:value-type="float" office:value="31433" calcext:value-type="float">
            <text:p>31433</text:p>
          </table:table-cell>
          <table:table-cell office:value-type="float" office:value="3543" calcext:value-type="float">
            <text:p>35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50" calcext:value-type="float">
            <text:p>1550</text:p>
          </table:table-cell>
          <table:table-cell office:value-type="float" office:value="33.4" calcext:value-type="float">
            <text:p>33,4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978000" calcext:value-type="float">
            <text:p>978000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8712" calcext:value-type="float">
            <text:p>8712</text:p>
          </table:table-cell>
          <table:table-cell office:value-type="float" office:value="30377" calcext:value-type="float">
            <text:p>30377</text:p>
          </table:table-cell>
          <table:table-cell office:value-type="float" office:value="3546" calcext:value-type="float">
            <text:p>3546</text:p>
          </table:table-cell>
          <table:table-cell office:value-type="float" office:value="971000" calcext:value-type="float">
            <text:p>971000</text:p>
          </table:table-cell>
          <table:table-cell office:value-type="float" office:value="1589" calcext:value-type="float">
            <text:p>1589</text:p>
          </table:table-cell>
          <table:table-cell office:value-type="float" office:value="32" calcext:value-type="float">
            <text:p>3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920000" calcext:value-type="float">
            <text:p>920000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571" calcext:value-type="float">
            <text:p>7571</text:p>
          </table:table-cell>
          <table:table-cell office:value-type="float" office:value="26349" calcext:value-type="float">
            <text:p>26349</text:p>
          </table:table-cell>
          <table:table-cell office:value-type="float" office:value="3227" calcext:value-type="float">
            <text:p>3227</text:p>
          </table:table-cell>
          <table:table-cell office:value-type="float" office:value="922000" calcext:value-type="float">
            <text:p>922000</text:p>
          </table:table-cell>
          <table:table-cell office:value-type="float" office:value="1543" calcext:value-type="float">
            <text:p>1543</text:p>
          </table:table-cell>
          <table:table-cell office:value-type="float" office:value="30.4" calcext:value-type="float">
            <text:p>30,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864000" calcext:value-type="float">
            <text:p>864000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7603" calcext:value-type="float">
            <text:p>7603</text:p>
          </table:table-cell>
          <table:table-cell office:value-type="float" office:value="25148" calcext:value-type="float">
            <text:p>25148</text:p>
          </table:table-cell>
          <table:table-cell office:value-type="float" office:value="3315" calcext:value-type="float">
            <text:p>3315</text:p>
          </table:table-cell>
          <table:table-cell office:value-type="float" office:value="879000" calcext:value-type="float">
            <text:p>879000</text:p>
          </table:table-cell>
          <table:table-cell office:value-type="float" office:value="1588" calcext:value-type="float">
            <text:p>1588</text:p>
          </table:table-cell>
          <table:table-cell office:value-type="float" office:value="29" calcext:value-type="float">
            <text:p>29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815000" calcext:value-type="float">
            <text:p>815000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7152" calcext:value-type="float">
            <text:p>7152</text:p>
          </table:table-cell>
          <table:table-cell office:value-type="float" office:value="22333" calcext:value-type="float">
            <text:p>22333</text:p>
          </table:table-cell>
          <table:table-cell office:value-type="float" office:value="2931" calcext:value-type="float">
            <text:p>2931</text:p>
          </table:table-cell>
          <table:table-cell office:value-type="float" office:value="830000" calcext:value-type="float">
            <text:p>830000</text:p>
          </table:table-cell>
          <table:table-cell office:value-type="float" office:value="1412" calcext:value-type="float">
            <text:p>1412</text:p>
          </table:table-cell>
          <table:table-cell office:value-type="float" office:value="27.4" calcext:value-type="float">
            <text:p>27,4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760000" calcext:value-type="float">
            <text:p>760000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3786" calcext:value-type="float">
            <text:p>3786</text:p>
          </table:table-cell>
          <table:table-cell office:value-type="float" office:value="14951" calcext:value-type="float">
            <text:p>14951</text:p>
          </table:table-cell>
          <table:table-cell office:value-type="float" office:value="2048" calcext:value-type="float">
            <text:p>2048</text:p>
          </table:table-cell>
          <table:table-cell office:value-type="float" office:value="786000" calcext:value-type="float">
            <text:p>786000</text:p>
          </table:table-cell>
          <table:table-cell office:value-type="float" office:value="1332" calcext:value-type="float">
            <text:p>1332</text:p>
          </table:table-cell>
          <table:table-cell office:value-type="float" office:value="25.8" calcext:value-type="float">
            <text:p>25,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711000" calcext:value-type="float">
            <text:p>711000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900" calcext:value-type="float">
            <text:p>3900</text:p>
          </table:table-cell>
          <table:table-cell office:value-type="float" office:value="14715" calcext:value-type="float">
            <text:p>14715</text:p>
          </table:table-cell>
          <table:table-cell office:value-type="float" office:value="1964" calcext:value-type="float">
            <text:p>1964</text:p>
          </table:table-cell>
          <table:table-cell office:value-type="float" office:value="746000" calcext:value-type="float">
            <text:p>746000</text:p>
          </table:table-cell>
          <table:table-cell office:value-type="float" office:value="1389" calcext:value-type="float">
            <text:p>1389</text:p>
          </table:table-cell>
          <table:table-cell office:value-type="float" office:value="24.8" calcext:value-type="float">
            <text:p>24,8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668000" calcext:value-type="float">
            <text:p>668000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100" calcext:value-type="float">
            <text:p>3100</text:p>
          </table:table-cell>
          <table:table-cell office:value-type="float" office:value="12766" calcext:value-type="float">
            <text:p>12766</text:p>
          </table:table-cell>
          <table:table-cell office:value-type="float" office:value="1741" calcext:value-type="float">
            <text:p>1741</text:p>
          </table:table-cell>
          <table:table-cell office:value-type="float" office:value="703000" calcext:value-type="float">
            <text:p>703000</text:p>
          </table:table-cell>
          <table:table-cell office:value-type="float" office:value="1223" calcext:value-type="float">
            <text:p>1223</text:p>
          </table:table-cell>
          <table:table-cell office:value-type="float" office:value="23.9" calcext:value-type="float">
            <text:p>23,9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627000" calcext:value-type="float">
            <text:p>627000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752" calcext:value-type="float">
            <text:p>3752</text:p>
          </table:table-cell>
          <table:table-cell office:value-type="float" office:value="13567" calcext:value-type="float">
            <text:p>13567</text:p>
          </table:table-cell>
          <table:table-cell office:value-type="float" office:value="1965" calcext:value-type="float">
            <text:p>1965</text:p>
          </table:table-cell>
          <table:table-cell office:value-type="float" office:value="666000" calcext:value-type="float">
            <text:p>666000</text:p>
          </table:table-cell>
          <table:table-cell office:value-type="float" office:value="1390" calcext:value-type="float">
            <text:p>1390</text:p>
          </table:table-cell>
          <table:table-cell office:value-type="float" office:value="23" calcext:value-type="float">
            <text:p>2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91000" calcext:value-type="float">
            <text:p>591000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460" calcext:value-type="float">
            <text:p>3460</text:p>
          </table:table-cell>
          <table:table-cell office:value-type="float" office:value="12377" calcext:value-type="float">
            <text:p>12377</text:p>
          </table:table-cell>
          <table:table-cell office:value-type="float" office:value="1809" calcext:value-type="float">
            <text:p>1809</text:p>
          </table:table-cell>
          <table:table-cell office:value-type="float" office:value="623000" calcext:value-type="float">
            <text:p>623000</text:p>
          </table:table-cell>
          <table:table-cell office:value-type="float" office:value="1350" calcext:value-type="float">
            <text:p>1350</text:p>
          </table:table-cell>
          <table:table-cell office:value-type="float" office:value="22.3" calcext:value-type="float">
            <text:p>22,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42000" calcext:value-type="float">
            <text:p>542000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787" calcext:value-type="float">
            <text:p>2787</text:p>
          </table:table-cell>
          <table:table-cell office:value-type="float" office:value="10122" calcext:value-type="float">
            <text:p>10122</text:p>
          </table:table-cell>
          <table:table-cell office:value-type="float" office:value="1551" calcext:value-type="float">
            <text:p>1551</text:p>
          </table:table-cell>
          <table:table-cell office:value-type="float" office:value="581000" calcext:value-type="float">
            <text:p>581000</text:p>
          </table:table-cell>
          <table:table-cell office:value-type="float" office:value="1116" calcext:value-type="float">
            <text:p>1116</text:p>
          </table:table-cell>
          <table:table-cell office:value-type="float" office:value="21.5" calcext:value-type="float">
            <text:p>21,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553" calcext:value-type="float">
            <text:p>2553</text:p>
          </table:table-cell>
          <table:table-cell office:value-type="float" office:value="9335" calcext:value-type="float">
            <text:p>9335</text:p>
          </table:table-cell>
          <table:table-cell office:value-type="float" office:value="1385" calcext:value-type="float">
            <text:p>1385</text:p>
          </table:table-cell>
          <table:table-cell office:value-type="float" office:value="548000" calcext:value-type="float">
            <text:p>548000</text:p>
          </table:table-cell>
          <table:table-cell office:value-type="float" office:value="983" calcext:value-type="float">
            <text:p>983</text:p>
          </table:table-cell>
          <table:table-cell office:value-type="float" office:value="20.7" calcext:value-type="float">
            <text:p>20,7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55000" calcext:value-type="float">
            <text:p>455000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98" calcext:value-type="float">
            <text:p>2398</text:p>
          </table:table-cell>
          <table:table-cell office:value-type="float" office:value="8587" calcext:value-type="float">
            <text:p>8587</text:p>
          </table:table-cell>
          <table:table-cell office:value-type="float" office:value="1358" calcext:value-type="float">
            <text:p>1358</text:p>
          </table:table-cell>
          <table:table-cell office:value-type="float" office:value="517000" calcext:value-type="float">
            <text:p>517000</text:p>
          </table:table-cell>
          <table:table-cell office:value-type="float" office:value="1001" calcext:value-type="float">
            <text:p>1001</text:p>
          </table:table-cell>
          <table:table-cell office:value-type="float" office:value="19.8" calcext:value-type="float">
            <text:p>19,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3000" calcext:value-type="float">
            <text:p>423000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981" calcext:value-type="float">
            <text:p>1981</text:p>
          </table:table-cell>
          <table:table-cell office:value-type="float" office:value="7337" calcext:value-type="float">
            <text:p>7337</text:p>
          </table:table-cell>
          <table:table-cell office:value-type="float" office:value="1075" calcext:value-type="float">
            <text:p>1075</text:p>
          </table:table-cell>
          <table:table-cell office:value-type="float" office:value="487000" calcext:value-type="float">
            <text:p>487000</text:p>
          </table:table-cell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float" office:value="779000" calcext:value-type="float">
            <text:p>779000</text:p>
          </table:table-cell>
          <table:table-cell office:value-type="float" office:value="390000" calcext:value-type="float">
            <text:p>390000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414" calcext:value-type="float">
            <text:p>1414</text:p>
          </table:table-cell>
          <table:table-cell office:value-type="float" office:value="5880" calcext:value-type="float">
            <text:p>5880</text:p>
          </table:table-cell>
          <table:table-cell office:value-type="float" office:value="860" calcext:value-type="float">
            <text:p>860</text:p>
          </table:table-cell>
          <table:table-cell office:value-type="float" office:value="461000" calcext:value-type="float">
            <text:p>461000</text:p>
          </table:table-cell>
          <table:table-cell office:value-type="float" office:value="711" calcext:value-type="float">
            <text:p>711</text:p>
          </table:table-cell>
          <table:table-cell office:value-type="float" office:value="18.4" calcext:value-type="float">
            <text:p>18,4</text:p>
          </table:table-cell>
          <table:table-cell office:value-type="float" office:value="599000" calcext:value-type="float">
            <text:p>599000</text:p>
          </table:table-cell>
          <table:table-cell office:value-type="float" office:value="364000" calcext:value-type="float">
            <text:p>364000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412" calcext:value-type="float">
            <text:p>1412</text:p>
          </table:table-cell>
          <table:table-cell office:value-type="float" office:value="5890" calcext:value-type="float">
            <text:p>5890</text:p>
          </table:table-cell>
          <table:table-cell office:value-type="float" office:value="872" calcext:value-type="float">
            <text:p>872</text:p>
          </table:table-cell>
          <table:table-cell office:value-type="float" office:value="442000" calcext:value-type="float">
            <text:p>442000</text:p>
          </table:table-cell>
          <table:table-cell office:value-type="float" office:value="711" calcext:value-type="float">
            <text:p>711</text:p>
          </table:table-cell>
          <table:table-cell office:value-type="float" office:value="17.8" calcext:value-type="float">
            <text:p>17,8</text:p>
          </table:table-cell>
          <table:table-cell office:value-type="float" office:value="612000" calcext:value-type="float">
            <text:p>612000</text:p>
          </table:table-cell>
          <table:table-cell office:value-type="float" office:value="346000" calcext:value-type="float">
            <text:p>346000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570" calcext:value-type="float">
            <text:p>1570</text:p>
          </table:table-cell>
          <table:table-cell office:value-type="float" office:value="5966" calcext:value-type="float">
            <text:p>5966</text:p>
          </table:table-cell>
          <table:table-cell office:value-type="float" office:value="940" calcext:value-type="float">
            <text:p>940</text:p>
          </table:table-cell>
          <table:table-cell office:value-type="float" office:value="420000" calcext:value-type="float">
            <text:p>420000</text:p>
          </table:table-cell>
          <table:table-cell office:value-type="float" office:value="844" calcext:value-type="float">
            <text:p>844</text:p>
          </table:table-cell>
          <table:table-cell office:value-type="float" office:value="17.3" calcext:value-type="float">
            <text:p>17,3</text:p>
          </table:table-cell>
          <table:table-cell office:value-type="float" office:value="717000" calcext:value-type="float">
            <text:p>717000</text:p>
          </table:table-cell>
          <table:table-cell office:value-type="float" office:value="326000" calcext:value-type="float">
            <text:p>326000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527" calcext:value-type="float">
            <text:p>1527</text:p>
          </table:table-cell>
          <table:table-cell office:value-type="float" office:value="5475" calcext:value-type="float">
            <text:p>5475</text:p>
          </table:table-cell>
          <table:table-cell office:value-type="float" office:value="971" calcext:value-type="float">
            <text:p>971</text:p>
          </table:table-cell>
          <table:table-cell office:value-type="float" office:value="393000" calcext:value-type="float">
            <text:p>393000</text:p>
          </table:table-cell>
          <table:table-cell office:value-type="float" office:value="864" calcext:value-type="float">
            <text:p>864</text:p>
          </table:table-cell>
          <table:table-cell office:value-type="float" office:value="16.7" calcext:value-type="float">
            <text:p>16,7</text:p>
          </table:table-cell>
          <table:table-cell office:value-type="float" office:value="743000" calcext:value-type="float">
            <text:p>743000</text:p>
          </table:table-cell>
          <table:table-cell office:value-type="float" office:value="294000" calcext:value-type="float">
            <text:p>294000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375" calcext:value-type="float">
            <text:p>1375</text:p>
          </table:table-cell>
          <table:table-cell office:value-type="float" office:value="4859" calcext:value-type="float">
            <text:p>4859</text:p>
          </table:table-cell>
          <table:table-cell office:value-type="float" office:value="790" calcext:value-type="float">
            <text:p>790</text:p>
          </table:table-cell>
          <table:table-cell office:value-type="float" office:value="367000" calcext:value-type="float">
            <text:p>367000</text:p>
          </table:table-cell>
          <table:table-cell office:value-type="float" office:value="733" calcext:value-type="float">
            <text:p>733</text:p>
          </table:table-cell>
          <table:table-cell office:value-type="float" office:value="15.8" calcext:value-type="float">
            <text:p>15,8</text:p>
          </table:table-cell>
          <table:table-cell office:value-type="float" office:value="578000" calcext:value-type="float">
            <text:p>578000</text:p>
          </table:table-cell>
          <table:table-cell office:value-type="float" office:value="273000" calcext:value-type="float">
            <text:p>273000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128" calcext:value-type="float">
            <text:p>1128</text:p>
          </table:table-cell>
          <table:table-cell office:value-type="float" office:value="4292" calcext:value-type="float">
            <text:p>4292</text:p>
          </table:table-cell>
          <table:table-cell office:value-type="float" office:value="763" calcext:value-type="float">
            <text:p>763</text:p>
          </table:table-cell>
          <table:table-cell office:value-type="float" office:value="345000" calcext:value-type="float">
            <text:p>345000</text:p>
          </table:table-cell>
          <table:table-cell office:value-type="float" office:value="684" calcext:value-type="float">
            <text:p>684</text:p>
          </table:table-cell>
          <table:table-cell office:value-type="float" office:value="15.2" calcext:value-type="float">
            <text:p>15,2</text:p>
          </table:table-cell>
          <table:table-cell office:value-type="float" office:value="522000" calcext:value-type="float">
            <text:p>522000</text:p>
          </table:table-cell>
          <table:table-cell office:value-type="float" office:value="254000" calcext:value-type="float">
            <text:p>254000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027" calcext:value-type="float">
            <text:p>1027</text:p>
          </table:table-cell>
          <table:table-cell office:value-type="float" office:value="3846" calcext:value-type="float">
            <text:p>3846</text:p>
          </table:table-cell>
          <table:table-cell office:value-type="float" office:value="714" calcext:value-type="float">
            <text:p>714</text:p>
          </table:table-cell>
          <table:table-cell office:value-type="float" office:value="324000" calcext:value-type="float">
            <text:p>324000</text:p>
          </table:table-cell>
          <table:table-cell office:value-type="float" office:value="653" calcext:value-type="float">
            <text:p>653</text:p>
          </table:table-cell>
          <table:table-cell office:value-type="float" office:value="14.5" calcext:value-type="float">
            <text:p>14,5</text:p>
          </table:table-cell>
          <table:table-cell office:value-type="float" office:value="505000" calcext:value-type="float">
            <text:p>505000</text:p>
          </table:table-cell>
          <table:table-cell office:value-type="float" office:value="236000" calcext:value-type="float">
            <text:p>236000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993" calcext:value-type="float">
            <text:p>993</text:p>
          </table:table-cell>
          <table:table-cell office:value-type="float" office:value="3651" calcext:value-type="float">
            <text:p>3651</text:p>
          </table:table-cell>
          <table:table-cell office:value-type="float" office:value="637" calcext:value-type="float">
            <text:p>637</text:p>
          </table:table-cell>
          <table:table-cell office:value-type="float" office:value="304000" calcext:value-type="float">
            <text:p>304000</text:p>
          </table:table-cell>
          <table:table-cell office:value-type="float" office:value="652" calcext:value-type="float">
            <text:p>652</text:p>
          </table:table-cell>
          <table:table-cell office:value-type="float" office:value="13.8" calcext:value-type="float">
            <text:p>13,8</text:p>
          </table:table-cell>
          <table:table-cell office:value-type="float" office:value="485000" calcext:value-type="float">
            <text:p>485000</text:p>
          </table:table-cell>
          <table:table-cell office:value-type="float" office:value="219000" calcext:value-type="float">
            <text:p>219000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843" calcext:value-type="float">
            <text:p>843</text:p>
          </table:table-cell>
          <table:table-cell office:value-type="float" office:value="3090" calcext:value-type="float">
            <text:p>3090</text:p>
          </table:table-cell>
          <table:table-cell office:value-type="float" office:value="578" calcext:value-type="float">
            <text:p>578</text:p>
          </table:table-cell>
          <table:table-cell office:value-type="float" office:value="284000" calcext:value-type="float">
            <text:p>284000</text:p>
          </table:table-cell>
          <table:table-cell office:value-type="float" office:value="592" calcext:value-type="float">
            <text:p>592</text:p>
          </table:table-cell>
          <table:table-cell office:value-type="float" office:value="13.1" calcext:value-type="float">
            <text:p>13,1</text:p>
          </table:table-cell>
          <table:table-cell office:value-type="float" office:value="453000" calcext:value-type="float">
            <text:p>453000</text:p>
          </table:table-cell>
          <table:table-cell office:value-type="float" office:value="173000" calcext:value-type="float">
            <text:p>173000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789" calcext:value-type="float">
            <text:p>789</text:p>
          </table:table-cell>
          <table:table-cell office:value-type="float" office:value="2947" calcext:value-type="float">
            <text:p>2947</text:p>
          </table:table-cell>
          <table:table-cell office:value-type="float" office:value="538" calcext:value-type="float">
            <text:p>538</text:p>
          </table:table-cell>
          <table:table-cell office:value-type="float" office:value="266000" calcext:value-type="float">
            <text:p>266000</text:p>
          </table:table-cell>
          <table:table-cell office:value-type="float" office:value="557" calcext:value-type="float">
            <text:p>557</text:p>
          </table:table-cell>
          <table:table-cell office:value-type="float" office:value="12.3" calcext:value-type="float">
            <text:p>12,3</text:p>
          </table:table-cell>
          <table:table-cell office:value-type="float" office:value="331000" calcext:value-type="float">
            <text:p>331000</text:p>
          </table:table-cell>
          <table:table-cell office:value-type="float" office:value="156000" calcext:value-type="float">
            <text:p>156000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51" calcext:value-type="float">
            <text:p>751</text:p>
          </table:table-cell>
          <table:table-cell office:value-type="float" office:value="2726" calcext:value-type="float">
            <text:p>2726</text:p>
          </table:table-cell>
          <table:table-cell office:value-type="float" office:value="513" calcext:value-type="float">
            <text:p>513</text:p>
          </table:table-cell>
          <table:table-cell office:value-type="float" office:value="249000" calcext:value-type="float">
            <text:p>249000</text:p>
          </table:table-cell>
          <table:table-cell office:value-type="float" office:value="601" calcext:value-type="float">
            <text:p>601</text:p>
          </table:table-cell>
          <table:table-cell office:value-type="float" office:value="11.8" calcext:value-type="float">
            <text:p>11,8</text:p>
          </table:table-cell>
          <table:table-cell office:value-type="float" office:value="316000" calcext:value-type="float">
            <text:p>3160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865" calcext:value-type="float">
            <text:p>865</text:p>
          </table:table-cell>
          <table:table-cell office:value-type="float" office:value="2712" calcext:value-type="float">
            <text:p>2712</text:p>
          </table:table-cell>
          <table:table-cell office:value-type="float" office:value="524" calcext:value-type="float">
            <text:p>524</text:p>
          </table:table-cell>
          <table:table-cell office:value-type="float" office:value="231000" calcext:value-type="float">
            <text:p>231000</text:p>
          </table:table-cell>
          <table:table-cell office:value-type="float" office:value="664" calcext:value-type="float">
            <text:p>664</text:p>
          </table:table-cell>
          <table:table-cell office:value-type="float" office:value="11.3" calcext:value-type="float">
            <text:p>11,3</text:p>
          </table:table-cell>
          <table:table-cell office:value-type="float" office:value="343000" calcext:value-type="float">
            <text:p>34300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681" calcext:value-type="float">
            <text:p>681</text:p>
          </table:table-cell>
          <table:table-cell office:value-type="float" office:value="2064" calcext:value-type="float">
            <text:p>2064</text:p>
          </table:table-cell>
          <table:table-cell office:value-type="float" office:value="407" calcext:value-type="float">
            <text:p>407</text:p>
          </table:table-cell>
          <table:table-cell office:value-type="float" office:value="210000" calcext:value-type="float">
            <text:p>210000</text:p>
          </table:table-cell>
          <table:table-cell office:value-type="float" office:value="523" calcext:value-type="float">
            <text:p>523</text:p>
          </table:table-cell>
          <table:table-cell office:value-type="float" office:value="10.8" calcext:value-type="float">
            <text:p>10,8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95" calcext:value-type="float">
            <text:p>395</text:p>
          </table:table-cell>
          <table:table-cell office:value-type="float" office:value="1494" calcext:value-type="float">
            <text:p>1494</text:p>
          </table:table-cell>
          <table:table-cell office:value-type="float" office:value="296" calcext:value-type="float">
            <text:p>296</text:p>
          </table:table-cell>
          <table:table-cell office:value-type="float" office:value="195000" calcext:value-type="float">
            <text:p>195000</text:p>
          </table:table-cell>
          <table:table-cell office:value-type="float" office:value="356" calcext:value-type="float">
            <text:p>356</text:p>
          </table:table-cell>
          <table:table-cell office:value-type="float" office:value="10.4" calcext:value-type="float">
            <text:p>10,4</text:p>
          </table:table-cell>
          <table:table-cell office:value-type="float" office:value="174000" calcext:value-type="float">
            <text:p>174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368" calcext:value-type="float">
            <text:p>368</text:p>
          </table:table-cell>
          <table:table-cell office:value-type="float" office:value="1325" calcext:value-type="float">
            <text:p>1325</text:p>
          </table:table-cell>
          <table:table-cell office:value-type="float" office:value="278" calcext:value-type="float">
            <text:p>278</text:p>
          </table:table-cell>
          <table:table-cell office:value-type="float" office:value="184000" calcext:value-type="float">
            <text:p>184000</text:p>
          </table:table-cell>
          <table:table-cell office:value-type="float" office:value="355" calcext:value-type="float">
            <text:p>355</text:p>
          </table:table-cell>
          <table:table-cell office:value-type="float" office:value="10.1" calcext:value-type="float">
            <text:p>10,1</text:p>
          </table:table-cell>
          <table:table-cell office:value-type="float" office:value="179000" calcext:value-type="float">
            <text:p>179000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64" calcext:value-type="float">
            <text:p>364</text:p>
          </table:table-cell>
          <table:table-cell office:value-type="float" office:value="1226" calcext:value-type="float">
            <text:p>1226</text:p>
          </table:table-cell>
          <table:table-cell office:value-type="float" office:value="266" calcext:value-type="float">
            <text:p>266</text:p>
          </table:table-cell>
          <table:table-cell office:value-type="float" office:value="173000" calcext:value-type="float">
            <text:p>173000</text:p>
          </table:table-cell>
          <table:table-cell office:value-type="float" office:value="301" calcext:value-type="float">
            <text:p>301</text:p>
          </table:table-cell>
          <table:table-cell office:value-type="float" office:value="9.7" calcext:value-type="float">
            <text:p>9,7</text:p>
          </table:table-cell>
          <table:table-cell office:value-type="float" office:value="160000" calcext:value-type="float">
            <text:p>160000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27" calcext:value-type="float">
            <text:p>327</text:p>
          </table:table-cell>
          <table:table-cell office:value-type="float" office:value="1129" calcext:value-type="float">
            <text:p>1129</text:p>
          </table:table-cell>
          <table:table-cell office:value-type="float" office:value="200" calcext:value-type="float">
            <text:p>2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230" calcext:value-type="float">
            <text:p>230</text:p>
          </table:table-cell>
          <table:table-cell office:value-type="float" office:value="9.3" calcext:value-type="float">
            <text:p>9,3</text:p>
          </table:table-cell>
          <table:table-cell office:value-type="float" office:value="123000" calcext:value-type="float">
            <text:p>123000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64" calcext:value-type="float">
            <text:p>264</text:p>
          </table:table-cell>
          <table:table-cell office:value-type="float" office:value="947" calcext:value-type="float">
            <text:p>947</text:p>
          </table:table-cell>
          <table:table-cell office:value-type="float" office:value="207" calcext:value-type="float">
            <text:p>207</text:p>
          </table:table-cell>
          <table:table-cell office:value-type="float" office:value="157000" calcext:value-type="float">
            <text:p>157000</text:p>
          </table:table-cell>
          <table:table-cell office:value-type="float" office:value="280" calcext:value-type="float">
            <text:p>280</text:p>
          </table:table-cell>
          <table:table-cell office:value-type="float" office:value="8.9" calcext:value-type="float">
            <text:p>8,9</text:p>
          </table:table-cell>
          <table:table-cell office:value-type="float" office:value="114000" calcext:value-type="float">
            <text:p>114000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218" calcext:value-type="float">
            <text:p>218</text:p>
          </table:table-cell>
          <table:table-cell office:value-type="float" office:value="148000" calcext:value-type="float">
            <text:p>148000</text:p>
          </table:table-cell>
          <table:table-cell office:value-type="float" office:value="249" calcext:value-type="float">
            <text:p>249</text:p>
          </table:table-cell>
          <table:table-cell office:value-type="float" office:value="8.7" calcext:value-type="float">
            <text:p>8,7</text:p>
          </table:table-cell>
          <table:table-cell office:value-type="float" office:value="125000" calcext:value-type="float">
            <text:p>12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55" calcext:value-type="float">
            <text:p>255</text:p>
          </table:table-cell>
          <table:table-cell office:value-type="float" office:value="863" calcext:value-type="float">
            <text:p>863</text:p>
          </table:table-cell>
          <table:table-cell office:value-type="float" office:value="166" calcext:value-type="float">
            <text:p>166</text:p>
          </table:table-cell>
          <table:table-cell office:value-type="float" office:value="141000" calcext:value-type="float">
            <text:p>141000</text:p>
          </table:table-cell>
          <table:table-cell office:value-type="float" office:value="266" calcext:value-type="float">
            <text:p>266</text:p>
          </table:table-cell>
          <table:table-cell office:value-type="float" office:value="8.2" calcext:value-type="float">
            <text:p>8,2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13" calcext:value-type="float">
            <text:p>213</text:p>
          </table:table-cell>
          <table:table-cell office:value-type="float" office:value="747" calcext:value-type="float">
            <text:p>747</text:p>
          </table:table-cell>
          <table:table-cell office:value-type="float" office:value="156" calcext:value-type="float">
            <text:p>156</text:p>
          </table:table-cell>
          <table:table-cell office:value-type="float" office:value="132000" calcext:value-type="float">
            <text:p>132000</text:p>
          </table:table-cell>
          <table:table-cell office:value-type="float" office:value="206" calcext:value-type="float">
            <text:p>206</text:p>
          </table:table-cell>
          <table:table-cell office:value-type="float" office:value="7.9" calcext:value-type="float">
            <text:p>7,9</text:p>
          </table:table-cell>
          <table:table-cell office:value-type="float" office:value="95000" calcext:value-type="float">
            <text:p>9500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01" calcext:value-type="float">
            <text:p>201</text:p>
          </table:table-cell>
          <table:table-cell office:value-type="float" office:value="666" calcext:value-type="float">
            <text:p>666</text:p>
          </table:table-cell>
          <table:table-cell office:value-type="float" office:value="153" calcext:value-type="float">
            <text:p>153</text:p>
          </table:table-cell>
          <table:table-cell office:value-type="float" office:value="126000" calcext:value-type="float">
            <text:p>126000</text:p>
          </table:table-cell>
          <table:table-cell office:value-type="float" office:value="215" calcext:value-type="float">
            <text:p>215</text:p>
          </table:table-cell>
          <table:table-cell office:value-type="float" office:value="7.6" calcext:value-type="float">
            <text:p>7,6</text:p>
          </table:table-cell>
          <table:table-cell office:value-type="float" office:value="91000" calcext:value-type="float">
            <text:p>91000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30" calcext:value-type="float">
            <text:p>130</text:p>
          </table:table-cell>
          <table:table-cell office:value-type="float" office:value="508" calcext:value-type="float">
            <text:p>508</text:p>
          </table:table-cell>
          <table:table-cell office:value-type="float" office:value="122" calcext:value-type="float">
            <text:p>122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3" calcext:value-type="float">
            <text:p>183</text:p>
          </table:table-cell>
          <table:table-cell office:value-type="float" office:value="7.2" calcext:value-type="float">
            <text:p>7,2</text:p>
          </table:table-cell>
          <table:table-cell office:value-type="float" office:value="74000" calcext:value-type="float">
            <text:p>7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22" calcext:value-type="float">
            <text:p>122</text:p>
          </table:table-cell>
          <table:table-cell office:value-type="float" office:value="475" calcext:value-type="float">
            <text:p>475</text:p>
          </table:table-cell>
          <table:table-cell office:value-type="float" office:value="107" calcext:value-type="float">
            <text:p>107</text:p>
          </table:table-cell>
          <table:table-cell office:value-type="float" office:value="114000" calcext:value-type="float">
            <text:p>114000</text:p>
          </table:table-cell>
          <table:table-cell office:value-type="float" office:value="172" calcext:value-type="float">
            <text:p>172</text:p>
          </table:table-cell>
          <table:table-cell office:value-type="float" office:value="6.9" calcext:value-type="float">
            <text:p>6,9</text:p>
          </table:table-cell>
          <table:table-cell office:value-type="float" office:value="71000" calcext:value-type="float">
            <text:p>7100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59" calcext:value-type="float">
            <text:p>159</text:p>
          </table:table-cell>
          <table:table-cell office:value-type="float" office:value="549" calcext:value-type="float">
            <text:p>549</text:p>
          </table:table-cell>
          <table:table-cell office:value-type="float" office:value="106" calcext:value-type="float">
            <text:p>106</text:p>
          </table:table-cell>
          <table:table-cell office:value-type="float" office:value="109000" calcext:value-type="float">
            <text:p>109000</text:p>
          </table:table-cell>
          <table:table-cell office:value-type="float" office:value="176" calcext:value-type="float">
            <text:p>176</text:p>
          </table:table-cell>
          <table:table-cell office:value-type="float" office:value="6.6" calcext:value-type="float">
            <text:p>6,6</text:p>
          </table:table-cell>
          <table:table-cell office:value-type="float" office:value="64000" calcext:value-type="float">
            <text:p>6400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58" calcext:value-type="float">
            <text:p>158</text:p>
          </table:table-cell>
          <table:table-cell office:value-type="float" office:value="503" calcext:value-type="float">
            <text:p>503</text:p>
          </table:table-cell>
          <table:table-cell office:value-type="float" office:value="117" calcext:value-type="float">
            <text:p>117</text:p>
          </table:table-cell>
          <table:table-cell office:value-type="float" office:value="104000" calcext:value-type="float">
            <text:p>104000</text:p>
          </table:table-cell>
          <table:table-cell office:value-type="float" office:value="192" calcext:value-type="float">
            <text:p>192</text:p>
          </table:table-cell>
          <table:table-cell office:value-type="float" office:value="6.3" calcext:value-type="float">
            <text:p>6,3</text:p>
          </table:table-cell>
          <table:table-cell office:value-type="float" office:value="74000" calcext:value-type="float">
            <text:p>74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103" calcext:value-type="float">
            <text:p>103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98000" calcext:value-type="float">
            <text:p>98000</text:p>
          </table:table-cell>
          <table:table-cell office:value-type="float" office:value="140" calcext:value-type="float">
            <text:p>140</text:p>
          </table:table-cell>
          <table:table-cell office:value-type="float" office:value="5.9" calcext:value-type="float">
            <text:p>5,9</text:p>
          </table:table-cell>
          <table:table-cell office:value-type="float" office:value="87000" calcext:value-type="float">
            <text:p>8700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93000" calcext:value-type="float">
            <text:p>93000</text:p>
          </table:table-cell>
          <table:table-cell office:value-type="float" office:value="176" calcext:value-type="float">
            <text:p>176</text:p>
          </table:table-cell>
          <table:table-cell office:value-type="float" office:value="5.3" calcext:value-type="float">
            <text:p>5,3</text:p>
          </table:table-cell>
          <table:table-cell office:value-type="float" office:value="52000" calcext:value-type="float">
            <text:p>52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113" calcext:value-type="float">
            <text:p>113</text:p>
          </table:table-cell>
          <table:table-cell office:value-type="float" office:value="330" calcext:value-type="float">
            <text:p>330</text:p>
          </table:table-cell>
          <table:table-cell office:value-type="float" office:value="101" calcext:value-type="float">
            <text:p>101</text:p>
          </table:table-cell>
          <table:table-cell office:value-type="float" office:value="88000" calcext:value-type="float">
            <text:p>88000</text:p>
          </table:table-cell>
          <table:table-cell office:value-type="float" office:value="1205" calcext:value-type="float">
            <text:p>1205</text:p>
          </table:table-cell>
          <table:table-cell office:value-type="float" office:value="5" calcext:value-type="float">
            <text:p>5</text:p>
          </table:table-cell>
          <table:table-cell office:value-type="float" office:value="96000" calcext:value-type="float">
            <text:p>96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3" calcext:value-type="float">
            <text:p>93</text:p>
          </table:table-cell>
          <table:table-cell office:value-type="float" office:value="51000" calcext:value-type="float">
            <text:p>51000</text:p>
          </table:table-cell>
          <table:table-cell office:value-type="float" office:value="310" calcext:value-type="float">
            <text:p>310</text:p>
          </table:table-cell>
          <table:table-cell office:value-type="float" office:value="6.8" calcext:value-type="float">
            <text:p>6,8</text:p>
          </table:table-cell>
          <table:table-cell office:value-type="float" office:value="72000" calcext:value-type="float">
            <text:p>72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office:value-type="float" office:value="94" calcext:value-type="float">
            <text:p>94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42000" calcext:value-type="float">
            <text:p>42000</text:p>
          </table:table-cell>
          <table:table-cell office:value-type="float" office:value="149" calcext:value-type="float">
            <text:p>149</text:p>
          </table:table-cell>
          <table:table-cell office:value-type="float" office:value="6.6" calcext:value-type="float">
            <text:p>6,6</text:p>
          </table:table-cell>
          <table:table-cell office:value-type="float" office:value="51000" calcext:value-type="float">
            <text:p>51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63" calcext:value-type="float">
            <text:p>63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37000" calcext:value-type="float">
            <text:p>37000</text:p>
          </table:table-cell>
          <table:table-cell office:value-type="float" office:value="90" calcext:value-type="float">
            <text:p>90</text:p>
          </table:table-cell>
          <table:table-cell office:value-type="float" office:value="6.1" calcext:value-type="float">
            <text:p>6,1</text:p>
          </table:table-cell>
          <table:table-cell office:value-type="float" office:value="29000" calcext:value-type="float">
            <text:p>290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34000" calcext:value-type="float">
            <text:p>34000</text:p>
          </table:table-cell>
          <table:table-cell office:value-type="float" office:value="93" calcext:value-type="float">
            <text:p>93</text:p>
          </table:table-cell>
          <table:table-cell office:value-type="float" office:value="5.7" calcext:value-type="float">
            <text:p>5,7</text:p>
          </table:table-cell>
          <table:table-cell office:value-type="float" office:value="25000" calcext:value-type="float">
            <text:p>25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31000" calcext:value-type="float">
            <text:p>31000</text:p>
          </table:table-cell>
          <table:table-cell office:value-type="float" office:value="57" calcext:value-type="float">
            <text:p>57</text:p>
          </table:table-cell>
          <table:table-cell office:value-type="float" office:value="5.4" calcext:value-type="float">
            <text:p>5,4</text:p>
          </table:table-cell>
          <table:table-cell office:value-type="float" office:value="17000" calcext:value-type="float">
            <text:p>17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office:value-type="float" office:value="16000" calcext:value-type="float">
            <text:p>16000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office:value-type="float" office:value="28000" calcext:value-type="float">
            <text:p>28000</text:p>
          </table:table-cell>
          <table:table-cell office:value-type="float" office:value="80" calcext:value-type="float">
            <text:p>80</text:p>
          </table:table-cell>
          <table:table-cell office:value-type="float" office:value="4.9" calcext:value-type="float">
            <text:p>4,9</text:p>
          </table:table-cell>
          <table:table-cell office:value-type="float" office:value="20000" calcext:value-type="float">
            <text:p>20000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25000" calcext:value-type="float">
            <text:p>25000</text:p>
          </table:table-cell>
          <table:table-cell office:value-type="float" office:value="258" calcext:value-type="float">
            <text:p>258</text:p>
          </table:table-cell>
          <table:table-cell office:value-type="float" office:value="4.7" calcext:value-type="float">
            <text:p>4,7</text:p>
          </table:table-cell>
          <table:table-cell office:value-type="float" office:value="46000" calcext:value-type="float">
            <text:p>4600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8000" calcext:value-type="float">
            <text:p>18000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office:value-type="float" office:value="14000" calcext:value-type="float">
            <text:p>140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16000" calcext:value-type="float">
            <text:p>16000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office:value-type="float" office:value="19000" calcext:value-type="float">
            <text:p>19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15000" calcext:value-type="float">
            <text:p>15000</text:p>
          </table:table-cell>
          <table:table-cell office:value-type="float" office:value="93" calcext:value-type="float">
            <text:p>93</text:p>
          </table:table-cell>
          <table:table-cell office:value-type="float" office:value="2.6" calcext:value-type="float">
            <text:p>2,6</text:p>
          </table:table-cell>
          <table:table-cell office:value-type="float" office:value="13000" calcext:value-type="float">
            <text:p>1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2000" calcext:value-type="float">
            <text:p>12000</text:p>
          </table:table-cell>
          <table:table-cell office:value-type="float" office:value="134" calcext:value-type="float">
            <text:p>134</text:p>
          </table:table-cell>
          <table:table-cell office:value-type="float" office:value="2.1" calcext:value-type="float">
            <text:p>2,1</text:p>
          </table:table-cell>
          <table:table-cell office:value-type="float" office:value="9100" calcext:value-type="float">
            <text:p>91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01-09-01" calcext:value-type="date">
            <text:p>2001-09-0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7700" calcext:value-type="float">
            <text:p>7700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,1</text:p>
          </table:table-cell>
          <table:table-cell office:value-type="float" office:value="5600" calcext:value-type="float">
            <text:p>56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date" office:date-value="2001-08-01" calcext:value-type="date">
            <text:p>2001-08-0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100" calcext:value-type="float">
            <text:p>5100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1-07-01" calcext:value-type="date">
            <text:p>2001-07-01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date" office:date-value="2001-06-01" calcext:value-type="date">
            <text:p>2001-06-0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office:value-type="float" office:value="976" calcext:value-type="float">
            <text:p>97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01-05-01" calcext:value-type="date">
            <text:p>2001-05-0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date" office:date-value="2001-04-01" calcext:value-type="date">
            <text:p>2001-04-0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,7</text:p>
          </table:table-cell>
          <table:table-cell office:value-type="float" office:value="874" calcext:value-type="float">
            <text:p>874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date" office:date-value="2001-03-01" calcext:value-type="date">
            <text:p>2001-03-0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office:value-type="float" office:value="1200" calcext:value-type="float">
            <text:p>120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01-02-01" calcext:value-type="date">
            <text:p>2001-02-0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,8</text:p>
          </table:table-cell>
          <table:table-cell office:value-type="float" office:value="667" calcext:value-type="float">
            <text:p>66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238" calcext:value-type="float">
            <text:p>238</text:p>
          </table:table-cell>
          <table:table-cell office:value-type="float" office:value="163" calcext:value-type="float">
            <text:p>163</text:p>
          </table:table-cell>
        </table:table-row>
      </table:table>
      <table:table table:name="Ark2" table:style-name="ta1">
        <table:shapes>
          <draw:frame draw:z-index="0" draw:style-name="gr1" draw:text-style-name="P1" svg:width="159.99mm" svg:height="89.99mm" svg:x="113.76mm" svg:y="1mm">
            <loext:p draw:notify-on-update-of-ranges="Ark2.A1:Ark2.A1 Ark2.A2:Ark2.A202 Ark2.B1:Ark2.B1 Ark2.B2:Ark2.B202 Ark2.C1:Ark2.C1 Ark2.C2:Ark2.C202 Ark2.D1:Ark2.D1 Ark2.D2:Ark2.D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editors</text:p>
          </table:table-cell>
          <table:table-cell office:value-type="string" calcext:value-type="string">
            <text:p>One year mean</text:p>
          </table:table-cell>
          <table:table-cell office:value-type="string" calcext:value-type="string">
            <text:p>One year diff</text:p>
          </table:table-cell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01-02-01" calcext:value-type="date">
            <text:p>2001-02-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01-03-01" calcext:value-type="date">
            <text:p>2001-03-0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01-04-01" calcext:value-type="date">
            <text:p>2001-04-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01-05-01" calcext:value-type="date">
            <text:p>2001-05-0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01-06-01" calcext:value-type="date">
            <text:p>2001-06-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01-07-01" calcext:value-type="date">
            <text:p>2001-07-0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2001-08-01" calcext:value-type="date">
            <text:p>2001-08-0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date" office:date-value="2001-09-01" calcext:value-type="date">
            <text:p>2001-09-0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 office:value-type="float" office:value="71" calcext:value-type="float">
            <text:p>71</text:p>
          </table:table-cell>
          <table:table-cell table:formula="of:=SUM([.B2:.B13])/12" office:value-type="float" office:value="26.25" calcext:value-type="float">
            <text:p>26,25</text:p>
          </table:table-cell>
          <table:table-cell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51" calcext:value-type="float">
            <text:p>51</text:p>
          </table:table-cell>
          <table:table-cell table:formula="of:=SUM([.B3:.B14])/12" office:value-type="float" office:value="29.9166666666667" calcext:value-type="float">
            <text:p>29,9166666666667</text:p>
          </table:table-cell>
          <table:table-cell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50" calcext:value-type="float">
            <text:p>50</text:p>
          </table:table-cell>
          <table:table-cell table:formula="of:=SUM([.B4:.B15])/12" office:value-type="float" office:value="33.4166666666667" calcext:value-type="float">
            <text:p>33,4166666666667</text:p>
          </table:table-cell>
          <table:table-cell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44" calcext:value-type="float">
            <text:p>44</text:p>
          </table:table-cell>
          <table:table-cell table:formula="of:=SUM([.B5:.B16])/12" office:value-type="float" office:value="35.75" calcext:value-type="float">
            <text:p>35,75</text:p>
          </table:table-cell>
          <table:table-cell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24" calcext:value-type="float">
            <text:p>24</text:p>
          </table:table-cell>
          <table:table-cell table:formula="of:=SUM([.B6:.B17])/12" office:value-type="float" office:value="37.0833333333333" calcext:value-type="float">
            <text:p>37,0833333333333</text:p>
          </table:table-cell>
          <table:table-cell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22" calcext:value-type="float">
            <text:p>22</text:p>
          </table:table-cell>
          <table:table-cell table:formula="of:=SUM([.B7:.B18])/12" office:value-type="float" office:value="38.1666666666667" calcext:value-type="float">
            <text:p>38,1666666666667</text:p>
          </table:table-cell>
          <table:table-cell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office:value-type="float" office:value="37" calcext:value-type="float">
            <text:p>37</text:p>
          </table:table-cell>
          <table:table-cell table:formula="of:=SUM([.B8:.B19])/12" office:value-type="float" office:value="40.5833333333333" calcext:value-type="float">
            <text:p>40,5833333333333</text:p>
          </table:table-cell>
          <table:table-cell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63" calcext:value-type="float">
            <text:p>63</text:p>
          </table:table-cell>
          <table:table-cell table:formula="of:=SUM([.B9:.B20])/12" office:value-type="float" office:value="44.25" calcext:value-type="float">
            <text:p>44,25</text:p>
          </table:table-cell>
          <table:table-cell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office:value-type="float" office:value="94" calcext:value-type="float">
            <text:p>94</text:p>
          </table:table-cell>
          <table:table-cell table:formula="of:=SUM([.B10:.B21])/12" office:value-type="float" office:value="49.6666666666667" calcext:value-type="float">
            <text:p>49,6666666666667</text:p>
          </table:table-cell>
          <table:table-cell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 office:value-type="float" office:value="102" calcext:value-type="float">
            <text:p>102</text:p>
          </table:table-cell>
          <table:table-cell table:formula="of:=SUM([.B11:.B22])/12" office:value-type="float" office:value="54.5833333333333" calcext:value-type="float">
            <text:p>54,5833333333333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113" calcext:value-type="float">
            <text:p>113</text:p>
          </table:table-cell>
          <table:table-cell table:formula="of:=SUM([.B12:.B23])/12" office:value-type="float" office:value="59.6666666666667" calcext:value-type="float">
            <text:p>59,6666666666667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office:value-type="float" office:value="70" calcext:value-type="float">
            <text:p>70</text:p>
          </table:table-cell>
          <table:table-cell table:formula="of:=SUM([.B13:.B24])/12" office:value-type="float" office:value="61.75" calcext:value-type="float">
            <text:p>61,75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103" calcext:value-type="float">
            <text:p>103</text:p>
          </table:table-cell>
          <table:table-cell table:formula="of:=SUM([.B14:.B25])/12" office:value-type="float" office:value="64.4166666666667" calcext:value-type="float">
            <text:p>64,4166666666667</text:p>
          </table:table-cell>
          <table:table-cell table:formula="of:=[.C25]-[.C13]" office:value-type="float" office:value="38.1666666666667" calcext:value-type="float">
            <text:p>38,1666666666667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58" calcext:value-type="float">
            <text:p>158</text:p>
          </table:table-cell>
          <table:table-cell table:formula="of:=SUM([.B15:.B26])/12" office:value-type="float" office:value="73.3333333333333" calcext:value-type="float">
            <text:p>73,3333333333333</text:p>
          </table:table-cell>
          <table:table-cell table:formula="of:=[.C26]-[.C14]" office:value-type="float" office:value="43.4166666666667" calcext:value-type="float">
            <text:p>43,4166666666667</text:p>
          </table:table-cell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59" calcext:value-type="float">
            <text:p>159</text:p>
          </table:table-cell>
          <table:table-cell table:formula="of:=SUM([.B16:.B27])/12" office:value-type="float" office:value="82.4166666666667" calcext:value-type="float">
            <text:p>82,4166666666667</text:p>
          </table:table-cell>
          <table:table-cell table:formula="of:=[.C27]-[.C15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22" calcext:value-type="float">
            <text:p>122</text:p>
          </table:table-cell>
          <table:table-cell table:formula="of:=SUM([.B17:.B28])/12" office:value-type="float" office:value="88.9166666666667" calcext:value-type="float">
            <text:p>88,9166666666667</text:p>
          </table:table-cell>
          <table:table-cell table:formula="of:=[.C28]-[.C16]" office:value-type="float" office:value="53.1666666666667" calcext:value-type="float">
            <text:p>53,1666666666667</text:p>
          </table:table-cell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30" calcext:value-type="float">
            <text:p>130</text:p>
          </table:table-cell>
          <table:table-cell table:formula="of:=SUM([.B18:.B29])/12" office:value-type="float" office:value="97.75" calcext:value-type="float">
            <text:p>97,75</text:p>
          </table:table-cell>
          <table:table-cell table:formula="of:=[.C29]-[.C17]" office:value-type="float" office:value="60.6666666666667" calcext:value-type="float">
            <text:p>60,6666666666667</text:p>
          </table:table-cell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01" calcext:value-type="float">
            <text:p>201</text:p>
          </table:table-cell>
          <table:table-cell table:formula="of:=SUM([.B19:.B30])/12" office:value-type="float" office:value="112.666666666667" calcext:value-type="float">
            <text:p>112,666666666667</text:p>
          </table:table-cell>
          <table:table-cell table:formula="of:=[.C30]-[.C18]" office:value-type="float" office:value="74.5" calcext:value-type="float">
            <text:p>74,5</text:p>
          </table:table-cell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13" calcext:value-type="float">
            <text:p>213</text:p>
          </table:table-cell>
          <table:table-cell table:formula="of:=SUM([.B20:.B31])/12" office:value-type="float" office:value="127.333333333333" calcext:value-type="float">
            <text:p>127,333333333333</text:p>
          </table:table-cell>
          <table:table-cell table:formula="of:=[.C31]-[.C19]" office:value-type="float" office:value="86.75" calcext:value-type="float">
            <text:p>86,75</text:p>
          </table:table-cell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55" calcext:value-type="float">
            <text:p>255</text:p>
          </table:table-cell>
          <table:table-cell table:formula="of:=SUM([.B21:.B32])/12" office:value-type="float" office:value="143.333333333333" calcext:value-type="float">
            <text:p>143,333333333333</text:p>
          </table:table-cell>
          <table:table-cell table:formula="of:=[.C32]-[.C20]" office:value-type="float" office:value="99.0833333333334" calcext:value-type="float">
            <text:p>99,0833333333334</text:p>
          </table:table-cell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330" calcext:value-type="float">
            <text:p>330</text:p>
          </table:table-cell>
          <table:table-cell table:formula="of:=SUM([.B22:.B33])/12" office:value-type="float" office:value="163" calcext:value-type="float">
            <text:p>163</text:p>
          </table:table-cell>
          <table:table-cell table:formula="of:=[.C33]-[.C21]" office:value-type="float" office:value="113.333333333333" calcext:value-type="float">
            <text:p>113,333333333333</text:p>
          </table:table-cell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64" calcext:value-type="float">
            <text:p>264</text:p>
          </table:table-cell>
          <table:table-cell table:formula="of:=SUM([.B23:.B34])/12" office:value-type="float" office:value="176.5" calcext:value-type="float">
            <text:p>176,5</text:p>
          </table:table-cell>
          <table:table-cell table:formula="of:=[.C34]-[.C22]" office:value-type="float" office:value="121.916666666667" calcext:value-type="float">
            <text:p>121,916666666667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27" calcext:value-type="float">
            <text:p>327</text:p>
          </table:table-cell>
          <table:table-cell table:formula="of:=SUM([.B24:.B35])/12" office:value-type="float" office:value="194.333333333333" calcext:value-type="float">
            <text:p>194,333333333333</text:p>
          </table:table-cell>
          <table:table-cell table:formula="of:=[.C35]-[.C23]" office:value-type="float" office:value="134.666666666667" calcext:value-type="float">
            <text:p>134,666666666667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64" calcext:value-type="float">
            <text:p>364</text:p>
          </table:table-cell>
          <table:table-cell table:formula="of:=SUM([.B25:.B36])/12" office:value-type="float" office:value="218.833333333333" calcext:value-type="float">
            <text:p>218,833333333333</text:p>
          </table:table-cell>
          <table:table-cell table:formula="of:=[.C36]-[.C24]" office:value-type="float" office:value="157.083333333333" calcext:value-type="float">
            <text:p>157,083333333333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368" calcext:value-type="float">
            <text:p>368</text:p>
          </table:table-cell>
          <table:table-cell table:formula="of:=SUM([.B26:.B37])/12" office:value-type="float" office:value="240.916666666667" calcext:value-type="float">
            <text:p>240,916666666667</text:p>
          </table:table-cell>
          <table:table-cell table:formula="of:=[.C37]-[.C25]" office:value-type="float" office:value="176.5" calcext:value-type="float">
            <text:p>176,5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95" calcext:value-type="float">
            <text:p>395</text:p>
          </table:table-cell>
          <table:table-cell table:formula="of:=SUM([.B27:.B38])/12" office:value-type="float" office:value="260.666666666667" calcext:value-type="float">
            <text:p>260,666666666667</text:p>
          </table:table-cell>
          <table:table-cell table:formula="of:=[.C38]-[.C26]" office:value-type="float" office:value="187.333333333333" calcext:value-type="float">
            <text:p>187,333333333333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681" calcext:value-type="float">
            <text:p>681</text:p>
          </table:table-cell>
          <table:table-cell table:formula="of:=SUM([.B28:.B39])/12" office:value-type="float" office:value="304.166666666667" calcext:value-type="float">
            <text:p>304,166666666667</text:p>
          </table:table-cell>
          <table:table-cell table:formula="of:=[.C39]-[.C27]" office:value-type="float" office:value="221.75" calcext:value-type="float">
            <text:p>221,75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865" calcext:value-type="float">
            <text:p>865</text:p>
          </table:table-cell>
          <table:table-cell table:formula="of:=SUM([.B29:.B40])/12" office:value-type="float" office:value="366.083333333333" calcext:value-type="float">
            <text:p>366,083333333333</text:p>
          </table:table-cell>
          <table:table-cell table:formula="of:=[.C40]-[.C28]" office:value-type="float" office:value="277.166666666667" calcext:value-type="float">
            <text:p>277,166666666667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51" calcext:value-type="float">
            <text:p>751</text:p>
          </table:table-cell>
          <table:table-cell table:formula="of:=SUM([.B30:.B41])/12" office:value-type="float" office:value="417.833333333333" calcext:value-type="float">
            <text:p>417,833333333333</text:p>
          </table:table-cell>
          <table:table-cell table:formula="of:=[.C41]-[.C29]" office:value-type="float" office:value="320.083333333333" calcext:value-type="float">
            <text:p>320,083333333333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789" calcext:value-type="float">
            <text:p>789</text:p>
          </table:table-cell>
          <table:table-cell table:formula="of:=SUM([.B31:.B42])/12" office:value-type="float" office:value="466.833333333333" calcext:value-type="float">
            <text:p>466,833333333333</text:p>
          </table:table-cell>
          <table:table-cell table:formula="of:=[.C42]-[.C30]" office:value-type="float" office:value="354.166666666667" calcext:value-type="float">
            <text:p>354,166666666667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843" calcext:value-type="float">
            <text:p>843</text:p>
          </table:table-cell>
          <table:table-cell table:formula="of:=SUM([.B32:.B43])/12" office:value-type="float" office:value="519.333333333333" calcext:value-type="float">
            <text:p>519,333333333333</text:p>
          </table:table-cell>
          <table:table-cell table:formula="of:=[.C43]-[.C31]"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993" calcext:value-type="float">
            <text:p>993</text:p>
          </table:table-cell>
          <table:table-cell table:formula="of:=SUM([.B33:.B44])/12" office:value-type="float" office:value="580.833333333333" calcext:value-type="float">
            <text:p>580,833333333333</text:p>
          </table:table-cell>
          <table:table-cell table:formula="of:=[.C44]-[.C32]" office:value-type="float" office:value="437.5" calcext:value-type="float">
            <text:p>437,5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027" calcext:value-type="float">
            <text:p>1027</text:p>
          </table:table-cell>
          <table:table-cell table:formula="of:=SUM([.B34:.B45])/12" office:value-type="float" office:value="638.916666666667" calcext:value-type="float">
            <text:p>638,916666666667</text:p>
          </table:table-cell>
          <table:table-cell table:formula="of:=[.C45]-[.C33]" office:value-type="float" office:value="475.916666666667" calcext:value-type="float">
            <text:p>475,916666666667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128" calcext:value-type="float">
            <text:p>1128</text:p>
          </table:table-cell>
          <table:table-cell table:formula="of:=SUM([.B35:.B46])/12" office:value-type="float" office:value="710.916666666667" calcext:value-type="float">
            <text:p>710,916666666667</text:p>
          </table:table-cell>
          <table:table-cell table:formula="of:=[.C46]-[.C34]" office:value-type="float" office:value="534.416666666667" calcext:value-type="float">
            <text:p>534,416666666667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375" calcext:value-type="float">
            <text:p>1375</text:p>
          </table:table-cell>
          <table:table-cell table:formula="of:=SUM([.B36:.B47])/12" office:value-type="float" office:value="798.25" calcext:value-type="float">
            <text:p>798,25</text:p>
          </table:table-cell>
          <table:table-cell table:formula="of:=[.C47]-[.C35]" office:value-type="float" office:value="603.916666666667" calcext:value-type="float">
            <text:p>603,916666666667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527" calcext:value-type="float">
            <text:p>1527</text:p>
          </table:table-cell>
          <table:table-cell table:formula="of:=SUM([.B37:.B48])/12" office:value-type="float" office:value="895.166666666667" calcext:value-type="float">
            <text:p>895,166666666667</text:p>
          </table:table-cell>
          <table:table-cell table:formula="of:=[.C48]-[.C36]" office:value-type="float" office:value="676.333333333333" calcext:value-type="float">
            <text:p>676,333333333333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570" calcext:value-type="float">
            <text:p>1570</text:p>
          </table:table-cell>
          <table:table-cell table:formula="of:=SUM([.B38:.B49])/12" office:value-type="float" office:value="995.333333333333" calcext:value-type="float">
            <text:p>995,333333333333</text:p>
          </table:table-cell>
          <table:table-cell table:formula="of:=[.C49]-[.C37]" office:value-type="float" office:value="754.416666666667" calcext:value-type="float">
            <text:p>754,416666666667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412" calcext:value-type="float">
            <text:p>1412</text:p>
          </table:table-cell>
          <table:table-cell table:formula="of:=SUM([.B39:.B50])/12" office:value-type="float" office:value="1080.08333333333" calcext:value-type="float">
            <text:p>1080,08333333333</text:p>
          </table:table-cell>
          <table:table-cell table:formula="of:=[.C50]-[.C38]" office:value-type="float" office:value="819.416666666667" calcext:value-type="float">
            <text:p>819,416666666667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414" calcext:value-type="float">
            <text:p>1414</text:p>
          </table:table-cell>
          <table:table-cell table:formula="of:=SUM([.B40:.B51])/12" office:value-type="float" office:value="1141.16666666667" calcext:value-type="float">
            <text:p>1141,16666666667</text:p>
          </table:table-cell>
          <table:table-cell table:formula="of:=[.C51]-[.C39]"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981" calcext:value-type="float">
            <text:p>1981</text:p>
          </table:table-cell>
          <table:table-cell table:formula="of:=SUM([.B41:.B52])/12" office:value-type="float" office:value="1234.16666666667" calcext:value-type="float">
            <text:p>1234,16666666667</text:p>
          </table:table-cell>
          <table:table-cell table:formula="of:=[.C52]-[.C40]" office:value-type="float" office:value="868.083333333333" calcext:value-type="float">
            <text:p>868,083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98" calcext:value-type="float">
            <text:p>2398</text:p>
          </table:table-cell>
          <table:table-cell table:formula="of:=SUM([.B42:.B53])/12" office:value-type="float" office:value="1371.41666666667" calcext:value-type="float">
            <text:p>1371,41666666667</text:p>
          </table:table-cell>
          <table:table-cell table:formula="of:=[.C53]-[.C41]" office:value-type="float" office:value="953.583333333333" calcext:value-type="float">
            <text:p>953,58333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553" calcext:value-type="float">
            <text:p>2553</text:p>
          </table:table-cell>
          <table:table-cell table:formula="of:=SUM([.B43:.B54])/12" office:value-type="float" office:value="1518.41666666667" calcext:value-type="float">
            <text:p>1518,41666666667</text:p>
          </table:table-cell>
          <table:table-cell table:formula="of:=[.C54]-[.C42]" office:value-type="float" office:value="1051.58333333333" calcext:value-type="float">
            <text:p>1051,58333333333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787" calcext:value-type="float">
            <text:p>2787</text:p>
          </table:table-cell>
          <table:table-cell table:formula="of:=SUM([.B44:.B55])/12" office:value-type="float" office:value="1680.41666666667" calcext:value-type="float">
            <text:p>1680,41666666667</text:p>
          </table:table-cell>
          <table:table-cell table:formula="of:=[.C55]-[.C43]" office:value-type="float" office:value="1161.08333333333" calcext:value-type="float">
            <text:p>1161,083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460" calcext:value-type="float">
            <text:p>3460</text:p>
          </table:table-cell>
          <table:table-cell table:formula="of:=SUM([.B45:.B56])/12" office:value-type="float" office:value="1886" calcext:value-type="float">
            <text:p>1886</text:p>
          </table:table-cell>
          <table:table-cell table:formula="of:=[.C56]-[.C44]" office:value-type="float" office:value="1305.16666666667" calcext:value-type="float">
            <text:p>1305,1666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752" calcext:value-type="float">
            <text:p>3752</text:p>
          </table:table-cell>
          <table:table-cell table:formula="of:=SUM([.B46:.B57])/12" office:value-type="float" office:value="2113.08333333333" calcext:value-type="float">
            <text:p>2113,08333333333</text:p>
          </table:table-cell>
          <table:table-cell table:formula="of:=[.C57]-[.C45]" office:value-type="float" office:value="1474.16666666667" calcext:value-type="float">
            <text:p>1474,1666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100" calcext:value-type="float">
            <text:p>3100</text:p>
          </table:table-cell>
          <table:table-cell table:formula="of:=SUM([.B47:.B58])/12" office:value-type="float" office:value="2277.41666666667" calcext:value-type="float">
            <text:p>2277,41666666667</text:p>
          </table:table-cell>
          <table:table-cell table:formula="of:=[.C58]-[.C46]" office:value-type="float" office:value="1566.5" calcext:value-type="float">
            <text:p>1566,5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900" calcext:value-type="float">
            <text:p>3900</text:p>
          </table:table-cell>
          <table:table-cell table:formula="of:=SUM([.B48:.B59])/12" office:value-type="float" office:value="2487.83333333333" calcext:value-type="float">
            <text:p>2487,83333333333</text:p>
          </table:table-cell>
          <table:table-cell table:formula="of:=[.C59]-[.C47]" office:value-type="float" office:value="1689.58333333333" calcext:value-type="float">
            <text:p>1689,58333333333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3786" calcext:value-type="float">
            <text:p>3786</text:p>
          </table:table-cell>
          <table:table-cell table:formula="of:=SUM([.B49:.B60])/12" office:value-type="float" office:value="2676.08333333333" calcext:value-type="float">
            <text:p>2676,08333333333</text:p>
          </table:table-cell>
          <table:table-cell table:formula="of:=[.C60]-[.C48]" office:value-type="float" office:value="1780.91666666667" calcext:value-type="float">
            <text:p>1780,916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7152" calcext:value-type="float">
            <text:p>7152</text:p>
          </table:table-cell>
          <table:table-cell table:formula="of:=SUM([.B50:.B61])/12" office:value-type="float" office:value="3141.25" calcext:value-type="float">
            <text:p>3141,25</text:p>
          </table:table-cell>
          <table:table-cell table:formula="of:=[.C61]-[.C49]" office:value-type="float" office:value="2145.91666666667" calcext:value-type="float">
            <text:p>2145,916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7603" calcext:value-type="float">
            <text:p>7603</text:p>
          </table:table-cell>
          <table:table-cell table:formula="of:=SUM([.B51:.B62])/12" office:value-type="float" office:value="3657.16666666667" calcext:value-type="float">
            <text:p>3657,16666666667</text:p>
          </table:table-cell>
          <table:table-cell table:formula="of:=[.C62]-[.C50]" office:value-type="float" office:value="2577.08333333333" calcext:value-type="float">
            <text:p>2577,083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571" calcext:value-type="float">
            <text:p>7571</text:p>
          </table:table-cell>
          <table:table-cell table:formula="of:=SUM([.B52:.B63])/12" office:value-type="float" office:value="4170.25" calcext:value-type="float">
            <text:p>4170,25</text:p>
          </table:table-cell>
          <table:table-cell table:formula="of:=[.C63]-[.C51]" office:value-type="float" office:value="3029.08333333333" calcext:value-type="float">
            <text:p>3029,08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8712" calcext:value-type="float">
            <text:p>8712</text:p>
          </table:table-cell>
          <table:table-cell table:formula="of:=SUM([.B53:.B64])/12" office:value-type="float" office:value="4731.16666666667" calcext:value-type="float">
            <text:p>4731,16666666667</text:p>
          </table:table-cell>
          <table:table-cell table:formula="of:=[.C64]-[.C52]" office:value-type="float" office:value="3497" calcext:value-type="float">
            <text:p>349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8907" calcext:value-type="float">
            <text:p>8907</text:p>
          </table:table-cell>
          <table:table-cell table:formula="of:=SUM([.B54:.B65])/12" office:value-type="float" office:value="5273.58333333333" calcext:value-type="float">
            <text:p>5273,58333333333</text:p>
          </table:table-cell>
          <table:table-cell table:formula="of:=[.C65]-[.C53]" office:value-type="float" office:value="3902.16666666667" calcext:value-type="float">
            <text:p>3902,16666666667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9877" calcext:value-type="float">
            <text:p>9877</text:p>
          </table:table-cell>
          <table:table-cell table:formula="of:=SUM([.B55:.B66])/12" office:value-type="float" office:value="5883.91666666667" calcext:value-type="float">
            <text:p>5883,91666666667</text:p>
          </table:table-cell>
          <table:table-cell table:formula="of:=[.C66]-[.C54]" office:value-type="float" office:value="4365.5" calcext:value-type="float">
            <text:p>4365,5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0180" calcext:value-type="float">
            <text:p>10180</text:p>
          </table:table-cell>
          <table:table-cell table:formula="of:=SUM([.B56:.B67])/12" office:value-type="float" office:value="6500" calcext:value-type="float">
            <text:p>6500</text:p>
          </table:table-cell>
          <table:table-cell table:formula="of:=[.C67]-[.C55]" office:value-type="float" office:value="4819.58333333333" calcext:value-type="float">
            <text:p>4819,58333333333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072" calcext:value-type="float">
            <text:p>11072</text:p>
          </table:table-cell>
          <table:table-cell table:formula="of:=SUM([.B57:.B68])/12" office:value-type="float" office:value="7134.33333333333" calcext:value-type="float">
            <text:p>7134,33333333333</text:p>
          </table:table-cell>
          <table:table-cell table:formula="of:=[.C68]-[.C56]" office:value-type="float" office:value="5248.33333333333" calcext:value-type="float">
            <text:p>5248,3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259" calcext:value-type="float">
            <text:p>12259</text:p>
          </table:table-cell>
          <table:table-cell table:formula="of:=SUM([.B58:.B69])/12" office:value-type="float" office:value="7843.25" calcext:value-type="float">
            <text:p>7843,25</text:p>
          </table:table-cell>
          <table:table-cell table:formula="of:=[.C69]-[.C57]" office:value-type="float" office:value="5730.16666666667" calcext:value-type="float">
            <text:p>5730,166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0975" calcext:value-type="float">
            <text:p>10975</text:p>
          </table:table-cell>
          <table:table-cell table:formula="of:=SUM([.B59:.B70])/12" office:value-type="float" office:value="8499.5" calcext:value-type="float">
            <text:p>8499,5</text:p>
          </table:table-cell>
          <table:table-cell table:formula="of:=[.C70]-[.C58]" office:value-type="float" office:value="6222.08333333333" calcext:value-type="float">
            <text:p>6222,08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1680" calcext:value-type="float">
            <text:p>11680</text:p>
          </table:table-cell>
          <table:table-cell table:formula="of:=SUM([.B60:.B71])/12" office:value-type="float" office:value="9147.83333333333" calcext:value-type="float">
            <text:p>9147,83333333333</text:p>
          </table:table-cell>
          <table:table-cell table:formula="of:=[.C71]-[.C59]" office:value-type="float" office:value="6660" calcext:value-type="float">
            <text:p>6660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2268" calcext:value-type="float">
            <text:p>12268</text:p>
          </table:table-cell>
          <table:table-cell table:formula="of:=SUM([.B61:.B72])/12" office:value-type="float" office:value="9854.66666666667" calcext:value-type="float">
            <text:p>9854,66666666667</text:p>
          </table:table-cell>
          <table:table-cell table:formula="of:=[.C72]-[.C60]" office:value-type="float" office:value="7178.58333333333" calcext:value-type="float">
            <text:p>7178,58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2307" calcext:value-type="float">
            <text:p>12307</text:p>
          </table:table-cell>
          <table:table-cell table:formula="of:=SUM([.B62:.B73])/12" office:value-type="float" office:value="10284.25" calcext:value-type="float">
            <text:p>10284,25</text:p>
          </table:table-cell>
          <table:table-cell table:formula="of:=[.C73]-[.C61]" office:value-type="float" office:value="7143" calcext:value-type="float">
            <text:p>714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31" calcext:value-type="float">
            <text:p>13731</text:p>
          </table:table-cell>
          <table:table-cell table:formula="of:=SUM([.B63:.B74])/12" office:value-type="float" office:value="10794.9166666667" calcext:value-type="float">
            <text:p>10794,9166666667</text:p>
          </table:table-cell>
          <table:table-cell table:formula="of:=[.C74]-[.C62]" office:value-type="float" office:value="7137.75" calcext:value-type="float">
            <text:p>7137,7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3657" calcext:value-type="float">
            <text:p>13657</text:p>
          </table:table-cell>
          <table:table-cell table:formula="of:=SUM([.B64:.B75])/12" office:value-type="float" office:value="11302.0833333333" calcext:value-type="float">
            <text:p>11302,0833333333</text:p>
          </table:table-cell>
          <table:table-cell table:formula="of:=[.C75]-[.C63]" office:value-type="float" office:value="7131.83333333333" calcext:value-type="float">
            <text:p>7131,8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500" calcext:value-type="float">
            <text:p>14500</text:p>
          </table:table-cell>
          <table:table-cell table:formula="of:=SUM([.B65:.B76])/12" office:value-type="float" office:value="11784.4166666667" calcext:value-type="float">
            <text:p>11784,4166666667</text:p>
          </table:table-cell>
          <table:table-cell table:formula="of:=[.C76]-[.C64]" office:value-type="float" office:value="7053.25" calcext:value-type="float">
            <text:p>7053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3787" calcext:value-type="float">
            <text:p>13787</text:p>
          </table:table-cell>
          <table:table-cell table:formula="of:=SUM([.B66:.B77])/12" office:value-type="float" office:value="12191.0833333333" calcext:value-type="float">
            <text:p>12191,0833333333</text:p>
          </table:table-cell>
          <table:table-cell table:formula="of:=[.C77]-[.C65]" office:value-type="float" office:value="6917.5" calcext:value-type="float">
            <text:p>6917,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3104" calcext:value-type="float">
            <text:p>13104</text:p>
          </table:table-cell>
          <table:table-cell table:formula="of:=SUM([.B67:.B78])/12" office:value-type="float" office:value="12460" calcext:value-type="float">
            <text:p>12460</text:p>
          </table:table-cell>
          <table:table-cell table:formula="of:=[.C78]-[.C66]" office:value-type="float" office:value="6576.08333333333" calcext:value-type="float">
            <text:p>6576,0833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168" calcext:value-type="float">
            <text:p>11168</text:p>
          </table:table-cell>
          <table:table-cell table:formula="of:=SUM([.B68:.B79])/12" office:value-type="float" office:value="12542.3333333333" calcext:value-type="float">
            <text:p>12542,3333333333</text:p>
          </table:table-cell>
          <table:table-cell table:formula="of:=[.C79]-[.C67]" office:value-type="float" office:value="6042.33333333333" calcext:value-type="float">
            <text:p>6042,333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1616" calcext:value-type="float">
            <text:p>11616</text:p>
          </table:table-cell>
          <table:table-cell table:formula="of:=SUM([.B69:.B80])/12" office:value-type="float" office:value="12587.6666666667" calcext:value-type="float">
            <text:p>12587,6666666667</text:p>
          </table:table-cell>
          <table:table-cell table:formula="of:=[.C80]-[.C68]" office:value-type="float" office:value="5453.33333333333" calcext:value-type="float">
            <text:p>5453,33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0889" calcext:value-type="float">
            <text:p>10889</text:p>
          </table:table-cell>
          <table:table-cell table:formula="of:=SUM([.B70:.B81])/12" office:value-type="float" office:value="12473.5" calcext:value-type="float">
            <text:p>12473,5</text:p>
          </table:table-cell>
          <table:table-cell table:formula="of:=[.C81]-[.C69]" office:value-type="float" office:value="4630.25" calcext:value-type="float">
            <text:p>4630,2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0474" calcext:value-type="float">
            <text:p>10474</text:p>
          </table:table-cell>
          <table:table-cell table:formula="of:=SUM([.B71:.B82])/12" office:value-type="float" office:value="12431.75" calcext:value-type="float">
            <text:p>12431,75</text:p>
          </table:table-cell>
          <table:table-cell table:formula="of:=[.C82]-[.C70]" office:value-type="float" office:value="3932.25" calcext:value-type="float">
            <text:p>3932,25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1122" calcext:value-type="float">
            <text:p>11122</text:p>
          </table:table-cell>
          <table:table-cell table:formula="of:=SUM([.B72:.B83])/12" office:value-type="float" office:value="12385.25" calcext:value-type="float">
            <text:p>12385,25</text:p>
          </table:table-cell>
          <table:table-cell table:formula="of:=[.C83]-[.C71]" office:value-type="float" office:value="3237.41666666667" calcext:value-type="float">
            <text:p>3237,416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0292" calcext:value-type="float">
            <text:p>10292</text:p>
          </table:table-cell>
          <table:table-cell table:formula="of:=SUM([.B73:.B84])/12" office:value-type="float" office:value="12220.5833333333" calcext:value-type="float">
            <text:p>12220,5833333333</text:p>
          </table:table-cell>
          <table:table-cell table:formula="of:=[.C84]-[.C72]" office:value-type="float" office:value="2365.91666666667" calcext:value-type="float">
            <text:p>2365,91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9361" calcext:value-type="float">
            <text:p>9361</text:p>
          </table:table-cell>
          <table:table-cell table:formula="of:=SUM([.B74:.B85])/12" office:value-type="float" office:value="11975.0833333333" calcext:value-type="float">
            <text:p>11975,0833333333</text:p>
          </table:table-cell>
          <table:table-cell table:formula="of:=[.C85]-[.C73]" office:value-type="float" office:value="1690.83333333333" calcext:value-type="float">
            <text:p>1690,833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472" calcext:value-type="float">
            <text:p>10472</text:p>
          </table:table-cell>
          <table:table-cell table:formula="of:=SUM([.B75:.B86])/12" office:value-type="float" office:value="11703.5" calcext:value-type="float">
            <text:p>11703,5</text:p>
          </table:table-cell>
          <table:table-cell table:formula="of:=[.C86]-[.C74]" office:value-type="float" office:value="908.583333333334" calcext:value-type="float">
            <text:p>908,583333333334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599" calcext:value-type="float">
            <text:p>10599</text:p>
          </table:table-cell>
          <table:table-cell table:formula="of:=SUM([.B76:.B87])/12" office:value-type="float" office:value="11448.6666666667" calcext:value-type="float">
            <text:p>11448,6666666667</text:p>
          </table:table-cell>
          <table:table-cell table:formula="of:=[.C87]-[.C75]" office:value-type="float" office:value="146.583333333332" calcext:value-type="float">
            <text:p>146,583333333332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229" calcext:value-type="float">
            <text:p>11229</text:p>
          </table:table-cell>
          <table:table-cell table:formula="of:=SUM([.B77:.B88])/12" office:value-type="float" office:value="11176.0833333333" calcext:value-type="float">
            <text:p>11176,0833333333</text:p>
          </table:table-cell>
          <table:table-cell table:formula="of:=[.C88]-[.C76]" office:value-type="float" office:value="-608.333333333332" calcext:value-type="float">
            <text:p>-608,333333333332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0872" calcext:value-type="float">
            <text:p>10872</text:p>
          </table:table-cell>
          <table:table-cell table:formula="of:=SUM([.B78:.B89])/12" office:value-type="float" office:value="10933.1666666667" calcext:value-type="float">
            <text:p>10933,1666666667</text:p>
          </table:table-cell>
          <table:table-cell table:formula="of:=[.C89]-[.C77]" office:value-type="float" office:value="-1257.91666666667" calcext:value-type="float">
            <text:p>-1257,91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0625" calcext:value-type="float">
            <text:p>10625</text:p>
          </table:table-cell>
          <table:table-cell table:formula="of:=SUM([.B79:.B90])/12" office:value-type="float" office:value="10726.5833333333" calcext:value-type="float">
            <text:p>10726,5833333333</text:p>
          </table:table-cell>
          <table:table-cell table:formula="of:=[.C90]-[.C78]" office:value-type="float" office:value="-1733.41666666667" calcext:value-type="float">
            <text:p>-1733,41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735" calcext:value-type="float">
            <text:p>9735</text:p>
          </table:table-cell>
          <table:table-cell table:formula="of:=SUM([.B80:.B91])/12" office:value-type="float" office:value="10607.1666666667" calcext:value-type="float">
            <text:p>10607,1666666667</text:p>
          </table:table-cell>
          <table:table-cell table:formula="of:=[.C91]-[.C79]" office:value-type="float" office:value="-1935.16666666667" calcext:value-type="float">
            <text:p>-1935,166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797" calcext:value-type="float">
            <text:p>9797</text:p>
          </table:table-cell>
          <table:table-cell table:formula="of:=SUM([.B81:.B92])/12" office:value-type="float" office:value="10455.5833333333" calcext:value-type="float">
            <text:p>10455,5833333333</text:p>
          </table:table-cell>
          <table:table-cell table:formula="of:=[.C92]-[.C80]" office:value-type="float" office:value="-2132.08333333333" calcext:value-type="float">
            <text:p>-2132,08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360" calcext:value-type="float">
            <text:p>9360</text:p>
          </table:table-cell>
          <table:table-cell table:formula="of:=SUM([.B82:.B93])/12" office:value-type="float" office:value="10328.1666666667" calcext:value-type="float">
            <text:p>10328,1666666667</text:p>
          </table:table-cell>
          <table:table-cell table:formula="of:=[.C93]-[.C81]" office:value-type="float" office:value="-2145.33333333333" calcext:value-type="float">
            <text:p>-2145,3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8880" calcext:value-type="float">
            <text:p>8880</text:p>
          </table:table-cell>
          <table:table-cell table:formula="of:=SUM([.B83:.B94])/12" office:value-type="float" office:value="10195.3333333333" calcext:value-type="float">
            <text:p>10195,3333333333</text:p>
          </table:table-cell>
          <table:table-cell table:formula="of:=[.C94]-[.C82]" office:value-type="float" office:value="-2236.41666666667" calcext:value-type="float">
            <text:p>-2236,41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9645" calcext:value-type="float">
            <text:p>9645</text:p>
          </table:table-cell>
          <table:table-cell table:formula="of:=SUM([.B84:.B95])/12" office:value-type="float" office:value="10072.25" calcext:value-type="float">
            <text:p>10072,25</text:p>
          </table:table-cell>
          <table:table-cell table:formula="of:=[.C95]-[.C83]" office:value-type="float" office:value="-2313" calcext:value-type="float">
            <text:p>-231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8962" calcext:value-type="float">
            <text:p>8962</text:p>
          </table:table-cell>
          <table:table-cell table:formula="of:=SUM([.B85:.B96])/12" office:value-type="float" office:value="9961.41666666667" calcext:value-type="float">
            <text:p>9961,41666666667</text:p>
          </table:table-cell>
          <table:table-cell table:formula="of:=[.C96]-[.C84]" office:value-type="float" office:value="-2259.16666666667" calcext:value-type="float">
            <text:p>-2259,16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8864" calcext:value-type="float">
            <text:p>8864</text:p>
          </table:table-cell>
          <table:table-cell table:formula="of:=SUM([.B86:.B97])/12" office:value-type="float" office:value="9920" calcext:value-type="float">
            <text:p>9920</text:p>
          </table:table-cell>
          <table:table-cell table:formula="of:=[.C97]-[.C85]" office:value-type="float" office:value="-2055.08333333333" calcext:value-type="float">
            <text:p>-2055,08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9530" calcext:value-type="float">
            <text:p>9530</text:p>
          </table:table-cell>
          <table:table-cell table:formula="of:=SUM([.B87:.B98])/12" office:value-type="float" office:value="9841.5" calcext:value-type="float">
            <text:p>9841,5</text:p>
          </table:table-cell>
          <table:table-cell table:formula="of:=[.C98]-[.C86]" office:value-type="float" office:value="-1862" calcext:value-type="float">
            <text:p>-1862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338" calcext:value-type="float">
            <text:p>9338</text:p>
          </table:table-cell>
          <table:table-cell table:formula="of:=SUM([.B88:.B99])/12" office:value-type="float" office:value="9736.41666666667" calcext:value-type="float">
            <text:p>9736,41666666667</text:p>
          </table:table-cell>
          <table:table-cell table:formula="of:=[.C99]-[.C87]" office:value-type="float" office:value="-1712.25" calcext:value-type="float">
            <text:p>-1712,25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907" calcext:value-type="float">
            <text:p>9907</text:p>
          </table:table-cell>
          <table:table-cell table:formula="of:=SUM([.B89:.B100])/12" office:value-type="float" office:value="9626.25" calcext:value-type="float">
            <text:p>9626,25</text:p>
          </table:table-cell>
          <table:table-cell table:formula="of:=[.C100]-[.C88]" office:value-type="float" office:value="-1549.83333333333" calcext:value-type="float">
            <text:p>-1549,833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230" calcext:value-type="float">
            <text:p>9230</text:p>
          </table:table-cell>
          <table:table-cell table:formula="of:=SUM([.B90:.B101])/12" office:value-type="float" office:value="9489.41666666667" calcext:value-type="float">
            <text:p>9489,41666666667</text:p>
          </table:table-cell>
          <table:table-cell table:formula="of:=[.C101]-[.C89]" office:value-type="float" office:value="-1443.75" calcext:value-type="float">
            <text:p>-1443,7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9452" calcext:value-type="float">
            <text:p>9452</text:p>
          </table:table-cell>
          <table:table-cell table:formula="of:=SUM([.B91:.B102])/12" office:value-type="float" office:value="9391.66666666667" calcext:value-type="float">
            <text:p>9391,66666666667</text:p>
          </table:table-cell>
          <table:table-cell table:formula="of:=[.C102]-[.C90]" office:value-type="float" office:value="-1334.91666666667" calcext:value-type="float">
            <text:p>-1334,91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024" calcext:value-type="float">
            <text:p>9024</text:p>
          </table:table-cell>
          <table:table-cell table:formula="of:=SUM([.B92:.B103])/12" office:value-type="float" office:value="9332.41666666667" calcext:value-type="float">
            <text:p>9332,41666666667</text:p>
          </table:table-cell>
          <table:table-cell table:formula="of:=[.C103]-[.C91]" office:value-type="float" office:value="-1274.75" calcext:value-type="float">
            <text:p>-1274,7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210" calcext:value-type="float">
            <text:p>9210</text:p>
          </table:table-cell>
          <table:table-cell table:formula="of:=SUM([.B93:.B104])/12" office:value-type="float" office:value="9283.5" calcext:value-type="float">
            <text:p>9283,5</text:p>
          </table:table-cell>
          <table:table-cell table:formula="of:=[.C104]-[.C92]" office:value-type="float" office:value="-1172.08333333333" calcext:value-type="float">
            <text:p>-1172,08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8888" calcext:value-type="float">
            <text:p>8888</text:p>
          </table:table-cell>
          <table:table-cell table:formula="of:=SUM([.B94:.B105])/12" office:value-type="float" office:value="9244.16666666667" calcext:value-type="float">
            <text:p>9244,16666666667</text:p>
          </table:table-cell>
          <table:table-cell table:formula="of:=[.C105]-[.C93]" office:value-type="float" office:value="-1084" calcext:value-type="float">
            <text:p>-1084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8371" calcext:value-type="float">
            <text:p>8371</text:p>
          </table:table-cell>
          <table:table-cell table:formula="of:=SUM([.B95:.B106])/12" office:value-type="float" office:value="9201.75" calcext:value-type="float">
            <text:p>9201,75</text:p>
          </table:table-cell>
          <table:table-cell table:formula="of:=[.C106]-[.C94]" office:value-type="float" office:value="-993.583333333334" calcext:value-type="float">
            <text:p>-993,583333333334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8956" calcext:value-type="float">
            <text:p>8956</text:p>
          </table:table-cell>
          <table:table-cell table:formula="of:=SUM([.B96:.B107])/12" office:value-type="float" office:value="9144.33333333333" calcext:value-type="float">
            <text:p>9144,33333333333</text:p>
          </table:table-cell>
          <table:table-cell table:formula="of:=[.C107]-[.C95]" office:value-type="float" office:value="-927.916666666666" calcext:value-type="float">
            <text:p>-927,916666666666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604" calcext:value-type="float">
            <text:p>8604</text:p>
          </table:table-cell>
          <table:table-cell table:formula="of:=SUM([.B97:.B108])/12" office:value-type="float" office:value="9114.5" calcext:value-type="float">
            <text:p>9114,5</text:p>
          </table:table-cell>
          <table:table-cell table:formula="of:=[.C108]-[.C96]" office:value-type="float" office:value="-846.916666666666" calcext:value-type="float">
            <text:p>-846,916666666666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114" calcext:value-type="float">
            <text:p>8114</text:p>
          </table:table-cell>
          <table:table-cell table:formula="of:=SUM([.B98:.B109])/12" office:value-type="float" office:value="9052" calcext:value-type="float">
            <text:p>9052</text:p>
          </table:table-cell>
          <table:table-cell table:formula="of:=[.C109]-[.C97]" office:value-type="float" office:value="-868" calcext:value-type="float">
            <text:p>-868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8736" calcext:value-type="float">
            <text:p>8736</text:p>
          </table:table-cell>
          <table:table-cell table:formula="of:=SUM([.B99:.B110])/12" office:value-type="float" office:value="8985.83333333333" calcext:value-type="float">
            <text:p>8985,83333333333</text:p>
          </table:table-cell>
          <table:table-cell table:formula="of:=[.C110]-[.C98]" office:value-type="float" office:value="-855.666666666666" calcext:value-type="float">
            <text:p>-855,666666666666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8401" calcext:value-type="float">
            <text:p>8401</text:p>
          </table:table-cell>
          <table:table-cell table:formula="of:=SUM([.B100:.B111])/12" office:value-type="float" office:value="8907.75" calcext:value-type="float">
            <text:p>8907,75</text:p>
          </table:table-cell>
          <table:table-cell table:formula="of:=[.C111]-[.C99]" office:value-type="float" office:value="-828.666666666666" calcext:value-type="float">
            <text:p>-828,666666666666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9050" calcext:value-type="float">
            <text:p>9050</text:p>
          </table:table-cell>
          <table:table-cell table:formula="of:=SUM([.B101:.B112])/12" office:value-type="float" office:value="8836.33333333333" calcext:value-type="float">
            <text:p>8836,33333333333</text:p>
          </table:table-cell>
          <table:table-cell table:formula="of:=[.C112]-[.C100]" office:value-type="float" office:value="-789.916666666666" calcext:value-type="float">
            <text:p>-789,916666666666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8641" calcext:value-type="float">
            <text:p>8641</text:p>
          </table:table-cell>
          <table:table-cell table:formula="of:=SUM([.B102:.B113])/12" office:value-type="float" office:value="8787.25" calcext:value-type="float">
            <text:p>8787,25</text:p>
          </table:table-cell>
          <table:table-cell table:formula="of:=[.C113]-[.C101]" office:value-type="float" office:value="-702.166666666666" calcext:value-type="float">
            <text:p>-702,166666666666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8636" calcext:value-type="float">
            <text:p>8636</text:p>
          </table:table-cell>
          <table:table-cell table:formula="of:=SUM([.B103:.B114])/12" office:value-type="float" office:value="8719.25" calcext:value-type="float">
            <text:p>8719,25</text:p>
          </table:table-cell>
          <table:table-cell table:formula="of:=[.C114]-[.C102]" office:value-type="float" office:value="-672.416666666666" calcext:value-type="float">
            <text:p>-672,416666666666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7617" calcext:value-type="float">
            <text:p>7617</text:p>
          </table:table-cell>
          <table:table-cell table:formula="of:=SUM([.B104:.B115])/12" office:value-type="float" office:value="8602" calcext:value-type="float">
            <text:p>8602</text:p>
          </table:table-cell>
          <table:table-cell table:formula="of:=[.C115]-[.C103]" office:value-type="float" office:value="-730.416666666666" calcext:value-type="float">
            <text:p>-730,416666666666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7637" calcext:value-type="float">
            <text:p>7637</text:p>
          </table:table-cell>
          <table:table-cell table:formula="of:=SUM([.B105:.B116])/12" office:value-type="float" office:value="8470.91666666667" calcext:value-type="float">
            <text:p>8470,91666666667</text:p>
          </table:table-cell>
          <table:table-cell table:formula="of:=[.C116]-[.C104]" office:value-type="float" office:value="-812.583333333334" calcext:value-type="float">
            <text:p>-812,583333333334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884" calcext:value-type="float">
            <text:p>7884</text:p>
          </table:table-cell>
          <table:table-cell table:formula="of:=SUM([.B106:.B117])/12" office:value-type="float" office:value="8387.25" calcext:value-type="float">
            <text:p>8387,25</text:p>
          </table:table-cell>
          <table:table-cell table:formula="of:=[.C117]-[.C105]" office:value-type="float" office:value="-856.916666666666" calcext:value-type="float">
            <text:p>-856,916666666666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179" calcext:value-type="float">
            <text:p>7179</text:p>
          </table:table-cell>
          <table:table-cell table:formula="of:=SUM([.B107:.B118])/12" office:value-type="float" office:value="8287.91666666667" calcext:value-type="float">
            <text:p>8287,91666666667</text:p>
          </table:table-cell>
          <table:table-cell table:formula="of:=[.C118]-[.C106]" office:value-type="float" office:value="-913.833333333334" calcext:value-type="float">
            <text:p>-913,833333333334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510" calcext:value-type="float">
            <text:p>7510</text:p>
          </table:table-cell>
          <table:table-cell table:formula="of:=SUM([.B108:.B119])/12" office:value-type="float" office:value="8167.41666666667" calcext:value-type="float">
            <text:p>8167,41666666667</text:p>
          </table:table-cell>
          <table:table-cell table:formula="of:=[.C119]-[.C107]" office:value-type="float" office:value="-976.916666666667" calcext:value-type="float">
            <text:p>-976,91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7290" calcext:value-type="float">
            <text:p>7290</text:p>
          </table:table-cell>
          <table:table-cell table:formula="of:=SUM([.B109:.B120])/12" office:value-type="float" office:value="8057.91666666667" calcext:value-type="float">
            <text:p>8057,91666666667</text:p>
          </table:table-cell>
          <table:table-cell table:formula="of:=[.C120]-[.C108]" office:value-type="float" office:value="-1056.58333333333" calcext:value-type="float">
            <text:p>-1056,58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7202" calcext:value-type="float">
            <text:p>7202</text:p>
          </table:table-cell>
          <table:table-cell table:formula="of:=SUM([.B110:.B121])/12" office:value-type="float" office:value="7981.91666666667" calcext:value-type="float">
            <text:p>7981,91666666667</text:p>
          </table:table-cell>
          <table:table-cell table:formula="of:=[.C121]-[.C109]" office:value-type="float" office:value="-1070.08333333333" calcext:value-type="float">
            <text:p>-1070,083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8110" calcext:value-type="float">
            <text:p>8110</text:p>
          </table:table-cell>
          <table:table-cell table:formula="of:=SUM([.B111:.B122])/12" office:value-type="float" office:value="7929.75" calcext:value-type="float">
            <text:p>7929,75</text:p>
          </table:table-cell>
          <table:table-cell table:formula="of:=[.C122]-[.C110]" office:value-type="float" office:value="-1056.08333333333" calcext:value-type="float">
            <text:p>-1056,08333333333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8104" calcext:value-type="float">
            <text:p>8104</text:p>
          </table:table-cell>
          <table:table-cell table:formula="of:=SUM([.B112:.B123])/12" office:value-type="float" office:value="7905" calcext:value-type="float">
            <text:p>7905</text:p>
          </table:table-cell>
          <table:table-cell table:formula="of:=[.C123]-[.C111]" office:value-type="float" office:value="-1002.75" calcext:value-type="float">
            <text:p>-1002,75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8836" calcext:value-type="float">
            <text:p>8836</text:p>
          </table:table-cell>
          <table:table-cell table:formula="of:=SUM([.B113:.B124])/12" office:value-type="float" office:value="7887.16666666667" calcext:value-type="float">
            <text:p>7887,16666666667</text:p>
          </table:table-cell>
          <table:table-cell table:formula="of:=[.C124]-[.C112]" office:value-type="float" office:value="-949.166666666667" calcext:value-type="float">
            <text:p>-949,16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414" calcext:value-type="float">
            <text:p>8414</text:p>
          </table:table-cell>
          <table:table-cell table:formula="of:=SUM([.B114:.B125])/12" office:value-type="float" office:value="7868.25" calcext:value-type="float">
            <text:p>7868,25</text:p>
          </table:table-cell>
          <table:table-cell table:formula="of:=[.C125]-[.C113]" office:value-type="float" office:value="-919" calcext:value-type="float">
            <text:p>-919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7958" calcext:value-type="float">
            <text:p>7958</text:p>
          </table:table-cell>
          <table:table-cell table:formula="of:=SUM([.B115:.B126])/12" office:value-type="float" office:value="7811.75" calcext:value-type="float">
            <text:p>7811,75</text:p>
          </table:table-cell>
          <table:table-cell table:formula="of:=[.C126]-[.C114]" office:value-type="float" office:value="-907.5" calcext:value-type="float">
            <text:p>-907,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7824" calcext:value-type="float">
            <text:p>7824</text:p>
          </table:table-cell>
          <table:table-cell table:formula="of:=SUM([.B116:.B127])/12" office:value-type="float" office:value="7829" calcext:value-type="float">
            <text:p>7829</text:p>
          </table:table-cell>
          <table:table-cell table:formula="of:=[.C127]-[.C115]" office:value-type="float" office:value="-773" calcext:value-type="float">
            <text:p>-77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700" calcext:value-type="float">
            <text:p>7700</text:p>
          </table:table-cell>
          <table:table-cell table:formula="of:=SUM([.B117:.B128])/12" office:value-type="float" office:value="7834.25" calcext:value-type="float">
            <text:p>7834,25</text:p>
          </table:table-cell>
          <table:table-cell table:formula="of:=[.C128]-[.C116]" office:value-type="float" office:value="-636.666666666666" calcext:value-type="float">
            <text:p>-636,666666666666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698" calcext:value-type="float">
            <text:p>7698</text:p>
          </table:table-cell>
          <table:table-cell table:formula="of:=SUM([.B118:.B129])/12" office:value-type="float" office:value="7818.75" calcext:value-type="float">
            <text:p>7818,75</text:p>
          </table:table-cell>
          <table:table-cell table:formula="of:=[.C129]-[.C117]" office:value-type="float" office:value="-568.5" calcext:value-type="float">
            <text:p>-568,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159" calcext:value-type="float">
            <text:p>7159</text:p>
          </table:table-cell>
          <table:table-cell table:formula="of:=SUM([.B119:.B130])/12" office:value-type="float" office:value="7817.08333333333" calcext:value-type="float">
            <text:p>7817,08333333333</text:p>
          </table:table-cell>
          <table:table-cell table:formula="of:=[.C130]-[.C118]" office:value-type="float" office:value="-470.833333333333" calcext:value-type="float">
            <text:p>-470,833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533" calcext:value-type="float">
            <text:p>7533</text:p>
          </table:table-cell>
          <table:table-cell table:formula="of:=SUM([.B120:.B131])/12" office:value-type="float" office:value="7819" calcext:value-type="float">
            <text:p>7819</text:p>
          </table:table-cell>
          <table:table-cell table:formula="of:=[.C131]-[.C119]" office:value-type="float" office:value="-348.416666666667" calcext:value-type="float">
            <text:p>-348,41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344" calcext:value-type="float">
            <text:p>7344</text:p>
          </table:table-cell>
          <table:table-cell table:formula="of:=SUM([.B121:.B132])/12" office:value-type="float" office:value="7823.5" calcext:value-type="float">
            <text:p>7823,5</text:p>
          </table:table-cell>
          <table:table-cell table:formula="of:=[.C132]-[.C120]" office:value-type="float" office:value="-234.416666666667" calcext:value-type="float">
            <text:p>-234,416666666667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095" calcext:value-type="float">
            <text:p>7095</text:p>
          </table:table-cell>
          <table:table-cell table:formula="of:=SUM([.B122:.B133])/12" office:value-type="float" office:value="7814.58333333333" calcext:value-type="float">
            <text:p>7814,58333333333</text:p>
          </table:table-cell>
          <table:table-cell table:formula="of:=[.C133]-[.C121]" office:value-type="float" office:value="-167.333333333334" calcext:value-type="float">
            <text:p>-167,333333333334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141" calcext:value-type="float">
            <text:p>7141</text:p>
          </table:table-cell>
          <table:table-cell table:formula="of:=SUM([.B123:.B134])/12" office:value-type="float" office:value="7733.83333333333" calcext:value-type="float">
            <text:p>7733,83333333333</text:p>
          </table:table-cell>
          <table:table-cell table:formula="of:=[.C134]-[.C122]" office:value-type="float" office:value="-195.916666666667" calcext:value-type="float">
            <text:p>-195,9166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6948" calcext:value-type="float">
            <text:p>6948</text:p>
          </table:table-cell>
          <table:table-cell table:formula="of:=SUM([.B124:.B135])/12" office:value-type="float" office:value="7637.5" calcext:value-type="float">
            <text:p>7637,5</text:p>
          </table:table-cell>
          <table:table-cell table:formula="of:=[.C135]-[.C123]" office:value-type="float" office:value="-267.5" calcext:value-type="float">
            <text:p>-267,5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400" calcext:value-type="float">
            <text:p>7400</text:p>
          </table:table-cell>
          <table:table-cell table:formula="of:=SUM([.B125:.B136])/12" office:value-type="float" office:value="7517.83333333333" calcext:value-type="float">
            <text:p>7517,83333333333</text:p>
          </table:table-cell>
          <table:table-cell table:formula="of:=[.C136]-[.C124]" office:value-type="float" office:value="-369.333333333334" calcext:value-type="float">
            <text:p>-369,333333333334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257" calcext:value-type="float">
            <text:p>7257</text:p>
          </table:table-cell>
          <table:table-cell table:formula="of:=SUM([.B126:.B137])/12" office:value-type="float" office:value="7421.41666666667" calcext:value-type="float">
            <text:p>7421,41666666667</text:p>
          </table:table-cell>
          <table:table-cell table:formula="of:=[.C137]-[.C125]" office:value-type="float" office:value="-446.833333333333" calcext:value-type="float">
            <text:p>-446,83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028" calcext:value-type="float">
            <text:p>7028</text:p>
          </table:table-cell>
          <table:table-cell table:formula="of:=SUM([.B127:.B138])/12" office:value-type="float" office:value="7343.91666666667" calcext:value-type="float">
            <text:p>7343,91666666667</text:p>
          </table:table-cell>
          <table:table-cell table:formula="of:=[.C138]-[.C126]" office:value-type="float" office:value="-467.833333333333" calcext:value-type="float">
            <text:p>-467,8333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6674" calcext:value-type="float">
            <text:p>6674</text:p>
          </table:table-cell>
          <table:table-cell table:formula="of:=SUM([.B128:.B139])/12" office:value-type="float" office:value="7248.08333333333" calcext:value-type="float">
            <text:p>7248,08333333333</text:p>
          </table:table-cell>
          <table:table-cell table:formula="of:=[.C139]-[.C127]" office:value-type="float" office:value="-580.916666666667" calcext:value-type="float">
            <text:p>-580,916666666667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950" calcext:value-type="float">
            <text:p>6950</text:p>
          </table:table-cell>
          <table:table-cell table:formula="of:=SUM([.B129:.B140])/12" office:value-type="float" office:value="7185.58333333333" calcext:value-type="float">
            <text:p>7185,58333333333</text:p>
          </table:table-cell>
          <table:table-cell table:formula="of:=[.C140]-[.C128]" office:value-type="float" office:value="-648.666666666667" calcext:value-type="float">
            <text:p>-648,66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57" calcext:value-type="float">
            <text:p>6657</text:p>
          </table:table-cell>
          <table:table-cell table:formula="of:=SUM([.B130:.B141])/12" office:value-type="float" office:value="7098.83333333333" calcext:value-type="float">
            <text:p>7098,83333333333</text:p>
          </table:table-cell>
          <table:table-cell table:formula="of:=[.C141]-[.C129]" office:value-type="float" office:value="-719.916666666667" calcext:value-type="float">
            <text:p>-719,9166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6105" calcext:value-type="float">
            <text:p>6105</text:p>
          </table:table-cell>
          <table:table-cell table:formula="of:=SUM([.B131:.B142])/12" office:value-type="float" office:value="7011" calcext:value-type="float">
            <text:p>7011</text:p>
          </table:table-cell>
          <table:table-cell table:formula="of:=[.C142]-[.C130]" office:value-type="float" office:value="-806.083333333333" calcext:value-type="float">
            <text:p>-806,083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718" calcext:value-type="float">
            <text:p>6718</text:p>
          </table:table-cell>
          <table:table-cell table:formula="of:=SUM([.B132:.B143])/12" office:value-type="float" office:value="6943.08333333333" calcext:value-type="float">
            <text:p>6943,08333333333</text:p>
          </table:table-cell>
          <table:table-cell table:formula="of:=[.C143]-[.C131]" office:value-type="float" office:value="-875.916666666667" calcext:value-type="float">
            <text:p>-875,91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645" calcext:value-type="float">
            <text:p>6645</text:p>
          </table:table-cell>
          <table:table-cell table:formula="of:=SUM([.B133:.B144])/12" office:value-type="float" office:value="6884.83333333333" calcext:value-type="float">
            <text:p>6884,83333333333</text:p>
          </table:table-cell>
          <table:table-cell table:formula="of:=[.C144]-[.C132]" office:value-type="float" office:value="-938.666666666667" calcext:value-type="float">
            <text:p>-938,666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6257" calcext:value-type="float">
            <text:p>6257</text:p>
          </table:table-cell>
          <table:table-cell table:formula="of:=SUM([.B134:.B145])/12" office:value-type="float" office:value="6815" calcext:value-type="float">
            <text:p>6815</text:p>
          </table:table-cell>
          <table:table-cell table:formula="of:=[.C145]-[.C133]" office:value-type="float" office:value="-999.583333333333" calcext:value-type="float">
            <text:p>-999,5833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629" calcext:value-type="float">
            <text:p>6629</text:p>
          </table:table-cell>
          <table:table-cell table:formula="of:=SUM([.B135:.B146])/12" office:value-type="float" office:value="6772.33333333333" calcext:value-type="float">
            <text:p>6772,33333333333</text:p>
          </table:table-cell>
          <table:table-cell table:formula="of:=[.C146]-[.C134]" office:value-type="float" office:value="-961.5" calcext:value-type="float">
            <text:p>-961,5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395" calcext:value-type="float">
            <text:p>6395</text:p>
          </table:table-cell>
          <table:table-cell table:formula="of:=SUM([.B136:.B147])/12" office:value-type="float" office:value="6726.25" calcext:value-type="float">
            <text:p>6726,25</text:p>
          </table:table-cell>
          <table:table-cell table:formula="of:=[.C147]-[.C135]" office:value-type="float" office:value="-911.25" calcext:value-type="float">
            <text:p>-911,2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857" calcext:value-type="float">
            <text:p>6857</text:p>
          </table:table-cell>
          <table:table-cell table:formula="of:=SUM([.B137:.B148])/12" office:value-type="float" office:value="6681" calcext:value-type="float">
            <text:p>6681</text:p>
          </table:table-cell>
          <table:table-cell table:formula="of:=[.C148]-[.C136]" office:value-type="float" office:value="-836.833333333333" calcext:value-type="float">
            <text:p>-836,83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316" calcext:value-type="float">
            <text:p>7316</text:p>
          </table:table-cell>
          <table:table-cell table:formula="of:=SUM([.B138:.B149])/12" office:value-type="float" office:value="6685.91666666667" calcext:value-type="float">
            <text:p>6685,91666666667</text:p>
          </table:table-cell>
          <table:table-cell table:formula="of:=[.C149]-[.C137]" office:value-type="float" office:value="-735.5" calcext:value-type="float">
            <text:p>-735,5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906" calcext:value-type="float">
            <text:p>6906</text:p>
          </table:table-cell>
          <table:table-cell table:formula="of:=SUM([.B139:.B150])/12" office:value-type="float" office:value="6675.75" calcext:value-type="float">
            <text:p>6675,75</text:p>
          </table:table-cell>
          <table:table-cell table:formula="of:=[.C150]-[.C138]" office:value-type="float" office:value="-668.166666666667" calcext:value-type="float">
            <text:p>-668,1666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097" calcext:value-type="float">
            <text:p>6097</text:p>
          </table:table-cell>
          <table:table-cell table:formula="of:=SUM([.B140:.B151])/12" office:value-type="float" office:value="6627.66666666667" calcext:value-type="float">
            <text:p>6627,66666666667</text:p>
          </table:table-cell>
          <table:table-cell table:formula="of:=[.C151]-[.C139]" office:value-type="float" office:value="-620.416666666666" calcext:value-type="float">
            <text:p>-620,416666666666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337" calcext:value-type="float">
            <text:p>6337</text:p>
          </table:table-cell>
          <table:table-cell table:formula="of:=SUM([.B141:.B152])/12" office:value-type="float" office:value="6576.58333333333" calcext:value-type="float">
            <text:p>6576,58333333333</text:p>
          </table:table-cell>
          <table:table-cell table:formula="of:=[.C152]-[.C140]" office:value-type="float" office:value="-609" calcext:value-type="float">
            <text:p>-609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542" calcext:value-type="float">
            <text:p>6542</text:p>
          </table:table-cell>
          <table:table-cell table:formula="of:=SUM([.B142:.B153])/12" office:value-type="float" office:value="6567" calcext:value-type="float">
            <text:p>6567</text:p>
          </table:table-cell>
          <table:table-cell table:formula="of:=[.C153]-[.C141]" office:value-type="float" office:value="-531.833333333333" calcext:value-type="float">
            <text:p>-531,8333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5465" calcext:value-type="float">
            <text:p>5465</text:p>
          </table:table-cell>
          <table:table-cell table:formula="of:=SUM([.B143:.B154])/12" office:value-type="float" office:value="6513.66666666667" calcext:value-type="float">
            <text:p>6513,66666666667</text:p>
          </table:table-cell>
          <table:table-cell table:formula="of:=[.C154]-[.C142]" office:value-type="float" office:value="-497.333333333333" calcext:value-type="float">
            <text:p>-497,3333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623" calcext:value-type="float">
            <text:p>6623</text:p>
          </table:table-cell>
          <table:table-cell table:formula="of:=SUM([.B144:.B155])/12" office:value-type="float" office:value="6505.75" calcext:value-type="float">
            <text:p>6505,75</text:p>
          </table:table-cell>
          <table:table-cell table:formula="of:=[.C155]-[.C143]" office:value-type="float" office:value="-437.333333333333" calcext:value-type="float">
            <text:p>-437,3333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506" calcext:value-type="float">
            <text:p>6506</text:p>
          </table:table-cell>
          <table:table-cell table:formula="of:=SUM([.B145:.B156])/12" office:value-type="float" office:value="6494.16666666667" calcext:value-type="float">
            <text:p>6494,16666666667</text:p>
          </table:table-cell>
          <table:table-cell table:formula="of:=[.C156]-[.C144]" office:value-type="float" office:value="-390.666666666666" calcext:value-type="float">
            <text:p>-390,666666666666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275" calcext:value-type="float">
            <text:p>6275</text:p>
          </table:table-cell>
          <table:table-cell table:formula="of:=SUM([.B146:.B157])/12" office:value-type="float" office:value="6495.66666666667" calcext:value-type="float">
            <text:p>6495,66666666667</text:p>
          </table:table-cell>
          <table:table-cell table:formula="of:=[.C157]-[.C145]" office:value-type="float" office:value="-319.333333333333" calcext:value-type="float">
            <text:p>-319,33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439" calcext:value-type="float">
            <text:p>6439</text:p>
          </table:table-cell>
          <table:table-cell table:formula="of:=SUM([.B147:.B158])/12" office:value-type="float" office:value="6479.83333333333" calcext:value-type="float">
            <text:p>6479,83333333333</text:p>
          </table:table-cell>
          <table:table-cell table:formula="of:=[.C158]-[.C146]" office:value-type="float" office:value="-292.5" calcext:value-type="float">
            <text:p>-292,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284" calcext:value-type="float">
            <text:p>6284</text:p>
          </table:table-cell>
          <table:table-cell table:formula="of:=SUM([.B148:.B159])/12" office:value-type="float" office:value="6470.58333333333" calcext:value-type="float">
            <text:p>6470,58333333333</text:p>
          </table:table-cell>
          <table:table-cell table:formula="of:=[.C159]-[.C147]" office:value-type="float" office:value="-255.666666666667" calcext:value-type="float">
            <text:p>-255,6666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6701" calcext:value-type="float">
            <text:p>6701</text:p>
          </table:table-cell>
          <table:table-cell table:formula="of:=SUM([.B149:.B160])/12" office:value-type="float" office:value="6457.58333333333" calcext:value-type="float">
            <text:p>6457,58333333333</text:p>
          </table:table-cell>
          <table:table-cell table:formula="of:=[.C160]-[.C148]" office:value-type="float" office:value="-223.416666666667" calcext:value-type="float">
            <text:p>-223,4166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6429" calcext:value-type="float">
            <text:p>6429</text:p>
          </table:table-cell>
          <table:table-cell table:formula="of:=SUM([.B150:.B161])/12" office:value-type="float" office:value="6383.66666666667" calcext:value-type="float">
            <text:p>6383,66666666667</text:p>
          </table:table-cell>
          <table:table-cell table:formula="of:=[.C161]-[.C149]" office:value-type="float" office:value="-302.25" calcext:value-type="float">
            <text:p>-302,2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869" calcext:value-type="float">
            <text:p>6869</text:p>
          </table:table-cell>
          <table:table-cell table:formula="of:=SUM([.B151:.B162])/12" office:value-type="float" office:value="6380.58333333333" calcext:value-type="float">
            <text:p>6380,58333333333</text:p>
          </table:table-cell>
          <table:table-cell table:formula="of:=[.C162]-[.C150]" office:value-type="float" office:value="-295.166666666667" calcext:value-type="float">
            <text:p>-295,166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351" calcext:value-type="float">
            <text:p>6351</text:p>
          </table:table-cell>
          <table:table-cell table:formula="of:=SUM([.B152:.B163])/12" office:value-type="float" office:value="6401.75" calcext:value-type="float">
            <text:p>6401,75</text:p>
          </table:table-cell>
          <table:table-cell table:formula="of:=[.C163]-[.C151]" office:value-type="float" office:value="-225.916666666667" calcext:value-type="float">
            <text:p>-225,916666666667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6927" calcext:value-type="float">
            <text:p>6927</text:p>
          </table:table-cell>
          <table:table-cell table:formula="of:=SUM([.B153:.B164])/12" office:value-type="float" office:value="6450.91666666667" calcext:value-type="float">
            <text:p>6450,91666666667</text:p>
          </table:table-cell>
          <table:table-cell table:formula="of:=[.C164]-[.C152]" office:value-type="float" office:value="-125.666666666666" calcext:value-type="float">
            <text:p>-125,666666666666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719" calcext:value-type="float">
            <text:p>6719</text:p>
          </table:table-cell>
          <table:table-cell table:formula="of:=SUM([.B154:.B165])/12" office:value-type="float" office:value="6465.66666666667" calcext:value-type="float">
            <text:p>6465,66666666667</text:p>
          </table:table-cell>
          <table:table-cell table:formula="of:=[.C165]-[.C153]" office:value-type="float" office:value="-101.333333333333" calcext:value-type="float">
            <text:p>-101,3333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916" calcext:value-type="float">
            <text:p>5916</text:p>
          </table:table-cell>
          <table:table-cell table:formula="of:=SUM([.B155:.B166])/12" office:value-type="float" office:value="6503.25" calcext:value-type="float">
            <text:p>6503,25</text:p>
          </table:table-cell>
          <table:table-cell table:formula="of:=[.C166]-[.C154]" office:value-type="float" office:value="-10.416666666667" calcext:value-type="float">
            <text:p>-10,41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754" calcext:value-type="float">
            <text:p>6754</text:p>
          </table:table-cell>
          <table:table-cell table:formula="of:=SUM([.B156:.B167])/12" office:value-type="float" office:value="6514.16666666667" calcext:value-type="float">
            <text:p>6514,16666666667</text:p>
          </table:table-cell>
          <table:table-cell table:formula="of:=[.C167]-[.C155]" office:value-type="float" office:value="8.41666666666697" calcext:value-type="float">
            <text:p>8,4166666666669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6652" calcext:value-type="float">
            <text:p>6652</text:p>
          </table:table-cell>
          <table:table-cell table:formula="of:=SUM([.B157:.B168])/12" office:value-type="float" office:value="6526.33333333333" calcext:value-type="float">
            <text:p>6526,33333333333</text:p>
          </table:table-cell>
          <table:table-cell table:formula="of:=[.C168]-[.C156]" office:value-type="float" office:value="32.1666666666661" calcext:value-type="float">
            <text:p>32,1666666666661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604" calcext:value-type="float">
            <text:p>6604</text:p>
          </table:table-cell>
          <table:table-cell table:formula="of:=SUM([.B158:.B169])/12" office:value-type="float" office:value="6553.75" calcext:value-type="float">
            <text:p>6553,75</text:p>
          </table:table-cell>
          <table:table-cell table:formula="of:=[.C169]-[.C157]" office:value-type="float" office:value="58.083333333333" calcext:value-type="float">
            <text:p>58,08333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717" calcext:value-type="float">
            <text:p>6717</text:p>
          </table:table-cell>
          <table:table-cell table:formula="of:=SUM([.B159:.B170])/12" office:value-type="float" office:value="6576.91666666667" calcext:value-type="float">
            <text:p>6576,91666666667</text:p>
          </table:table-cell>
          <table:table-cell table:formula="of:=[.C170]-[.C158]" office:value-type="float" office:value="97.0833333333339" calcext:value-type="float">
            <text:p>97,0833333333339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700" calcext:value-type="float">
            <text:p>6700</text:p>
          </table:table-cell>
          <table:table-cell table:formula="of:=SUM([.B160:.B171])/12" office:value-type="float" office:value="6611.58333333333" calcext:value-type="float">
            <text:p>6611,58333333333</text:p>
          </table:table-cell>
          <table:table-cell table:formula="of:=[.C171]-[.C159]"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55" calcext:value-type="float">
            <text:p>7655</text:p>
          </table:table-cell>
          <table:table-cell table:formula="of:=SUM([.B161:.B172])/12" office:value-type="float" office:value="6691.08333333333" calcext:value-type="float">
            <text:p>6691,08333333333</text:p>
          </table:table-cell>
          <table:table-cell table:formula="of:=[.C172]-[.C160]" office:value-type="float" office:value="233.5" calcext:value-type="float">
            <text:p>233,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20" calcext:value-type="float">
            <text:p>7020</text:p>
          </table:table-cell>
          <table:table-cell table:formula="of:=SUM([.B162:.B173])/12" office:value-type="float" office:value="6740.33333333333" calcext:value-type="float">
            <text:p>6740,33333333333</text:p>
          </table:table-cell>
          <table:table-cell table:formula="of:=[.C173]-[.C161]" office:value-type="float" office:value="356.666666666666" calcext:value-type="float">
            <text:p>356,666666666666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676" calcext:value-type="float">
            <text:p>6676</text:p>
          </table:table-cell>
          <table:table-cell table:formula="of:=SUM([.B163:.B174])/12" office:value-type="float" office:value="6724.25" calcext:value-type="float">
            <text:p>6724,25</text:p>
          </table:table-cell>
          <table:table-cell table:formula="of:=[.C174]-[.C162]" office:value-type="float" office:value="343.666666666667" calcext:value-type="float">
            <text:p>343,6666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492" calcext:value-type="float">
            <text:p>6492</text:p>
          </table:table-cell>
          <table:table-cell table:formula="of:=SUM([.B164:.B175])/12" office:value-type="float" office:value="6736" calcext:value-type="float">
            <text:p>6736</text:p>
          </table:table-cell>
          <table:table-cell table:formula="of:=[.C175]-[.C163]" office:value-type="float" office:value="334.25" calcext:value-type="float">
            <text:p>334,2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643" calcext:value-type="float">
            <text:p>6643</text:p>
          </table:table-cell>
          <table:table-cell table:formula="of:=SUM([.B165:.B176])/12" office:value-type="float" office:value="6712.33333333333" calcext:value-type="float">
            <text:p>6712,33333333333</text:p>
          </table:table-cell>
          <table:table-cell table:formula="of:=[.C176]-[.C164]" office:value-type="float" office:value="261.416666666666" calcext:value-type="float">
            <text:p>261,416666666666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342" calcext:value-type="float">
            <text:p>6342</text:p>
          </table:table-cell>
          <table:table-cell table:formula="of:=SUM([.B166:.B177])/12" office:value-type="float" office:value="6680.91666666667" calcext:value-type="float">
            <text:p>6680,91666666667</text:p>
          </table:table-cell>
          <table:table-cell table:formula="of:=[.C177]-[.C165]" office:value-type="float" office:value="215.25" calcext:value-type="float">
            <text:p>215,25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744" calcext:value-type="float">
            <text:p>5744</text:p>
          </table:table-cell>
          <table:table-cell table:formula="of:=SUM([.B167:.B178])/12" office:value-type="float" office:value="6666.58333333333" calcext:value-type="float">
            <text:p>6666,58333333333</text:p>
          </table:table-cell>
          <table:table-cell table:formula="of:=[.C178]-[.C166]" office:value-type="float" office:value="163.333333333333" calcext:value-type="float">
            <text:p>163,33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037" calcext:value-type="float">
            <text:p>6037</text:p>
          </table:table-cell>
          <table:table-cell table:formula="of:=SUM([.B168:.B179])/12" office:value-type="float" office:value="6606.83333333333" calcext:value-type="float">
            <text:p>6606,83333333333</text:p>
          </table:table-cell>
          <table:table-cell table:formula="of:=[.C179]-[.C167]" office:value-type="float" office:value="92.6666666666661" calcext:value-type="float">
            <text:p>92,6666666666661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169" calcext:value-type="float">
            <text:p>6169</text:p>
          </table:table-cell>
          <table:table-cell table:formula="of:=SUM([.B169:.B180])/12" office:value-type="float" office:value="6566.58333333333" calcext:value-type="float">
            <text:p>6566,58333333333</text:p>
          </table:table-cell>
          <table:table-cell table:formula="of:=[.C180]-[.C168]" office:value-type="float" office:value="40.25" calcext:value-type="float">
            <text:p>40,25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560" calcext:value-type="float">
            <text:p>5560</text:p>
          </table:table-cell>
          <table:table-cell table:formula="of:=SUM([.B170:.B181])/12" office:value-type="float" office:value="6479.58333333333" calcext:value-type="float">
            <text:p>6479,58333333333</text:p>
          </table:table-cell>
          <table:table-cell table:formula="of:=[.C181]-[.C169]" office:value-type="float" office:value="-74.166666666667" calcext:value-type="float">
            <text:p>-74,16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5857" calcext:value-type="float">
            <text:p>5857</text:p>
          </table:table-cell>
          <table:table-cell table:formula="of:=SUM([.B171:.B182])/12" office:value-type="float" office:value="6407.91666666667" calcext:value-type="float">
            <text:p>6407,91666666667</text:p>
          </table:table-cell>
          <table:table-cell table:formula="of:=[.C182]-[.C170]" office:value-type="float" office:value="-169" calcext:value-type="float">
            <text:p>-169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5776" calcext:value-type="float">
            <text:p>5776</text:p>
          </table:table-cell>
          <table:table-cell table:formula="of:=SUM([.B172:.B183])/12" office:value-type="float" office:value="6330.91666666667" calcext:value-type="float">
            <text:p>6330,91666666667</text:p>
          </table:table-cell>
          <table:table-cell table:formula="of:=[.C183]-[.C171]" office:value-type="float" office:value="-280.666666666666" calcext:value-type="float">
            <text:p>-280,666666666666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6352" calcext:value-type="float">
            <text:p>6352</text:p>
          </table:table-cell>
          <table:table-cell table:formula="of:=SUM([.B173:.B184])/12" office:value-type="float" office:value="6222.33333333333" calcext:value-type="float">
            <text:p>6222,33333333333</text:p>
          </table:table-cell>
          <table:table-cell table:formula="of:=[.C184]-[.C172]" office:value-type="float" office:value="-468.75" calcext:value-type="float">
            <text:p>-468,7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6150" calcext:value-type="float">
            <text:p>6150</text:p>
          </table:table-cell>
          <table:table-cell table:formula="of:=SUM([.B174:.B185])/12" office:value-type="float" office:value="6149.83333333333" calcext:value-type="float">
            <text:p>6149,83333333333</text:p>
          </table:table-cell>
          <table:table-cell table:formula="of:=[.C185]-[.C173]" office:value-type="float" office:value="-590.5" calcext:value-type="float">
            <text:p>-590,5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171" calcext:value-type="float">
            <text:p>6171</text:p>
          </table:table-cell>
          <table:table-cell table:formula="of:=SUM([.B175:.B186])/12" office:value-type="float" office:value="6107.75" calcext:value-type="float">
            <text:p>6107,75</text:p>
          </table:table-cell>
          <table:table-cell table:formula="of:=[.C186]-[.C174]" office:value-type="float" office:value="-616.5" calcext:value-type="float">
            <text:p>-616,5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5462" calcext:value-type="float">
            <text:p>5462</text:p>
          </table:table-cell>
          <table:table-cell table:formula="of:=SUM([.B176:.B187])/12" office:value-type="float" office:value="6021.91666666667" calcext:value-type="float">
            <text:p>6021,91666666667</text:p>
          </table:table-cell>
          <table:table-cell table:formula="of:=[.C187]-[.C175]" office:value-type="float" office:value="-714.083333333333" calcext:value-type="float">
            <text:p>-714,08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432" calcext:value-type="float">
            <text:p>5432</text:p>
          </table:table-cell>
          <table:table-cell table:formula="of:=SUM([.B177:.B188])/12" office:value-type="float" office:value="5921" calcext:value-type="float">
            <text:p>5921</text:p>
          </table:table-cell>
          <table:table-cell table:formula="of:=[.C188]-[.C176]" office:value-type="float" office:value="-791.333333333333" calcext:value-type="float">
            <text:p>-791,33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574" calcext:value-type="float">
            <text:p>5574</text:p>
          </table:table-cell>
          <table:table-cell table:formula="of:=SUM([.B178:.B189])/12" office:value-type="float" office:value="5857" calcext:value-type="float">
            <text:p>5857</text:p>
          </table:table-cell>
          <table:table-cell table:formula="of:=[.C189]-[.C177]" office:value-type="float" office:value="-823.916666666667" calcext:value-type="float">
            <text:p>-823,916666666667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5392" calcext:value-type="float">
            <text:p>5392</text:p>
          </table:table-cell>
          <table:table-cell table:formula="of:=SUM([.B179:.B190])/12" office:value-type="float" office:value="5827.66666666667" calcext:value-type="float">
            <text:p>5827,66666666667</text:p>
          </table:table-cell>
          <table:table-cell table:formula="of:=[.C190]-[.C178]" office:value-type="float" office:value="-838.916666666666" calcext:value-type="float">
            <text:p>-838,916666666666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5723" calcext:value-type="float">
            <text:p>5723</text:p>
          </table:table-cell>
          <table:table-cell table:formula="of:=SUM([.B180:.B191])/12" office:value-type="float" office:value="5801.5" calcext:value-type="float">
            <text:p>5801,5</text:p>
          </table:table-cell>
          <table:table-cell table:formula="of:=[.C191]-[.C179]" office:value-type="float" office:value="-805.333333333333" calcext:value-type="float">
            <text:p>-805,33333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6041" calcext:value-type="float">
            <text:p>6041</text:p>
          </table:table-cell>
          <table:table-cell table:formula="of:=SUM([.B181:.B192])/12" office:value-type="float" office:value="5790.83333333333" calcext:value-type="float">
            <text:p>5790,83333333333</text:p>
          </table:table-cell>
          <table:table-cell table:formula="of:=[.C192]-[.C180]" office:value-type="float" office:value="-775.75" calcext:value-type="float">
            <text:p>-775,75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5868" calcext:value-type="float">
            <text:p>5868</text:p>
          </table:table-cell>
          <table:table-cell table:formula="of:=SUM([.B182:.B193])/12" office:value-type="float" office:value="5816.5" calcext:value-type="float">
            <text:p>5816,5</text:p>
          </table:table-cell>
          <table:table-cell table:formula="of:=[.C193]-[.C181]" office:value-type="float" office:value="-663.083333333333" calcext:value-type="float">
            <text:p>-663,083333333333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6054" calcext:value-type="float">
            <text:p>6054</text:p>
          </table:table-cell>
          <table:table-cell table:formula="of:=SUM([.B183:.B194])/12" office:value-type="float" office:value="5832.91666666667" calcext:value-type="float">
            <text:p>5832,91666666667</text:p>
          </table:table-cell>
          <table:table-cell table:formula="of:=[.C194]-[.C182]" office:value-type="float" office:value="-575" calcext:value-type="float">
            <text:p>-575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5841" calcext:value-type="float">
            <text:p>5841</text:p>
          </table:table-cell>
          <table:table-cell table:formula="of:=SUM([.B184:.B195])/12" office:value-type="float" office:value="5838.33333333333" calcext:value-type="float">
            <text:p>5838,33333333333</text:p>
          </table:table-cell>
          <table:table-cell table:formula="of:=[.C195]-[.C183]" office:value-type="float" office:value="-492.583333333334" calcext:value-type="float">
            <text:p>-492,583333333334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7062" calcext:value-type="float">
            <text:p>7062</text:p>
          </table:table-cell>
          <table:table-cell table:formula="of:=SUM([.B185:.B196])/12" office:value-type="float" office:value="5897.5" calcext:value-type="float">
            <text:p>5897,5</text:p>
          </table:table-cell>
          <table:table-cell table:formula="of:=[.C196]-[.C184]" office:value-type="float" office:value="-324.833333333333" calcext:value-type="float">
            <text:p>-324,833333333333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6351" calcext:value-type="float">
            <text:p>6351</text:p>
          </table:table-cell>
          <table:table-cell table:formula="of:=SUM([.B186:.B197])/12" office:value-type="float" office:value="5914.25" calcext:value-type="float">
            <text:p>5914,25</text:p>
          </table:table-cell>
          <table:table-cell table:formula="of:=[.C197]-[.C185]" office:value-type="float" office:value="-235.583333333333" calcext:value-type="float">
            <text:p>-235,583333333333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6052" calcext:value-type="float">
            <text:p>6052</text:p>
          </table:table-cell>
          <table:table-cell table:formula="of:=SUM([.B187:.B198])/12" office:value-type="float" office:value="5904.33333333333" calcext:value-type="float">
            <text:p>5904,33333333333</text:p>
          </table:table-cell>
          <table:table-cell table:formula="of:=[.C198]-[.C186]" office:value-type="float" office:value="-203.416666666667" calcext:value-type="float">
            <text:p>-203,416666666667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float" office:value="5202" calcext:value-type="float">
            <text:p>5202</text:p>
          </table:table-cell>
          <table:table-cell table:formula="of:=SUM([.B188:.B199])/12" office:value-type="float" office:value="5882.66666666667" calcext:value-type="float">
            <text:p>5882,66666666667</text:p>
          </table:table-cell>
          <table:table-cell table:formula="of:=[.C199]-[.C187]" office:value-type="float" office:value="-139.25" calcext:value-type="float">
            <text:p>-139,25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5381" calcext:value-type="float">
            <text:p>5381</text:p>
          </table:table-cell>
          <table:table-cell table:formula="of:=SUM([.B189:.B200])/12" office:value-type="float" office:value="5878.41666666667" calcext:value-type="float">
            <text:p>5878,41666666667</text:p>
          </table:table-cell>
          <table:table-cell table:formula="of:=[.C200]-[.C188]" office:value-type="float" office:value="-42.583333333333" calcext:value-type="float">
            <text:p>-42,583333333333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float" office:value="5393" calcext:value-type="float">
            <text:p>5393</text:p>
          </table:table-cell>
          <table:table-cell table:formula="of:=SUM([.B190:.B201])/12" office:value-type="float" office:value="5863.33333333333" calcext:value-type="float">
            <text:p>5863,33333333333</text:p>
          </table:table-cell>
          <table:table-cell table:formula="of:=[.C201]-[.C189]" office:value-type="float" office:value="6.33333333333303" calcext:value-type="float">
            <text:p>6,33333333333303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float" office:value="4510" calcext:value-type="float">
            <text:p>4510</text:p>
          </table:table-cell>
          <table:table-cell table:formula="of:=SUM([.B191:.B202])/12" office:value-type="float" office:value="5789.83333333333" calcext:value-type="float">
            <text:p>5789,83333333333</text:p>
          </table:table-cell>
          <table:table-cell table:formula="of:=[.C202]-[.C190]" office:value-type="float" office:value="-37.8333333333339" calcext:value-type="float">
            <text:p>-37,8333333333339</text:p>
          </table:table-cell>
        </table:table-row>
      </table:table>
      <table:named-expressions>
        <table:named-range table:name="HTML_1" table:base-cell-address="$Ark1.$A$1" table:cell-range-address=".$A$2:.$I$202"/>
        <table:named-range table:name="HTML_all" table:base-cell-address="$Ark1.$A$1" table:cell-range-address=".$A$2:.$I$202"/>
        <table:named-range table:name="HTML_tables" table:base-cell-address="$Ark1.$A$1" table:cell-range-address=".$A$2:.$A$2"/>
      </table:named-expressions>
      <table:database-ranges>
        <table:database-range table:name="__Anonymous_Sheet_DB__1" table:target-range-address="Ark2.A1:Ark2.B20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9:43:24.766307156</dc:date>
    <meta:editing-duration>PT6M17S</meta:editing-duration>
    <meta:editing-cycles>1</meta:editing-cycles>
    <meta:document-statistic meta:table-count="2" meta:cell-count="2590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5cm" svg:y="0.316cm" chart:style-name="ch2">
          <text:p>English Wikipedia</text:p>
        </chart:title>
        <chart:subtitle svg:x="6.888cm" svg:y="1.264cm" chart:style-name="ch3">
          <text:p>New editors</text:p>
        </chart:subtitle>
        <chart:legend chart:legend-position="end" svg:x="12.167cm" svg:y="3.713cm" style:legend-expansion="high" chart:style-name="ch4"/>
        <chart:plot-area chart:style-name="ch5" table:cell-range-address="Ark2.A1:Ark2.D202" chart:data-source-has-labels="both" svg:x="1.317cm" svg:y="2.083cm" svg:width="10.53cm" svg:height="5.77cm">
          <chartooo:coordinate-region svg:x="2.584cm" svg:y="2.279cm" svg:width="9.263cm" svg:height="5.379cm"/>
          <chart:axis chart:dimension="x" chart:name="primary-x" chart:style-name="ch6" chartooo:axis-type="auto">
            <chartooo:date-scale/>
            <chart:title svg:x="6.093cm" svg:y="8.033cm" chart:style-name="ch7">
              <text:p>Dates</text:p>
            </chart:title>
            <chart:categories table:cell-range-address="Ark2.A2:Ark2.A202"/>
            <chart:grid chart:style-name="ch8" chart:class="major"/>
          </chart:axis>
          <chart:axis chart:dimension="y" chart:name="primary-y" chart:style-name="ch9">
            <chart:title svg:x="0.451cm" svg:y="5.457cm" chart:style-name="ch10">
              <text:p>Users</text:p>
            </chart:title>
            <chart:grid chart:style-name="ch8" chart:class="major"/>
          </chart:axis>
          <chart:series chart:style-name="ch11" chart:values-cell-range-address="Ark2.B2:Ark2.B202" chart:label-cell-address="Ark2.B1:Ark2.B1" chart:class="chart:line">
            <chart:data-point chart:repeated="201"/>
          </chart:series>
          <chart:series chart:style-name="ch12" chart:values-cell-range-address="Ark2.C2:Ark2.C202" chart:label-cell-address="Ark2.C1:Ark2.C1" chart:class="chart:line">
            <chart:data-point chart:repeated="201"/>
          </chart:series>
          <chart:series chart:style-name="ch13" chart:values-cell-range-address="Ark2.D2:Ark2.D202" chart:label-cell-address="Ark2.D1:Ark2.D1" chart:class="chart:line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Ark2.B1:Ark2.B1</svg:desc>
                </draw:g>
              </table:table-cell>
              <table:table-cell office:value-type="string">
                <text:p>One year mean</text:p>
                <draw:g>
                  <svg:desc>Ark2.C1:Ark2.C1</svg:desc>
                </draw:g>
              </table:table-cell>
              <table:table-cell office:value-type="string">
                <text:p>One year diff</text:p>
                <draw:g>
                  <svg:desc>Ark2.D1:Ark2.D1</svg:desc>
                </draw:g>
              </table:table-cell>
            </table:table-row>
          </table:table-header-rows>
          <table:table-rows>
            <table:table-row>
              <table:table-cell office:value-type="float" office:value="36892">
                <text:p>36892</text:p>
                <draw:g>
                  <svg:desc>Ark2.A2:Ark2.A202</svg:desc>
                </draw:g>
              </table:table-cell>
              <table:table-cell office:value-type="float" office:value="7">
                <text:p>7</text:p>
                <draw:g>
                  <svg:desc>Ark2.B2:Ark2.B202</svg:desc>
                </draw:g>
              </table:table-cell>
              <table:table-cell office:value-type="float" office:value="NaN">
                <text:p>NaN</text:p>
                <draw:g>
                  <svg:desc>Ark2.C2:Ark2.C202</svg:desc>
                </draw:g>
              </table:table-cell>
              <table:table-cell office:value-type="float" office:value="NaN">
                <text:p>NaN</text:p>
                <draw:g>
                  <svg:desc>Ark2.D2:Ark2.D202</svg:desc>
                </draw:g>
              </table:table-cell>
            </table:table-row>
            <table:table-row>
              <table:table-cell office:value-type="float" office:value="36923">
                <text:p>369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51">
                <text:p>3695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82">
                <text:p>3698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12">
                <text:p>3701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43">
                <text:p>3704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73">
                <text:p>3707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04">
                <text:p>3710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35">
                <text:p>3713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65">
                <text:p>3716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96">
                <text:p>3719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26">
                <text:p>37226</text:p>
              </table:table-cell>
              <table:table-cell office:value-type="float" office:value="71">
                <text:p>71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51">
                <text:p>51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88">
                <text:p>37288</text:p>
              </table:table-cell>
              <table:table-cell office:value-type="float" office:value="50">
                <text:p>50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16">
                <text:p>37316</text:p>
              </table:table-cell>
              <table:table-cell office:value-type="float" office:value="44">
                <text:p>44</text:p>
              </table:table-cell>
              <table:table-cell office:value-type="float" office:value="35.75">
                <text:p>3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47">
                <text:p>37347</text:p>
              </table:table-cell>
              <table:table-cell office:value-type="float" office:value="24">
                <text:p>24</text:p>
              </table:table-cell>
              <table:table-cell office:value-type="float" office:value="37.0833333333333">
                <text:p>37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77">
                <text:p>37377</text:p>
              </table:table-cell>
              <table:table-cell office:value-type="float" office:value="22">
                <text:p>22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08">
                <text:p>37408</text:p>
              </table:table-cell>
              <table:table-cell office:value-type="float" office:value="37">
                <text:p>37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38">
                <text:p>37438</text:p>
              </table:table-cell>
              <table:table-cell office:value-type="float" office:value="63">
                <text:p>63</text:p>
              </table:table-cell>
              <table:table-cell office:value-type="float" office:value="44.25">
                <text:p>4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69">
                <text:p>37469</text:p>
              </table:table-cell>
              <table:table-cell office:value-type="float" office:value="94">
                <text:p>94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02">
                <text:p>102</text:p>
              </table:table-cell>
              <table:table-cell office:value-type="float" office:value="54.5833333333333">
                <text:p>54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30">
                <text:p>37530</text:p>
              </table:table-cell>
              <table:table-cell office:value-type="float" office:value="113">
                <text:p>113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61">
                <text:p>37561</text:p>
              </table:table-cell>
              <table:table-cell office:value-type="float" office:value="70">
                <text:p>70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91">
                <text:p>37591</text:p>
              </table:table-cell>
              <table:table-cell office:value-type="float" office:value="103">
                <text:p>103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158">
                <text:p>158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43.4166666666667">
                <text:p>43.4166666666667</text:p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59">
                <text:p>159</text:p>
              </table:table-cell>
              <table:table-cell office:value-type="float" office:value="82.4166666666667">
                <text:p>82.41666666666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122">
                <text:p>122</text:p>
              </table:table-cell>
              <table:table-cell office:value-type="float" office:value="88.9166666666667">
                <text:p>88.9166666666667</text:p>
              </table:table-cell>
              <table:table-cell office:value-type="float" office:value="53.1666666666667">
                <text:p>53.1666666666667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30">
                <text:p>130</text:p>
              </table:table-cell>
              <table:table-cell office:value-type="float" office:value="97.75">
                <text:p>97.75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01">
                <text:p>201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13">
                <text:p>213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55">
                <text:p>255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99.0833333333334">
                <text:p>99.0833333333334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330">
                <text:p>330</text:p>
              </table:table-cell>
              <table:table-cell office:value-type="float" office:value="163">
                <text:p>163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264">
                <text:p>264</text:p>
              </table:table-cell>
              <table:table-cell office:value-type="float" office:value="176.5">
                <text:p>176.5</text:p>
              </table:table-cell>
              <table:table-cell office:value-type="float" office:value="121.916666666667">
                <text:p>121.916666666667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327">
                <text:p>327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134.666666666667">
                <text:p>134.666666666667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364">
                <text:p>364</text:p>
              </table:table-cell>
              <table:table-cell office:value-type="float" office:value="218.833333333333">
                <text:p>218.833333333333</text:p>
              </table:table-cell>
              <table:table-cell office:value-type="float" office:value="157.083333333333">
                <text:p>157.083333333333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368">
                <text:p>368</text:p>
              </table:table-cell>
              <table:table-cell office:value-type="float" office:value="240.916666666667">
                <text:p>240.91666666666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395">
                <text:p>395</text:p>
              </table:table-cell>
              <table:table-cell office:value-type="float" office:value="260.666666666667">
                <text:p>260.666666666667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681">
                <text:p>681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221.75">
                <text:p>221.75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865">
                <text:p>865</text:p>
              </table:table-cell>
              <table:table-cell office:value-type="float" office:value="366.083333333333">
                <text:p>366.083333333333</text:p>
              </table:table-cell>
              <table:table-cell office:value-type="float" office:value="277.166666666667">
                <text:p>277.166666666667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751">
                <text:p>751</text:p>
              </table:table-cell>
              <table:table-cell office:value-type="float" office:value="417.833333333333">
                <text:p>417.833333333333</text:p>
              </table:table-cell>
              <table:table-cell office:value-type="float" office:value="320.083333333333">
                <text:p>320.083333333333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789">
                <text:p>789</text:p>
              </table:table-cell>
              <table:table-cell office:value-type="float" office:value="466.833333333333">
                <text:p>466.833333333333</text:p>
              </table:table-cell>
              <table:table-cell office:value-type="float" office:value="354.166666666667">
                <text:p>354.166666666667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843">
                <text:p>843</text:p>
              </table:table-cell>
              <table:table-cell office:value-type="float" office:value="519.333333333333">
                <text:p>519.33333333333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993">
                <text:p>993</text:p>
              </table:table-cell>
              <table:table-cell office:value-type="float" office:value="580.833333333333">
                <text:p>580.833333333333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027">
                <text:p>1027</text:p>
              </table:table-cell>
              <table:table-cell office:value-type="float" office:value="638.916666666667">
                <text:p>638.916666666667</text:p>
              </table:table-cell>
              <table:table-cell office:value-type="float" office:value="475.916666666667">
                <text:p>475.916666666667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128">
                <text:p>1128</text:p>
              </table:table-cell>
              <table:table-cell office:value-type="float" office:value="710.916666666667">
                <text:p>710.916666666667</text:p>
              </table:table-cell>
              <table:table-cell office:value-type="float" office:value="534.416666666667">
                <text:p>534.416666666667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375">
                <text:p>1375</text:p>
              </table:table-cell>
              <table:table-cell office:value-type="float" office:value="798.25">
                <text:p>798.25</text:p>
              </table:table-cell>
              <table:table-cell office:value-type="float" office:value="603.916666666667">
                <text:p>603.916666666667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527">
                <text:p>1527</text:p>
              </table:table-cell>
              <table:table-cell office:value-type="float" office:value="895.166666666667">
                <text:p>895.166666666667</text:p>
              </table:table-cell>
              <table:table-cell office:value-type="float" office:value="676.333333333333">
                <text:p>676.333333333333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570">
                <text:p>1570</text:p>
              </table:table-cell>
              <table:table-cell office:value-type="float" office:value="995.333333333333">
                <text:p>995.333333333333</text:p>
              </table:table-cell>
              <table:table-cell office:value-type="float" office:value="754.416666666667">
                <text:p>754.416666666667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412">
                <text:p>1412</text:p>
              </table:table-cell>
              <table:table-cell office:value-type="float" office:value="1080.08333333333">
                <text:p>1080.08333333333</text:p>
              </table:table-cell>
              <table:table-cell office:value-type="float" office:value="819.416666666667">
                <text:p>819.416666666667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414">
                <text:p>1414</text:p>
              </table:table-cell>
              <table:table-cell office:value-type="float" office:value="1141.16666666667">
                <text:p>1141.1666666666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981">
                <text:p>1981</text:p>
              </table:table-cell>
              <table:table-cell office:value-type="float" office:value="1234.16666666667">
                <text:p>1234.16666666667</text:p>
              </table:table-cell>
              <table:table-cell office:value-type="float" office:value="868.083333333333">
                <text:p>868.083333333333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398">
                <text:p>2398</text:p>
              </table:table-cell>
              <table:table-cell office:value-type="float" office:value="1371.41666666667">
                <text:p>1371.41666666667</text:p>
              </table:table-cell>
              <table:table-cell office:value-type="float" office:value="953.583333333333">
                <text:p>953.583333333333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553">
                <text:p>2553</text:p>
              </table:table-cell>
              <table:table-cell office:value-type="float" office:value="1518.41666666667">
                <text:p>1518.41666666667</text:p>
              </table:table-cell>
              <table:table-cell office:value-type="float" office:value="1051.58333333333">
                <text:p>1051.58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787">
                <text:p>2787</text:p>
              </table:table-cell>
              <table:table-cell office:value-type="float" office:value="1680.41666666667">
                <text:p>1680.41666666667</text:p>
              </table:table-cell>
              <table:table-cell office:value-type="float" office:value="1161.08333333333">
                <text:p>1161.0833333333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460">
                <text:p>3460</text:p>
              </table:table-cell>
              <table:table-cell office:value-type="float" office:value="1886">
                <text:p>1886</text:p>
              </table:table-cell>
              <table:table-cell office:value-type="float" office:value="1305.16666666667">
                <text:p>1305.1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752">
                <text:p>3752</text:p>
              </table:table-cell>
              <table:table-cell office:value-type="float" office:value="2113.08333333333">
                <text:p>2113.08333333333</text:p>
              </table:table-cell>
              <table:table-cell office:value-type="float" office:value="1474.16666666667">
                <text:p>1474.16666666667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100">
                <text:p>3100</text:p>
              </table:table-cell>
              <table:table-cell office:value-type="float" office:value="2277.41666666667">
                <text:p>2277.41666666667</text:p>
              </table:table-cell>
              <table:table-cell office:value-type="float" office:value="1566.5">
                <text:p>1566.5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3900">
                <text:p>3900</text:p>
              </table:table-cell>
              <table:table-cell office:value-type="float" office:value="2487.83333333333">
                <text:p>2487.83333333333</text:p>
              </table:table-cell>
              <table:table-cell office:value-type="float" office:value="1689.58333333333">
                <text:p>1689.58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3786">
                <text:p>3786</text:p>
              </table:table-cell>
              <table:table-cell office:value-type="float" office:value="2676.08333333333">
                <text:p>2676.08333333333</text:p>
              </table:table-cell>
              <table:table-cell office:value-type="float" office:value="1780.91666666667">
                <text:p>1780.91666666667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7152">
                <text:p>7152</text:p>
              </table:table-cell>
              <table:table-cell office:value-type="float" office:value="3141.25">
                <text:p>3141.25</text:p>
              </table:table-cell>
              <table:table-cell office:value-type="float" office:value="2145.91666666667">
                <text:p>2145.91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7603">
                <text:p>7603</text:p>
              </table:table-cell>
              <table:table-cell office:value-type="float" office:value="3657.16666666667">
                <text:p>3657.16666666667</text:p>
              </table:table-cell>
              <table:table-cell office:value-type="float" office:value="2577.08333333333">
                <text:p>2577.08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7571">
                <text:p>7571</text:p>
              </table:table-cell>
              <table:table-cell office:value-type="float" office:value="4170.25">
                <text:p>4170.25</text:p>
              </table:table-cell>
              <table:table-cell office:value-type="float" office:value="3029.08333333333">
                <text:p>3029.08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8712">
                <text:p>8712</text:p>
              </table:table-cell>
              <table:table-cell office:value-type="float" office:value="4731.16666666667">
                <text:p>4731.16666666667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8907">
                <text:p>8907</text:p>
              </table:table-cell>
              <table:table-cell office:value-type="float" office:value="5273.58333333333">
                <text:p>5273.58333333333</text:p>
              </table:table-cell>
              <table:table-cell office:value-type="float" office:value="3902.16666666667">
                <text:p>3902.1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9877">
                <text:p>9877</text:p>
              </table:table-cell>
              <table:table-cell office:value-type="float" office:value="5883.91666666667">
                <text:p>5883.91666666667</text:p>
              </table:table-cell>
              <table:table-cell office:value-type="float" office:value="4365.5">
                <text:p>4365.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0180">
                <text:p>10180</text:p>
              </table:table-cell>
              <table:table-cell office:value-type="float" office:value="6500">
                <text:p>6500</text:p>
              </table:table-cell>
              <table:table-cell office:value-type="float" office:value="4819.58333333333">
                <text:p>4819.58333333333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072">
                <text:p>11072</text:p>
              </table:table-cell>
              <table:table-cell office:value-type="float" office:value="7134.33333333333">
                <text:p>7134.33333333333</text:p>
              </table:table-cell>
              <table:table-cell office:value-type="float" office:value="5248.33333333333">
                <text:p>5248.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2259">
                <text:p>12259</text:p>
              </table:table-cell>
              <table:table-cell office:value-type="float" office:value="7843.25">
                <text:p>7843.25</text:p>
              </table:table-cell>
              <table:table-cell office:value-type="float" office:value="5730.16666666667">
                <text:p>5730.1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0975">
                <text:p>10975</text:p>
              </table:table-cell>
              <table:table-cell office:value-type="float" office:value="8499.5">
                <text:p>8499.5</text:p>
              </table:table-cell>
              <table:table-cell office:value-type="float" office:value="6222.08333333333">
                <text:p>6222.08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1680">
                <text:p>11680</text:p>
              </table:table-cell>
              <table:table-cell office:value-type="float" office:value="9147.83333333333">
                <text:p>9147.83333333333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2268">
                <text:p>12268</text:p>
              </table:table-cell>
              <table:table-cell office:value-type="float" office:value="9854.66666666667">
                <text:p>9854.66666666667</text:p>
              </table:table-cell>
              <table:table-cell office:value-type="float" office:value="7178.58333333333">
                <text:p>7178.58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2307">
                <text:p>12307</text:p>
              </table:table-cell>
              <table:table-cell office:value-type="float" office:value="10284.25">
                <text:p>10284.25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3731">
                <text:p>13731</text:p>
              </table:table-cell>
              <table:table-cell office:value-type="float" office:value="10794.9166666667">
                <text:p>10794.9166666667</text:p>
              </table:table-cell>
              <table:table-cell office:value-type="float" office:value="7137.75">
                <text:p>7137.7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3657">
                <text:p>13657</text:p>
              </table:table-cell>
              <table:table-cell office:value-type="float" office:value="11302.0833333333">
                <text:p>11302.0833333333</text:p>
              </table:table-cell>
              <table:table-cell office:value-type="float" office:value="7131.83333333333">
                <text:p>7131.8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4500">
                <text:p>14500</text:p>
              </table:table-cell>
              <table:table-cell office:value-type="float" office:value="11784.4166666667">
                <text:p>11784.4166666667</text:p>
              </table:table-cell>
              <table:table-cell office:value-type="float" office:value="7053.25">
                <text:p>7053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3787">
                <text:p>13787</text:p>
              </table:table-cell>
              <table:table-cell office:value-type="float" office:value="12191.0833333333">
                <text:p>12191.0833333333</text:p>
              </table:table-cell>
              <table:table-cell office:value-type="float" office:value="6917.5">
                <text:p>6917.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3104">
                <text:p>13104</text:p>
              </table:table-cell>
              <table:table-cell office:value-type="float" office:value="12460">
                <text:p>12460</text:p>
              </table:table-cell>
              <table:table-cell office:value-type="float" office:value="6576.08333333333">
                <text:p>6576.08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1168">
                <text:p>11168</text:p>
              </table:table-cell>
              <table:table-cell office:value-type="float" office:value="12542.3333333333">
                <text:p>12542.3333333333</text:p>
              </table:table-cell>
              <table:table-cell office:value-type="float" office:value="6042.33333333333">
                <text:p>6042.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1616">
                <text:p>11616</text:p>
              </table:table-cell>
              <table:table-cell office:value-type="float" office:value="12587.6666666667">
                <text:p>12587.6666666667</text:p>
              </table:table-cell>
              <table:table-cell office:value-type="float" office:value="5453.33333333333">
                <text:p>5453.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0889">
                <text:p>10889</text:p>
              </table:table-cell>
              <table:table-cell office:value-type="float" office:value="12473.5">
                <text:p>12473.5</text:p>
              </table:table-cell>
              <table:table-cell office:value-type="float" office:value="4630.25">
                <text:p>4630.2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0474">
                <text:p>10474</text:p>
              </table:table-cell>
              <table:table-cell office:value-type="float" office:value="12431.75">
                <text:p>12431.75</text:p>
              </table:table-cell>
              <table:table-cell office:value-type="float" office:value="3932.25">
                <text:p>3932.25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1122">
                <text:p>11122</text:p>
              </table:table-cell>
              <table:table-cell office:value-type="float" office:value="12385.25">
                <text:p>12385.25</text:p>
              </table:table-cell>
              <table:table-cell office:value-type="float" office:value="3237.41666666667">
                <text:p>3237.41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0292">
                <text:p>10292</text:p>
              </table:table-cell>
              <table:table-cell office:value-type="float" office:value="12220.5833333333">
                <text:p>12220.5833333333</text:p>
              </table:table-cell>
              <table:table-cell office:value-type="float" office:value="2365.91666666667">
                <text:p>2365.91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9361">
                <text:p>9361</text:p>
              </table:table-cell>
              <table:table-cell office:value-type="float" office:value="11975.0833333333">
                <text:p>11975.0833333333</text:p>
              </table:table-cell>
              <table:table-cell office:value-type="float" office:value="1690.83333333333">
                <text:p>1690.8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0472">
                <text:p>10472</text:p>
              </table:table-cell>
              <table:table-cell office:value-type="float" office:value="11703.5">
                <text:p>11703.5</text:p>
              </table:table-cell>
              <table:table-cell office:value-type="float" office:value="908.583333333334">
                <text:p>908.583333333334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599">
                <text:p>10599</text:p>
              </table:table-cell>
              <table:table-cell office:value-type="float" office:value="11448.6666666667">
                <text:p>11448.6666666667</text:p>
              </table:table-cell>
              <table:table-cell office:value-type="float" office:value="146.583333333332">
                <text:p>146.583333333332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229">
                <text:p>11229</text:p>
              </table:table-cell>
              <table:table-cell office:value-type="float" office:value="11176.0833333333">
                <text:p>11176.0833333333</text:p>
              </table:table-cell>
              <table:table-cell office:value-type="float" office:value="-608.333333333332">
                <text:p>-608.333333333332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0872">
                <text:p>10872</text:p>
              </table:table-cell>
              <table:table-cell office:value-type="float" office:value="10933.1666666667">
                <text:p>10933.1666666667</text:p>
              </table:table-cell>
              <table:table-cell office:value-type="float" office:value="-1257.91666666667">
                <text:p>-1257.91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0625">
                <text:p>10625</text:p>
              </table:table-cell>
              <table:table-cell office:value-type="float" office:value="10726.5833333333">
                <text:p>10726.5833333333</text:p>
              </table:table-cell>
              <table:table-cell office:value-type="float" office:value="-1733.41666666667">
                <text:p>-1733.41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735">
                <text:p>9735</text:p>
              </table:table-cell>
              <table:table-cell office:value-type="float" office:value="10607.1666666667">
                <text:p>10607.1666666667</text:p>
              </table:table-cell>
              <table:table-cell office:value-type="float" office:value="-1935.16666666667">
                <text:p>-1935.1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797">
                <text:p>9797</text:p>
              </table:table-cell>
              <table:table-cell office:value-type="float" office:value="10455.5833333333">
                <text:p>10455.5833333333</text:p>
              </table:table-cell>
              <table:table-cell office:value-type="float" office:value="-2132.08333333333">
                <text:p>-2132.08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360">
                <text:p>9360</text:p>
              </table:table-cell>
              <table:table-cell office:value-type="float" office:value="10328.1666666667">
                <text:p>10328.1666666667</text:p>
              </table:table-cell>
              <table:table-cell office:value-type="float" office:value="-2145.33333333333">
                <text:p>-2145.3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8880">
                <text:p>8880</text:p>
              </table:table-cell>
              <table:table-cell office:value-type="float" office:value="10195.3333333333">
                <text:p>10195.3333333333</text:p>
              </table:table-cell>
              <table:table-cell office:value-type="float" office:value="-2236.41666666667">
                <text:p>-2236.4166666666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9645">
                <text:p>9645</text:p>
              </table:table-cell>
              <table:table-cell office:value-type="float" office:value="10072.25">
                <text:p>10072.25</text:p>
              </table:table-cell>
              <table:table-cell office:value-type="float" office:value="-2313">
                <text:p>-231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8962">
                <text:p>8962</text:p>
              </table:table-cell>
              <table:table-cell office:value-type="float" office:value="9961.41666666667">
                <text:p>9961.41666666667</text:p>
              </table:table-cell>
              <table:table-cell office:value-type="float" office:value="-2259.16666666667">
                <text:p>-2259.1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8864">
                <text:p>8864</text:p>
              </table:table-cell>
              <table:table-cell office:value-type="float" office:value="9920">
                <text:p>9920</text:p>
              </table:table-cell>
              <table:table-cell office:value-type="float" office:value="-2055.08333333333">
                <text:p>-2055.08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9530">
                <text:p>9530</text:p>
              </table:table-cell>
              <table:table-cell office:value-type="float" office:value="9841.5">
                <text:p>9841.5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338">
                <text:p>9338</text:p>
              </table:table-cell>
              <table:table-cell office:value-type="float" office:value="9736.41666666667">
                <text:p>9736.41666666667</text:p>
              </table:table-cell>
              <table:table-cell office:value-type="float" office:value="-1712.25">
                <text:p>-1712.2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9907">
                <text:p>9907</text:p>
              </table:table-cell>
              <table:table-cell office:value-type="float" office:value="9626.25">
                <text:p>9626.25</text:p>
              </table:table-cell>
              <table:table-cell office:value-type="float" office:value="-1549.83333333333">
                <text:p>-1549.8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9230">
                <text:p>9230</text:p>
              </table:table-cell>
              <table:table-cell office:value-type="float" office:value="9489.41666666667">
                <text:p>9489.41666666667</text:p>
              </table:table-cell>
              <table:table-cell office:value-type="float" office:value="-1443.75">
                <text:p>-1443.75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9452">
                <text:p>9452</text:p>
              </table:table-cell>
              <table:table-cell office:value-type="float" office:value="9391.66666666667">
                <text:p>9391.66666666667</text:p>
              </table:table-cell>
              <table:table-cell office:value-type="float" office:value="-1334.91666666667">
                <text:p>-1334.91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9024">
                <text:p>9024</text:p>
              </table:table-cell>
              <table:table-cell office:value-type="float" office:value="9332.41666666667">
                <text:p>9332.41666666667</text:p>
              </table:table-cell>
              <table:table-cell office:value-type="float" office:value="-1274.75">
                <text:p>-1274.7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9210">
                <text:p>9210</text:p>
              </table:table-cell>
              <table:table-cell office:value-type="float" office:value="9283.5">
                <text:p>9283.5</text:p>
              </table:table-cell>
              <table:table-cell office:value-type="float" office:value="-1172.08333333333">
                <text:p>-1172.08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8888">
                <text:p>8888</text:p>
              </table:table-cell>
              <table:table-cell office:value-type="float" office:value="9244.16666666667">
                <text:p>9244.16666666667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8371">
                <text:p>8371</text:p>
              </table:table-cell>
              <table:table-cell office:value-type="float" office:value="9201.75">
                <text:p>9201.75</text:p>
              </table:table-cell>
              <table:table-cell office:value-type="float" office:value="-993.583333333334">
                <text:p>-993.583333333334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8956">
                <text:p>8956</text:p>
              </table:table-cell>
              <table:table-cell office:value-type="float" office:value="9144.33333333333">
                <text:p>9144.33333333333</text:p>
              </table:table-cell>
              <table:table-cell office:value-type="float" office:value="-927.916666666666">
                <text:p>-927.916666666666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8604">
                <text:p>8604</text:p>
              </table:table-cell>
              <table:table-cell office:value-type="float" office:value="9114.5">
                <text:p>9114.5</text:p>
              </table:table-cell>
              <table:table-cell office:value-type="float" office:value="-846.916666666666">
                <text:p>-846.916666666666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8114">
                <text:p>8114</text:p>
              </table:table-cell>
              <table:table-cell office:value-type="float" office:value="9052">
                <text:p>9052</text:p>
              </table:table-cell>
              <table:table-cell office:value-type="float" office:value="-868">
                <text:p>-868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8736">
                <text:p>8736</text:p>
              </table:table-cell>
              <table:table-cell office:value-type="float" office:value="8985.83333333333">
                <text:p>8985.83333333333</text:p>
              </table:table-cell>
              <table:table-cell office:value-type="float" office:value="-855.666666666666">
                <text:p>-855.66666666666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8401">
                <text:p>8401</text:p>
              </table:table-cell>
              <table:table-cell office:value-type="float" office:value="8907.75">
                <text:p>8907.75</text:p>
              </table:table-cell>
              <table:table-cell office:value-type="float" office:value="-828.666666666666">
                <text:p>-828.666666666666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9050">
                <text:p>9050</text:p>
              </table:table-cell>
              <table:table-cell office:value-type="float" office:value="8836.33333333333">
                <text:p>8836.33333333333</text:p>
              </table:table-cell>
              <table:table-cell office:value-type="float" office:value="-789.916666666666">
                <text:p>-789.916666666666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8641">
                <text:p>8641</text:p>
              </table:table-cell>
              <table:table-cell office:value-type="float" office:value="8787.25">
                <text:p>8787.25</text:p>
              </table:table-cell>
              <table:table-cell office:value-type="float" office:value="-702.166666666666">
                <text:p>-702.166666666666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8636">
                <text:p>8636</text:p>
              </table:table-cell>
              <table:table-cell office:value-type="float" office:value="8719.25">
                <text:p>8719.25</text:p>
              </table:table-cell>
              <table:table-cell office:value-type="float" office:value="-672.416666666666">
                <text:p>-672.41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7617">
                <text:p>7617</text:p>
              </table:table-cell>
              <table:table-cell office:value-type="float" office:value="8602">
                <text:p>8602</text:p>
              </table:table-cell>
              <table:table-cell office:value-type="float" office:value="-730.416666666666">
                <text:p>-730.41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637">
                <text:p>7637</text:p>
              </table:table-cell>
              <table:table-cell office:value-type="float" office:value="8470.91666666667">
                <text:p>8470.91666666667</text:p>
              </table:table-cell>
              <table:table-cell office:value-type="float" office:value="-812.583333333334">
                <text:p>-812.583333333334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7884">
                <text:p>7884</text:p>
              </table:table-cell>
              <table:table-cell office:value-type="float" office:value="8387.25">
                <text:p>8387.25</text:p>
              </table:table-cell>
              <table:table-cell office:value-type="float" office:value="-856.916666666666">
                <text:p>-856.916666666666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7179">
                <text:p>7179</text:p>
              </table:table-cell>
              <table:table-cell office:value-type="float" office:value="8287.91666666667">
                <text:p>8287.91666666667</text:p>
              </table:table-cell>
              <table:table-cell office:value-type="float" office:value="-913.833333333334">
                <text:p>-913.83333333333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7510">
                <text:p>7510</text:p>
              </table:table-cell>
              <table:table-cell office:value-type="float" office:value="8167.41666666667">
                <text:p>8167.41666666667</text:p>
              </table:table-cell>
              <table:table-cell office:value-type="float" office:value="-976.916666666667">
                <text:p>-976.91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7290">
                <text:p>7290</text:p>
              </table:table-cell>
              <table:table-cell office:value-type="float" office:value="8057.91666666667">
                <text:p>8057.91666666667</text:p>
              </table:table-cell>
              <table:table-cell office:value-type="float" office:value="-1056.58333333333">
                <text:p>-1056.58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7202">
                <text:p>7202</text:p>
              </table:table-cell>
              <table:table-cell office:value-type="float" office:value="7981.91666666667">
                <text:p>7981.91666666667</text:p>
              </table:table-cell>
              <table:table-cell office:value-type="float" office:value="-1070.08333333333">
                <text:p>-1070.08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8110">
                <text:p>8110</text:p>
              </table:table-cell>
              <table:table-cell office:value-type="float" office:value="7929.75">
                <text:p>7929.75</text:p>
              </table:table-cell>
              <table:table-cell office:value-type="float" office:value="-1056.08333333333">
                <text:p>-1056.08333333333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8104">
                <text:p>8104</text:p>
              </table:table-cell>
              <table:table-cell office:value-type="float" office:value="7905">
                <text:p>7905</text:p>
              </table:table-cell>
              <table:table-cell office:value-type="float" office:value="-1002.75">
                <text:p>-1002.7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8836">
                <text:p>8836</text:p>
              </table:table-cell>
              <table:table-cell office:value-type="float" office:value="7887.16666666667">
                <text:p>7887.16666666667</text:p>
              </table:table-cell>
              <table:table-cell office:value-type="float" office:value="-949.166666666667">
                <text:p>-949.166666666667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8414">
                <text:p>8414</text:p>
              </table:table-cell>
              <table:table-cell office:value-type="float" office:value="7868.25">
                <text:p>7868.25</text:p>
              </table:table-cell>
              <table:table-cell office:value-type="float" office:value="-919">
                <text:p>-919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7958">
                <text:p>7958</text:p>
              </table:table-cell>
              <table:table-cell office:value-type="float" office:value="7811.75">
                <text:p>7811.75</text:p>
              </table:table-cell>
              <table:table-cell office:value-type="float" office:value="-907.5">
                <text:p>-907.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7824">
                <text:p>7824</text:p>
              </table:table-cell>
              <table:table-cell office:value-type="float" office:value="7829">
                <text:p>7829</text:p>
              </table:table-cell>
              <table:table-cell office:value-type="float" office:value="-773">
                <text:p>-77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700">
                <text:p>7700</text:p>
              </table:table-cell>
              <table:table-cell office:value-type="float" office:value="7834.25">
                <text:p>7834.25</text:p>
              </table:table-cell>
              <table:table-cell office:value-type="float" office:value="-636.666666666666">
                <text:p>-636.666666666666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698">
                <text:p>7698</text:p>
              </table:table-cell>
              <table:table-cell office:value-type="float" office:value="7818.75">
                <text:p>7818.75</text:p>
              </table:table-cell>
              <table:table-cell office:value-type="float" office:value="-568.5">
                <text:p>-568.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7159">
                <text:p>7159</text:p>
              </table:table-cell>
              <table:table-cell office:value-type="float" office:value="7817.08333333333">
                <text:p>7817.08333333333</text:p>
              </table:table-cell>
              <table:table-cell office:value-type="float" office:value="-470.833333333333">
                <text:p>-470.83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7533">
                <text:p>7533</text:p>
              </table:table-cell>
              <table:table-cell office:value-type="float" office:value="7819">
                <text:p>7819</text:p>
              </table:table-cell>
              <table:table-cell office:value-type="float" office:value="-348.416666666667">
                <text:p>-348.41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344">
                <text:p>7344</text:p>
              </table:table-cell>
              <table:table-cell office:value-type="float" office:value="7823.5">
                <text:p>7823.5</text:p>
              </table:table-cell>
              <table:table-cell office:value-type="float" office:value="-234.416666666667">
                <text:p>-234.416666666667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095">
                <text:p>7095</text:p>
              </table:table-cell>
              <table:table-cell office:value-type="float" office:value="7814.58333333333">
                <text:p>7814.58333333333</text:p>
              </table:table-cell>
              <table:table-cell office:value-type="float" office:value="-167.333333333334">
                <text:p>-167.333333333334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7141">
                <text:p>7141</text:p>
              </table:table-cell>
              <table:table-cell office:value-type="float" office:value="7733.83333333333">
                <text:p>7733.83333333333</text:p>
              </table:table-cell>
              <table:table-cell office:value-type="float" office:value="-195.916666666667">
                <text:p>-195.91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6948">
                <text:p>6948</text:p>
              </table:table-cell>
              <table:table-cell office:value-type="float" office:value="7637.5">
                <text:p>7637.5</text:p>
              </table:table-cell>
              <table:table-cell office:value-type="float" office:value="-267.5">
                <text:p>-267.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400">
                <text:p>7400</text:p>
              </table:table-cell>
              <table:table-cell office:value-type="float" office:value="7517.83333333333">
                <text:p>7517.83333333333</text:p>
              </table:table-cell>
              <table:table-cell office:value-type="float" office:value="-369.333333333334">
                <text:p>-369.3333333333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257">
                <text:p>7257</text:p>
              </table:table-cell>
              <table:table-cell office:value-type="float" office:value="7421.41666666667">
                <text:p>7421.41666666667</text:p>
              </table:table-cell>
              <table:table-cell office:value-type="float" office:value="-446.833333333333">
                <text:p>-446.8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028">
                <text:p>7028</text:p>
              </table:table-cell>
              <table:table-cell office:value-type="float" office:value="7343.91666666667">
                <text:p>7343.91666666667</text:p>
              </table:table-cell>
              <table:table-cell office:value-type="float" office:value="-467.833333333333">
                <text:p>-467.8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6674">
                <text:p>6674</text:p>
              </table:table-cell>
              <table:table-cell office:value-type="float" office:value="7248.08333333333">
                <text:p>7248.08333333333</text:p>
              </table:table-cell>
              <table:table-cell office:value-type="float" office:value="-580.916666666667">
                <text:p>-580.916666666667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950">
                <text:p>6950</text:p>
              </table:table-cell>
              <table:table-cell office:value-type="float" office:value="7185.58333333333">
                <text:p>7185.58333333333</text:p>
              </table:table-cell>
              <table:table-cell office:value-type="float" office:value="-648.666666666667">
                <text:p>-648.6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6657">
                <text:p>6657</text:p>
              </table:table-cell>
              <table:table-cell office:value-type="float" office:value="7098.83333333333">
                <text:p>7098.83333333333</text:p>
              </table:table-cell>
              <table:table-cell office:value-type="float" office:value="-719.916666666667">
                <text:p>-719.91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6105">
                <text:p>6105</text:p>
              </table:table-cell>
              <table:table-cell office:value-type="float" office:value="7011">
                <text:p>7011</text:p>
              </table:table-cell>
              <table:table-cell office:value-type="float" office:value="-806.083333333333">
                <text:p>-806.0833333333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6718">
                <text:p>6718</text:p>
              </table:table-cell>
              <table:table-cell office:value-type="float" office:value="6943.08333333333">
                <text:p>6943.08333333333</text:p>
              </table:table-cell>
              <table:table-cell office:value-type="float" office:value="-875.916666666667">
                <text:p>-875.91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645">
                <text:p>6645</text:p>
              </table:table-cell>
              <table:table-cell office:value-type="float" office:value="6884.83333333333">
                <text:p>6884.83333333333</text:p>
              </table:table-cell>
              <table:table-cell office:value-type="float" office:value="-938.666666666667">
                <text:p>-938.6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6257">
                <text:p>6257</text:p>
              </table:table-cell>
              <table:table-cell office:value-type="float" office:value="6815">
                <text:p>6815</text:p>
              </table:table-cell>
              <table:table-cell office:value-type="float" office:value="-999.583333333333">
                <text:p>-999.58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6629">
                <text:p>6629</text:p>
              </table:table-cell>
              <table:table-cell office:value-type="float" office:value="6772.33333333333">
                <text:p>6772.33333333333</text:p>
              </table:table-cell>
              <table:table-cell office:value-type="float" office:value="-961.5">
                <text:p>-961.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6395">
                <text:p>6395</text:p>
              </table:table-cell>
              <table:table-cell office:value-type="float" office:value="6726.25">
                <text:p>6726.25</text:p>
              </table:table-cell>
              <table:table-cell office:value-type="float" office:value="-911.25">
                <text:p>-911.2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857">
                <text:p>6857</text:p>
              </table:table-cell>
              <table:table-cell office:value-type="float" office:value="6681">
                <text:p>6681</text:p>
              </table:table-cell>
              <table:table-cell office:value-type="float" office:value="-836.833333333333">
                <text:p>-836.8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7316">
                <text:p>7316</text:p>
              </table:table-cell>
              <table:table-cell office:value-type="float" office:value="6685.91666666667">
                <text:p>6685.91666666667</text:p>
              </table:table-cell>
              <table:table-cell office:value-type="float" office:value="-735.5">
                <text:p>-735.5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6906">
                <text:p>6906</text:p>
              </table:table-cell>
              <table:table-cell office:value-type="float" office:value="6675.75">
                <text:p>6675.75</text:p>
              </table:table-cell>
              <table:table-cell office:value-type="float" office:value="-668.166666666667">
                <text:p>-668.16666666666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097">
                <text:p>6097</text:p>
              </table:table-cell>
              <table:table-cell office:value-type="float" office:value="6627.66666666667">
                <text:p>6627.66666666667</text:p>
              </table:table-cell>
              <table:table-cell office:value-type="float" office:value="-620.416666666666">
                <text:p>-620.416666666666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337">
                <text:p>6337</text:p>
              </table:table-cell>
              <table:table-cell office:value-type="float" office:value="6576.58333333333">
                <text:p>6576.58333333333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542">
                <text:p>6542</text:p>
              </table:table-cell>
              <table:table-cell office:value-type="float" office:value="6567">
                <text:p>6567</text:p>
              </table:table-cell>
              <table:table-cell office:value-type="float" office:value="-531.833333333333">
                <text:p>-531.83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5465">
                <text:p>5465</text:p>
              </table:table-cell>
              <table:table-cell office:value-type="float" office:value="6513.66666666667">
                <text:p>6513.66666666667</text:p>
              </table:table-cell>
              <table:table-cell office:value-type="float" office:value="-497.333333333333">
                <text:p>-497.33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6623">
                <text:p>6623</text:p>
              </table:table-cell>
              <table:table-cell office:value-type="float" office:value="6505.75">
                <text:p>6505.75</text:p>
              </table:table-cell>
              <table:table-cell office:value-type="float" office:value="-437.333333333333">
                <text:p>-437.3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506">
                <text:p>6506</text:p>
              </table:table-cell>
              <table:table-cell office:value-type="float" office:value="6494.16666666667">
                <text:p>6494.16666666667</text:p>
              </table:table-cell>
              <table:table-cell office:value-type="float" office:value="-390.666666666666">
                <text:p>-390.66666666666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275">
                <text:p>6275</text:p>
              </table:table-cell>
              <table:table-cell office:value-type="float" office:value="6495.66666666667">
                <text:p>6495.66666666667</text:p>
              </table:table-cell>
              <table:table-cell office:value-type="float" office:value="-319.333333333333">
                <text:p>-319.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439">
                <text:p>6439</text:p>
              </table:table-cell>
              <table:table-cell office:value-type="float" office:value="6479.83333333333">
                <text:p>6479.83333333333</text:p>
              </table:table-cell>
              <table:table-cell office:value-type="float" office:value="-292.5">
                <text:p>-292.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6284">
                <text:p>6284</text:p>
              </table:table-cell>
              <table:table-cell office:value-type="float" office:value="6470.58333333333">
                <text:p>6470.58333333333</text:p>
              </table:table-cell>
              <table:table-cell office:value-type="float" office:value="-255.666666666667">
                <text:p>-255.66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6701">
                <text:p>6701</text:p>
              </table:table-cell>
              <table:table-cell office:value-type="float" office:value="6457.58333333333">
                <text:p>6457.58333333333</text:p>
              </table:table-cell>
              <table:table-cell office:value-type="float" office:value="-223.416666666667">
                <text:p>-223.41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6429">
                <text:p>6429</text:p>
              </table:table-cell>
              <table:table-cell office:value-type="float" office:value="6383.66666666667">
                <text:p>6383.66666666667</text:p>
              </table:table-cell>
              <table:table-cell office:value-type="float" office:value="-302.25">
                <text:p>-302.2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869">
                <text:p>6869</text:p>
              </table:table-cell>
              <table:table-cell office:value-type="float" office:value="6380.58333333333">
                <text:p>6380.58333333333</text:p>
              </table:table-cell>
              <table:table-cell office:value-type="float" office:value="-295.166666666667">
                <text:p>-295.16666666666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351">
                <text:p>6351</text:p>
              </table:table-cell>
              <table:table-cell office:value-type="float" office:value="6401.75">
                <text:p>6401.75</text:p>
              </table:table-cell>
              <table:table-cell office:value-type="float" office:value="-225.916666666667">
                <text:p>-225.91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6927">
                <text:p>6927</text:p>
              </table:table-cell>
              <table:table-cell office:value-type="float" office:value="6450.91666666667">
                <text:p>6450.91666666667</text:p>
              </table:table-cell>
              <table:table-cell office:value-type="float" office:value="-125.666666666666">
                <text:p>-125.66666666666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719">
                <text:p>6719</text:p>
              </table:table-cell>
              <table:table-cell office:value-type="float" office:value="6465.66666666667">
                <text:p>6465.66666666667</text:p>
              </table:table-cell>
              <table:table-cell office:value-type="float" office:value="-101.333333333333">
                <text:p>-101.3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5916">
                <text:p>5916</text:p>
              </table:table-cell>
              <table:table-cell office:value-type="float" office:value="6503.25">
                <text:p>6503.25</text:p>
              </table:table-cell>
              <table:table-cell office:value-type="float" office:value="-10.416666666667">
                <text:p>-10.41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6754">
                <text:p>6754</text:p>
              </table:table-cell>
              <table:table-cell office:value-type="float" office:value="6514.16666666667">
                <text:p>6514.16666666667</text:p>
              </table:table-cell>
              <table:table-cell office:value-type="float" office:value="8.41666666666697">
                <text:p>8.4166666666669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6652">
                <text:p>6652</text:p>
              </table:table-cell>
              <table:table-cell office:value-type="float" office:value="6526.33333333333">
                <text:p>6526.33333333333</text:p>
              </table:table-cell>
              <table:table-cell office:value-type="float" office:value="32.1666666666661">
                <text:p>32.166666666666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604">
                <text:p>6604</text:p>
              </table:table-cell>
              <table:table-cell office:value-type="float" office:value="6553.75">
                <text:p>6553.75</text:p>
              </table:table-cell>
              <table:table-cell office:value-type="float" office:value="58.083333333333">
                <text:p>58.08333333333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6717">
                <text:p>6717</text:p>
              </table:table-cell>
              <table:table-cell office:value-type="float" office:value="6576.91666666667">
                <text:p>6576.91666666667</text:p>
              </table:table-cell>
              <table:table-cell office:value-type="float" office:value="97.0833333333339">
                <text:p>97.0833333333339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700">
                <text:p>6700</text:p>
              </table:table-cell>
              <table:table-cell office:value-type="float" office:value="6611.58333333333">
                <text:p>6611.5833333333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655">
                <text:p>7655</text:p>
              </table:table-cell>
              <table:table-cell office:value-type="float" office:value="6691.08333333333">
                <text:p>6691.083333333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020">
                <text:p>7020</text:p>
              </table:table-cell>
              <table:table-cell office:value-type="float" office:value="6740.33333333333">
                <text:p>6740.33333333333</text:p>
              </table:table-cell>
              <table:table-cell office:value-type="float" office:value="356.666666666666">
                <text:p>356.666666666666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676">
                <text:p>6676</text:p>
              </table:table-cell>
              <table:table-cell office:value-type="float" office:value="6724.25">
                <text:p>6724.25</text:p>
              </table:table-cell>
              <table:table-cell office:value-type="float" office:value="343.666666666667">
                <text:p>343.66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492">
                <text:p>6492</text:p>
              </table:table-cell>
              <table:table-cell office:value-type="float" office:value="6736">
                <text:p>6736</text:p>
              </table:table-cell>
              <table:table-cell office:value-type="float" office:value="334.25">
                <text:p>334.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643">
                <text:p>6643</text:p>
              </table:table-cell>
              <table:table-cell office:value-type="float" office:value="6712.33333333333">
                <text:p>6712.33333333333</text:p>
              </table:table-cell>
              <table:table-cell office:value-type="float" office:value="261.416666666666">
                <text:p>261.416666666666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342">
                <text:p>6342</text:p>
              </table:table-cell>
              <table:table-cell office:value-type="float" office:value="6680.91666666667">
                <text:p>6680.91666666667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744">
                <text:p>5744</text:p>
              </table:table-cell>
              <table:table-cell office:value-type="float" office:value="6666.58333333333">
                <text:p>6666.58333333333</text:p>
              </table:table-cell>
              <table:table-cell office:value-type="float" office:value="163.333333333333">
                <text:p>163.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037">
                <text:p>6037</text:p>
              </table:table-cell>
              <table:table-cell office:value-type="float" office:value="6606.83333333333">
                <text:p>6606.83333333333</text:p>
              </table:table-cell>
              <table:table-cell office:value-type="float" office:value="92.6666666666661">
                <text:p>92.666666666666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169">
                <text:p>6169</text:p>
              </table:table-cell>
              <table:table-cell office:value-type="float" office:value="6566.58333333333">
                <text:p>6566.58333333333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560">
                <text:p>5560</text:p>
              </table:table-cell>
              <table:table-cell office:value-type="float" office:value="6479.58333333333">
                <text:p>6479.58333333333</text:p>
              </table:table-cell>
              <table:table-cell office:value-type="float" office:value="-74.166666666667">
                <text:p>-74.1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5857">
                <text:p>5857</text:p>
              </table:table-cell>
              <table:table-cell office:value-type="float" office:value="6407.91666666667">
                <text:p>6407.9166666666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5776">
                <text:p>5776</text:p>
              </table:table-cell>
              <table:table-cell office:value-type="float" office:value="6330.91666666667">
                <text:p>6330.91666666667</text:p>
              </table:table-cell>
              <table:table-cell office:value-type="float" office:value="-280.666666666666">
                <text:p>-280.66666666666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6352">
                <text:p>6352</text:p>
              </table:table-cell>
              <table:table-cell office:value-type="float" office:value="6222.33333333333">
                <text:p>6222.33333333333</text:p>
              </table:table-cell>
              <table:table-cell office:value-type="float" office:value="-468.75">
                <text:p>-468.7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6150">
                <text:p>6150</text:p>
              </table:table-cell>
              <table:table-cell office:value-type="float" office:value="6149.83333333333">
                <text:p>6149.83333333333</text:p>
              </table:table-cell>
              <table:table-cell office:value-type="float" office:value="-590.5">
                <text:p>-590.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171">
                <text:p>6171</text:p>
              </table:table-cell>
              <table:table-cell office:value-type="float" office:value="6107.75">
                <text:p>6107.75</text:p>
              </table:table-cell>
              <table:table-cell office:value-type="float" office:value="-616.5">
                <text:p>-616.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5462">
                <text:p>5462</text:p>
              </table:table-cell>
              <table:table-cell office:value-type="float" office:value="6021.91666666667">
                <text:p>6021.91666666667</text:p>
              </table:table-cell>
              <table:table-cell office:value-type="float" office:value="-714.083333333333">
                <text:p>-714.083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432">
                <text:p>5432</text:p>
              </table:table-cell>
              <table:table-cell office:value-type="float" office:value="5921">
                <text:p>5921</text:p>
              </table:table-cell>
              <table:table-cell office:value-type="float" office:value="-791.333333333333">
                <text:p>-791.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574">
                <text:p>5574</text:p>
              </table:table-cell>
              <table:table-cell office:value-type="float" office:value="5857">
                <text:p>5857</text:p>
              </table:table-cell>
              <table:table-cell office:value-type="float" office:value="-823.916666666667">
                <text:p>-823.91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392">
                <text:p>5392</text:p>
              </table:table-cell>
              <table:table-cell office:value-type="float" office:value="5827.66666666667">
                <text:p>5827.66666666667</text:p>
              </table:table-cell>
              <table:table-cell office:value-type="float" office:value="-838.916666666666">
                <text:p>-838.91666666666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5723">
                <text:p>5723</text:p>
              </table:table-cell>
              <table:table-cell office:value-type="float" office:value="5801.5">
                <text:p>5801.5</text:p>
              </table:table-cell>
              <table:table-cell office:value-type="float" office:value="-805.333333333333">
                <text:p>-805.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6041">
                <text:p>6041</text:p>
              </table:table-cell>
              <table:table-cell office:value-type="float" office:value="5790.83333333333">
                <text:p>5790.83333333333</text:p>
              </table:table-cell>
              <table:table-cell office:value-type="float" office:value="-775.75">
                <text:p>-775.7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5868">
                <text:p>5868</text:p>
              </table:table-cell>
              <table:table-cell office:value-type="float" office:value="5816.5">
                <text:p>5816.5</text:p>
              </table:table-cell>
              <table:table-cell office:value-type="float" office:value="-663.083333333333">
                <text:p>-663.083333333333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054">
                <text:p>6054</text:p>
              </table:table-cell>
              <table:table-cell office:value-type="float" office:value="5832.91666666667">
                <text:p>5832.91666666667</text:p>
              </table:table-cell>
              <table:table-cell office:value-type="float" office:value="-575">
                <text:p>-575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5841">
                <text:p>5841</text:p>
              </table:table-cell>
              <table:table-cell office:value-type="float" office:value="5838.33333333333">
                <text:p>5838.33333333333</text:p>
              </table:table-cell>
              <table:table-cell office:value-type="float" office:value="-492.583333333334">
                <text:p>-492.583333333334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7062">
                <text:p>7062</text:p>
              </table:table-cell>
              <table:table-cell office:value-type="float" office:value="5897.5">
                <text:p>5897.5</text:p>
              </table:table-cell>
              <table:table-cell office:value-type="float" office:value="-324.833333333333">
                <text:p>-324.833333333333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6351">
                <text:p>6351</text:p>
              </table:table-cell>
              <table:table-cell office:value-type="float" office:value="5914.25">
                <text:p>5914.25</text:p>
              </table:table-cell>
              <table:table-cell office:value-type="float" office:value="-235.583333333333">
                <text:p>-235.583333333333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6052">
                <text:p>6052</text:p>
              </table:table-cell>
              <table:table-cell office:value-type="float" office:value="5904.33333333333">
                <text:p>5904.33333333333</text:p>
              </table:table-cell>
              <table:table-cell office:value-type="float" office:value="-203.416666666667">
                <text:p>-203.41666666666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5202">
                <text:p>5202</text:p>
              </table:table-cell>
              <table:table-cell office:value-type="float" office:value="5882.66666666667">
                <text:p>5882.66666666667</text:p>
              </table:table-cell>
              <table:table-cell office:value-type="float" office:value="-139.25">
                <text:p>-139.25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5381">
                <text:p>5381</text:p>
              </table:table-cell>
              <table:table-cell office:value-type="float" office:value="5878.41666666667">
                <text:p>5878.41666666667</text:p>
              </table:table-cell>
              <table:table-cell office:value-type="float" office:value="-42.583333333333">
                <text:p>-42.583333333333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5393">
                <text:p>5393</text:p>
              </table:table-cell>
              <table:table-cell office:value-type="float" office:value="5863.33333333333">
                <text:p>5863.33333333333</text:p>
              </table:table-cell>
              <table:table-cell office:value-type="float" office:value="6.33333333333303">
                <text:p>6.33333333333303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4510">
                <text:p>4510</text:p>
              </table:table-cell>
              <table:table-cell office:value-type="float" office:value="5789.83333333333">
                <text:p>5789.83333333333</text:p>
              </table:table-cell>
              <table:table-cell office:value-type="float" office:value="-37.8333333333339">
                <text:p>-37.8333333333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